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JetBrains Mono" svg:font-family="'JetBrains Mono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2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3" style:family="paragraph" style:parent-style-name="Standard">
      <style:paragraph-properties style:line-height-at-least="0.503cm"/>
      <style:text-properties fo:color="#800000" loext:opacity="100%" style:font-name="Droid Sans Mono" fo:font-size="10.5pt" fo:font-weight="normal" fo:background-color="#ffffff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T1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080808" loext:opacity="100%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080808" loext:opacity="100%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871094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871094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871094" loext:opacity="100%" style:font-name="JetBrains Mono" fo:font-size="10pt" fo:font-style="italic" fo:font-weight="normal" style:font-size-asian="10pt" style:font-style-asian="italic" style:font-weight-asian="normal"/>
    </style:style>
    <style:style style:name="T12" style:family="text">
      <style:text-properties fo:color="#871094" loext:opacity="100%" style:font-name="JetBrains Mono" fo:font-size="10pt" fo:font-style="italic" fo:font-weight="normal" style:font-size-asian="10pt" style:font-style-asian="italic" style:font-weight-asian="normal"/>
    </style:style>
    <style:style style:name="T13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67d17" loext:opacity="100%" style:font-name="JetBrains Mono" fo:font-size="10pt" fo:font-style="normal" fo:font-weight="normal" fo:background-color="#edfced" loext:char-shading-value="0" style:font-size-asian="10pt" style:font-style-asian="normal" style:font-weight-asian="normal"/>
    </style:style>
    <style:style style:name="T18" style:family="text">
      <style:text-properties fo:color="#067d17" loext:opacity="100%" style:font-name="JetBrains Mono" fo:font-size="10pt" fo:font-style="normal" fo:font-weight="normal" fo:background-color="#edfced" loext:char-shading-value="0" style:font-size-asian="10pt" style:font-style-asian="normal" style:font-weight-asian="normal"/>
    </style:style>
    <style:style style:name="T19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851691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851691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800000" loext:opacity="100%"/>
    </style:style>
    <style:style style:name="T26" style:family="text">
      <style:text-properties fo:color="#ff0000" loext:opacity="100%"/>
    </style:style>
    <style:style style:name="T27" style:family="text">
      <style:text-properties fo:color="#0000ff" loext:opacity="100%"/>
    </style:style>
    <style:style style:name="T28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ckage </text:span><text:span text:style-name="T3">intern;</text:span><text:line-break/><text:line-break/><text:span text:style-name="T1">import </text:span><text:span text:style-name="T7">appt.meta3.Ob0</text:span><text:span text:style-name="T3">;</text:span><text:line-break/><text:span text:style-name="T1">import </text:span><text:span text:style-name="T7">appt.meta3.Ob3</text:span><text:span text:style-name="T3">;</text:span><text:line-break/><text:span text:style-name="T1">import </text:span><text:span text:style-name="T7">appt.meta3.Obb</text:span><text:span text:style-name="T3">;</text:span><text:line-break/><text:span text:style-name="T1">import </text:span><text:span text:style-name="T7">appt.meta3.Util</text:span><text:span text:style-name="T3">;</text:span><text:line-break/><text:span text:style-name="T1">import </text:span><text:span text:style-name="T7">org.apache.commons.lang3.math.NumberUtils</text:span><text:span text:style-name="T3">;</text:span><text:line-break/><text:line-break/><text:span text:style-name="T1">import </text:span><text:span text:style-name="T7">javax.servlet.http.HttpServlet</text:span><text:span text:style-name="T3">;</text:span><text:line-break/><text:span text:style-name="T1">import </text:span><text:span text:style-name="T7">javax.servlet.http.HttpServletRequest</text:span><text:span text:style-name="T3">;</text:span><text:line-break/><text:span text:style-name="T1">import </text:span><text:span text:style-name="T7">javax.servlet.http.HttpServletResponse</text:span><text:span text:style-name="T3">;</text:span><text:line-break/><text:span text:style-name="T1">import </text:span><text:span text:style-name="T7">java.io.IOException</text:span><text:span text:style-name="T3">;</text:span><text:line-break/><text:span text:style-name="T1">import </text:span><text:span text:style-name="T7">java.io.PrintWriter</text:span><text:span text:style-name="T3">;</text:span><text:line-break/><text:span text:style-name="T1">import </text:span><text:span text:style-name="T7">java.nio.charset.StandardCharsets</text:span><text:span text:style-name="T3">;</text:span><text:line-break/><text:span text:style-name="T1">import </text:span><text:span text:style-name="T7">java.util.</text:span><text:span text:style-name="T3">*;</text:span><text:line-break/><text:span text:style-name="T1">import </text:span><text:span text:style-name="T7">java.util.function.BiConsumer</text:span><text:span text:style-name="T3">;</text:span><text:line-break/><text:line-break/><text:span text:style-name="T1">public class </text:span><text:span text:style-name="T7">EldarServlet </text:span><text:span text:style-name="T1">extends </text:span><text:span text:style-name="T7">HttpServlet </text:span><text:span text:style-name="T3">{</text:span><text:line-break/><text:span text:style-name="T3"> <text:s text:c="3"/></text:span><text:span text:style-name="T1">private </text:span><text:span text:style-name="T7">PrintWriter </text:span><text:span text:style-name="T9">out</text:span><text:span text:style-name="T3">;</text:span><text:line-break/><text:span text:style-name="T3"> <text:s text:c="3"/></text:span><text:span text:style-name="T1">private </text:span><text:span text:style-name="T7">ResourceBundle </text:span><text:span text:style-name="T9">mains</text:span><text:span text:style-name="T3">;</text:span><text:line-break/><text:span text:style-name="T3"> <text:s text:c="3"/></text:span><text:span text:style-name="T1">private </text:span><text:span text:style-name="T7">HttpServletRequest </text:span><text:span text:style-name="T9">request</text:span><text:span text:style-name="T3">;</text:span><text:line-break/><text:span text:style-name="T3"> <text:s text:c="3"/></text:span><text:span text:style-name="T1">private </text:span><text:span text:style-name="T7">HttpServletResponse </text:span><text:span text:style-name="T9">response</text:span><text:span text:style-name="T3">;</text:span><text:line-break/><text:span text:style-name="T3"> <text:s text:c="3"/></text:span><text:span text:style-name="T1">private final int </text:span><text:span text:style-name="T9">myId </text:span><text:span text:style-name="T3">= </text:span><text:span text:style-name="T13">1000360</text:span><text:span text:style-name="T3">;</text:span><text:line-break/><text:span text:style-name="T3"> <text:s text:c="3"/></text:span><text:span text:style-name="T1">private final </text:span><text:span text:style-name="T7">String </text:span><text:span text:style-name="T9">redis </text:span><text:span text:style-name="T3">= </text:span><text:span text:style-name="T15">"rev"</text:span><text:span text:style-name="T3">;</text:span><text:line-break/><text:span text:style-name="T3"> <text:s text:c="3"/></text:span><text:span text:style-name="T1">private final </text:span><text:span text:style-name="T7">String </text:span><text:span text:style-name="T9">prefix </text:span><text:span text:style-name="T3">= </text:span><text:span text:style-name="T15">"Eldar"</text:span><text:span text:style-name="T3">;</text:span><text:line-break/><text:line-break/><text:span text:style-name="T3"> <text:s text:c="3"/></text:span><text:span text:style-name="T1">private static final </text:span><text:span text:style-name="T7">Map</text:span><text:span text:style-name="T3">&lt;</text:span><text:span text:style-name="T7">String</text:span><text:span text:style-name="T3">, </text:span><text:span text:style-name="T7">String</text:span><text:span text:style-name="T3">&gt; </text:span><text:span text:style-name="T11">typeMap </text:span><text:span text:style-name="T3">= </text:span><text:span text:style-name="T1">new </text:span><text:span text:style-name="T3">HashMap&lt;&gt;();</text:span><text:line-break/><text:span text:style-name="T3"> <text:s text:c="3"/></text:span><text:span text:style-name="T1">private static final </text:span><text:span text:style-name="T7">Map</text:span><text:span text:style-name="T3">&lt;</text:span><text:span text:style-name="T7">String</text:span><text:span text:style-name="T3">, </text:span><text:span text:style-name="T7">String</text:span><text:span text:style-name="T3">&gt; </text:span><text:span text:style-name="T11">yesnoMap </text:span><text:span text:style-name="T3">= </text:span><text:span text:style-name="T1">new </text:span><text:span text:style-name="T3">HashMap&lt;&gt;();</text:span><text:line-break/><text:span text:style-name="T3"> <text:s text:c="3"/></text:span><text:span text:style-name="T1">private static final </text:span><text:span text:style-name="T7">Map</text:span><text:span text:style-name="T3">&lt;</text:span><text:span text:style-name="T7">String</text:span><text:span text:style-name="T3">, </text:span><text:span text:style-name="T7">List</text:span><text:span text:style-name="T3">&lt;</text:span><text:span text:style-name="T7">String</text:span><text:span text:style-name="T3">&gt;&gt; </text:span><text:span text:style-name="T11">pagesMap </text:span><text:span text:style-name="T3">= </text:span><text:span text:style-name="T1">new </text:span><text:span text:style-name="T3">TreeMap&lt;&gt;();</text:span><text:line-break/><text:line-break/><text:span text:style-name="T3"> <text:s text:c="3"/></text:span><text:span text:style-name="T1">static </text:span><text:span text:style-name="T3">{</text:span><text:line-break/><text:span text:style-name="T3"> <text:s text:c="7"/></text:span><text:span text:style-name="T11">typeMap</text:span><text:span text:style-name="T3">.put(</text:span><text:span text:style-name="T15">""</text:span><text:span text:style-name="T3">, </text:span><text:span text:style-name="T15">"-"</text:span><text:span text:style-name="T3">);</text:span><text:line-break/><text:span text:style-name="T3"> <text:s text:c="7"/></text:span><text:span text:style-name="T11">typeMap</text:span><text:span text:style-name="T3">.put(</text:span><text:span text:style-name="T15">"0"</text:span><text:span text:style-name="T3">, </text:span><text:span text:style-name="T15">"Экскурсия"</text:span><text:span text:style-name="T3">);</text:span><text:line-break/><text:span text:style-name="T3"> <text:s text:c="7"/></text:span><text:span text:style-name="T11">typeMap</text:span><text:span text:style-name="T3">.put(</text:span><text:span text:style-name="T15">"1"</text:span><text:span text:style-name="T3">, </text:span><text:span text:style-name="T15">"Билет"</text:span><text:span text:style-name="T3">);</text:span><text:line-break/><text:span text:style-name="T3"> <text:s text:c="7"/></text:span><text:span text:style-name="T11">typeMap</text:span><text:span text:style-name="T3">.put(</text:span><text:span text:style-name="T15">"2"</text:span><text:span text:style-name="T3">, </text:span><text:span text:style-name="T15">"Спорт"</text:span><text:span text:style-name="T3">);</text:span><text:line-break/><text:span text:style-name="T3"> <text:s text:c="7"/></text:span><text:span text:style-name="T11">typeMap</text:span><text:span text:style-name="T3">.put(</text:span><text:span text:style-name="T15">"3"</text:span><text:span text:style-name="T3">, </text:span><text:span text:style-name="T15">"Прокат"</text:span><text:span text:style-name="T3">);</text:span><text:line-break/><text:span text:style-name="T3"> <text:s text:c="7"/></text:span><text:span text:style-name="T11">typeMap</text:span><text:span text:style-name="T3">.put(</text:span><text:span text:style-name="T15">"4"</text:span><text:span text:style-name="T3">, </text:span><text:span text:style-name="T15">"Услуга"</text:span><text:span text:style-name="T3">);</text:span><text:line-break/><text:span text:style-name="T3"> <text:s text:c="7"/></text:span><text:span text:style-name="T11">typeMap</text:span><text:span text:style-name="T3">.put(</text:span><text:span text:style-name="T15">"5"</text:span><text:span text:style-name="T3">, </text:span><text:span text:style-name="T15">"СПА"</text:span><text:span text:style-name="T3">);</text:span><text:line-break/><text:span text:style-name="T3"> <text:s text:c="7"/></text:span><text:span text:style-name="T11">typeMap</text:span><text:span text:style-name="T3">.put(</text:span><text:span text:style-name="T15">"6"</text:span><text:span text:style-name="T3">, </text:span><text:span text:style-name="T15">"Авиация"</text:span><text:span text:style-name="T3">);</text:span><text:line-break/><text:span text:style-name="T3"> <text:s text:c="7"/></text:span><text:span text:style-name="T11">typeMap</text:span><text:span text:style-name="T3">.put(</text:span><text:span text:style-name="T15">"8"</text:span><text:span text:style-name="T3">, </text:span><text:span text:style-name="T15">"Концерт"</text:span><text:span text:style-name="T3">);</text:span><text:line-break/><text:line-break/><text:span text:style-name="T3"> <text:s text:c="7"/></text:span><text:span text:style-name="T11">yesnoMap</text:span><text:span text:style-name="T3">.put(</text:span><text:span text:style-name="T15">""</text:span><text:span text:style-name="T3">, </text:span><text:span text:style-name="T15">"-"</text:span><text:span text:style-name="T3">);</text:span><text:line-break/><text:span text:style-name="T3"> <text:s text:c="7"/></text:span><text:span text:style-name="T11">yesnoMap</text:span><text:span text:style-name="T3">.put(</text:span><text:span text:style-name="T15">"1"</text:span><text:span text:style-name="T3">, </text:span><text:span text:style-name="T15">"Да"</text:span><text:span text:style-name="T3">);</text:span><text:line-break/><text:span text:style-name="T3"> <text:s text:c="7"/></text:span><text:span text:style-name="T11">yesnoMap</text:span><text:span text:style-name="T3">.put(</text:span><text:span text:style-name="T15">"0"</text:span><text:span text:style-name="T3">, </text:span><text:span text:style-name="T15">"Нет"</text:span><text:span text:style-name="T3">);</text:span><text:line-break/><text:line-break/><text:span text:style-name="T3"> <text:s text:c="7"/></text:span><text:span text:style-name="T11">pagesMap</text:span><text:span text:style-name="T3">.put(</text:span><text:span text:style-name="T15">"PostgreSQL"</text:span><text:span text:style-name="T3">, </text:span><text:span text:style-name="T7">Arrays</text:span><text:span text:style-name="T3">.</text:span><text:span text:style-name="T5">asList</text:span><text:span text:style-name="T3">(</text:span><text:span text:style-name="T15">"Один"</text:span><text:span text:style-name="T3">, </text:span><text:span text:style-name="T15">"Два"</text:span><text:span text:style-name="T3">,</text:span><text:line-break/><text:span text:style-name="T3"> <text:s text:c="15"/></text:span><text:span text:style-name="T15">"Три"</text:span><text:span text:style-name="T3">, </text:span><text:span text:style-name="T15">"Четыре"</text:span><text:span text:style-name="T3">, </text:span><text:span text:style-name="T15">"Пять"</text:span><text:span text:style-name="T3">, </text:span><text:span text:style-name="T15">"Шесть"</text:span><text:span text:style-name="T3">, </text:span><text:span text:style-name="T15">"Семь"</text:span><text:span text:style-name="T3">, </text:span><text:span text:style-name="T15">"Восемь"</text:span><text:span text:style-name="T3">));</text:span><text:line-break/><text:span text:style-name="T3"> <text:s text:c="7"/></text:span><text:span text:style-name="T11">pagesMap</text:span><text:span text:style-name="T3">.put(</text:span><text:span text:style-name="T15">"Redis"</text:span><text:span text:style-name="T3">, </text:span><text:span text:style-name="T7">Arrays</text:span><text:span text:style-name="T3">.</text:span><text:span text:style-name="T5">asList</text:span><text:span text:style-name="T3">(</text:span><text:span text:style-name="T15">"Один"</text:span><text:span text:style-name="T3">, </text:span><text:span text:style-name="T15">"Два"</text:span><text:span text:style-name="T3">, </text:span><text:span text:style-name="T15">"Три"</text:span><text:span text:style-name="T3">, </text:span><text:span text:style-name="T15">"Четыре"</text:span><text:span text:style-name="T3">)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19">doPost</text:span><text:span text:style-name="T3">(</text:span><text:span text:style-name="T7">HttpServletRequest </text:span><text:span text:style-name="T3">req, </text:span><text:span text:style-name="T7">HttpServletResponse </text:span><text:span text:style-name="T3">res) </text:span><text:span text:style-name="T1">throws </text:span><text:span text:style-name="T7">IOException </text:span><text:span text:style-name="T3">{</text:span><text:line-break/><text:span text:style-name="T3"> <text:s text:c="7"/>initialize(req, res);</text:span><text:line-break/><text:span text:style-name="T3"> <text:s text:c="7"/></text:span><text:span text:style-name="T7">String task </text:span><text:span text:style-name="T3">= </text:span><text:span text:style-name="T9">request</text:span><text:span text:style-name="T3">.getParameter(</text:span><text:span text:style-name="T15">"task"</text:span><text:span text:style-name="T3">);</text:span><text:line-break/><text:span text:style-name="T3"> <text:s text:c="7"/></text:span><text:span text:style-name="T1">try </text:span><text:span text:style-name="T3">{</text:span><text:line-break/><text:span text:style-name="T3"> <text:s text:c="11"/></text:span><text:span text:style-name="T1">if </text:span><text:span text:style-name="T3">(</text:span><text:span text:style-name="T15">"7"</text:span><text:span text:style-name="T3">.equals(</text:span><text:span text:style-name="T7">task</text:span><text:span text:style-name="T3">)) {</text:span><text:line-break/><text:span text:style-name="T3"> <text:s text:c="15"/>task7post();</text:span><text:line-break/><text:span text:style-name="T3"> <text:s text:c="11"/>}</text:span><text:line-break/><text:span text:style-name="T3"> <text:s text:c="7"/>} </text:span><text:span text:style-name="T1">catch </text:span><text:span text:style-name="T3">(</text:span><text:span text:style-name="T7">Exception </text:span><text:span text:style-name="T3">e) {</text:span><text:line-break/><text:span text:style-name="T3"> <text:s text:c="11"/>printException(e);</text:span><text:line-break/><text:span text:style-name="T3"> <text:s text:c="7"/>}</text:span><text:line-break/><text:soft-page-break/><text:span text:style-name="T3"> <text:s text:c="7"/></text:span><text:span text:style-name="T9">out</text:span><text:span text:style-name="T3">.flush(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19">doGet</text:span><text:span text:style-name="T3">(</text:span><text:span text:style-name="T7">HttpServletRequest </text:span><text:span text:style-name="T3">req, </text:span><text:span text:style-name="T7">HttpServletResponse </text:span><text:span text:style-name="T3">res) </text:span><text:span text:style-name="T1">throws </text:span><text:span text:style-name="T7">IOException </text:span><text:span text:style-name="T3">{</text:span><text:line-break/><text:span text:style-name="T3"> <text:s text:c="7"/>initialize(req, res);</text:span><text:line-break/><text:span text:style-name="T3"> <text:s text:c="7"/></text:span><text:span text:style-name="T1">try </text:span><text:span text:style-name="T3">{</text:span><text:line-break/><text:span text:style-name="T3"> <text:s text:c="11"/></text:span><text:span text:style-name="T1">int </text:span><text:span text:style-name="T7">task </text:span><text:span text:style-name="T3">= </text:span><text:span text:style-name="T7">Integer</text:span><text:span text:style-name="T3">.</text:span><text:span text:style-name="T5">parseInt</text:span><text:span text:style-name="T3">(</text:span><text:span text:style-name="T9">request</text:span><text:span text:style-name="T3">.getParameter(</text:span><text:span text:style-name="T15">"task"</text:span><text:span text:style-name="T3">));</text:span><text:line-break/><text:span text:style-name="T3"> <text:s text:c="11"/></text:span><text:span text:style-name="T1">if</text:span><text:span text:style-name="T3">(</text:span><text:span text:style-name="T7">task </text:span><text:span text:style-name="T3">&lt; </text:span><text:span text:style-name="T13">1 </text:span><text:span text:style-name="T3">|| </text:span><text:span text:style-name="T7">task </text:span><text:span text:style-name="T3">&gt; </text:span><text:span text:style-name="T13">12</text:span><text:span text:style-name="T3">) {</text:span><text:line-break/><text:span text:style-name="T3"> <text:s text:c="15"/></text:span><text:span text:style-name="T1">throw new </text:span><text:span text:style-name="T3">NumberFormatException();</text:span><text:line-break/><text:span text:style-name="T3"> <text:s text:c="11"/>}</text:span><text:line-break/><text:span text:style-name="T3"> <text:s text:c="11"/></text:span><text:span text:style-name="T1">if</text:span><text:span text:style-name="T3">(</text:span><text:span text:style-name="T7">task </text:span><text:span text:style-name="T3">== </text:span><text:span text:style-name="T13">1</text:span><text:span text:style-name="T3">) {</text:span><text:line-break/><text:span text:style-name="T3"> <text:s text:c="15"/>task1();</text:span><text:line-break/><text:span text:style-name="T3"> <text:s text:c="11"/>} </text:span><text:span text:style-name="T1">else if</text:span><text:span text:style-name="T3">(</text:span><text:span text:style-name="T7">task </text:span><text:span text:style-name="T3">== </text:span><text:span text:style-name="T13">2</text:span><text:span text:style-name="T3">) {</text:span><text:line-break/><text:span text:style-name="T3"> <text:s text:c="15"/>task2();</text:span><text:line-break/><text:span text:style-name="T3"> <text:s text:c="11"/>} </text:span><text:span text:style-name="T1">else if</text:span><text:span text:style-name="T3">(</text:span><text:span text:style-name="T7">task </text:span><text:span text:style-name="T3">== </text:span><text:span text:style-name="T13">3</text:span><text:span text:style-name="T3">) {</text:span><text:line-break/><text:span text:style-name="T3"> <text:s text:c="15"/>task3();</text:span><text:line-break/><text:span text:style-name="T3"> <text:s text:c="11"/>} </text:span><text:span text:style-name="T1">else if</text:span><text:span text:style-name="T3">(</text:span><text:span text:style-name="T7">task </text:span><text:span text:style-name="T3">== </text:span><text:span text:style-name="T13">4</text:span><text:span text:style-name="T3">) {</text:span><text:line-break/><text:span text:style-name="T3"> <text:s text:c="15"/>task4();</text:span><text:line-break/><text:span text:style-name="T3"> <text:s text:c="11"/>} </text:span><text:span text:style-name="T1">else if</text:span><text:span text:style-name="T3">(</text:span><text:span text:style-name="T7">task </text:span><text:span text:style-name="T3">== </text:span><text:span text:style-name="T13">5</text:span><text:span text:style-name="T3">) {</text:span><text:line-break/><text:span text:style-name="T3"> <text:s text:c="15"/>task5();</text:span><text:line-break/><text:span text:style-name="T3"> <text:s text:c="11"/>} </text:span><text:span text:style-name="T1">else if</text:span><text:span text:style-name="T3">(</text:span><text:span text:style-name="T7">task </text:span><text:span text:style-name="T3">== </text:span><text:span text:style-name="T13">6</text:span><text:span text:style-name="T3">) {</text:span><text:line-break/><text:span text:style-name="T3"> <text:s text:c="15"/>task6();</text:span><text:line-break/><text:span text:style-name="T3"> <text:s text:c="11"/>} </text:span><text:span text:style-name="T1">else if</text:span><text:span text:style-name="T3">(</text:span><text:span text:style-name="T7">task </text:span><text:span text:style-name="T3">== </text:span><text:span text:style-name="T13">7</text:span><text:span text:style-name="T3">) {</text:span><text:line-break/><text:span text:style-name="T3"> <text:s text:c="15"/>task7();</text:span><text:line-break/><text:span text:style-name="T3"> <text:s text:c="11"/>} </text:span><text:span text:style-name="T1">else if</text:span><text:span text:style-name="T3">(</text:span><text:span text:style-name="T7">task </text:span><text:span text:style-name="T3">== </text:span><text:span text:style-name="T13">8</text:span><text:span text:style-name="T3">) {</text:span><text:line-break/><text:span text:style-name="T3"> <text:s text:c="15"/>task8();</text:span><text:line-break/><text:span text:style-name="T3"> <text:s text:c="11"/>} </text:span><text:span text:style-name="T1">else if</text:span><text:span text:style-name="T3">(</text:span><text:span text:style-name="T7">task </text:span><text:span text:style-name="T3">== </text:span><text:span text:style-name="T13">9</text:span><text:span text:style-name="T3">) {</text:span><text:line-break/><text:span text:style-name="T3"> <text:s text:c="15"/>task9();</text:span><text:line-break/><text:span text:style-name="T3"> <text:s text:c="11"/>} </text:span><text:span text:style-name="T1">else if</text:span><text:span text:style-name="T3">(</text:span><text:span text:style-name="T7">task </text:span><text:span text:style-name="T3">== </text:span><text:span text:style-name="T13">10</text:span><text:span text:style-name="T3">) {</text:span><text:line-break/><text:span text:style-name="T3"> <text:s text:c="15"/>task10();</text:span><text:line-break/><text:span text:style-name="T3"> <text:s text:c="11"/>} </text:span><text:span text:style-name="T1">else if</text:span><text:span text:style-name="T3">(</text:span><text:span text:style-name="T7">task </text:span><text:span text:style-name="T3">== </text:span><text:span text:style-name="T13">11</text:span><text:span text:style-name="T3">) {</text:span><text:line-break/><text:span text:style-name="T3"> <text:s text:c="15"/>task11();</text:span><text:line-break/><text:span text:style-name="T3"> <text:s text:c="11"/>} </text:span><text:span text:style-name="T1">else if</text:span><text:span text:style-name="T3">(</text:span><text:span text:style-name="T7">task </text:span><text:span text:style-name="T3">== </text:span><text:span text:style-name="T13">12</text:span><text:span text:style-name="T3">) {</text:span><text:line-break/><text:span text:style-name="T3"> <text:s text:c="15"/>task12();</text:span><text:line-break/><text:span text:style-name="T3"> <text:s text:c="11"/>}</text:span><text:line-break/><text:span text:style-name="T3"> <text:s text:c="7"/>} </text:span><text:span text:style-name="T1">catch </text:span><text:span text:style-name="T3">(</text:span><text:span text:style-name="T7">NumberFormatException </text:span><text:span text:style-name="T3">e) {</text:span><text:line-break/><text:span text:style-name="T3"> <text:s text:c="11"/>printHtml(</text:span><text:span text:style-name="T15">"Hello"</text:span><text:span text:style-name="T3">, </text:span><text:span text:style-name="T15">"&lt;h1&gt;Привет Sirius!&lt;/h1&gt;"</text:span><text:span text:style-name="T3">);</text:span><text:line-break/><text:span text:style-name="T3"> <text:s text:c="7"/>} </text:span><text:span text:style-name="T1">catch </text:span><text:span text:style-name="T3">(</text:span><text:span text:style-name="T7">Exception </text:span><text:span text:style-name="T3">e) {</text:span><text:line-break/><text:span text:style-name="T3"> <text:s text:c="11"/>printException(e);</text:span><text:line-break/><text:span text:style-name="T3"> <text:s text:c="7"/>}</text:span><text:line-break/><text:span text:style-name="T3"> <text:s text:c="7"/></text:span><text:span text:style-name="T9">out</text:span><text:span text:style-name="T3">.flush(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19">initialize</text:span><text:span text:style-name="T3">(</text:span><text:span text:style-name="T7">HttpServletRequest </text:span><text:span text:style-name="T3">req, </text:span><text:span text:style-name="T7">HttpServletResponse </text:span><text:span text:style-name="T3">res) </text:span><text:span text:style-name="T1">throws </text:span><text:span text:style-name="T7">IOException </text:span><text:span text:style-name="T3">{</text:span><text:line-break/><text:span text:style-name="T3"> <text:s text:c="7"/></text:span><text:span text:style-name="T9">request </text:span><text:span text:style-name="T3">= req;</text:span><text:line-break/><text:span text:style-name="T3"> <text:s text:c="7"/></text:span><text:span text:style-name="T9">response </text:span><text:span text:style-name="T3">= res;</text:span><text:line-break/><text:span text:style-name="T3"> <text:s text:c="7"/></text:span><text:span text:style-name="T9">response</text:span><text:span text:style-name="T3">.setCharacterEncoding(</text:span><text:span text:style-name="T15">"UTF-8"</text:span><text:span text:style-name="T3">);</text:span><text:line-break/><text:span text:style-name="T3"> <text:s text:c="7"/></text:span><text:span text:style-name="T9">request</text:span><text:span text:style-name="T3">.setCharacterEncoding(</text:span><text:span text:style-name="T15">"UTF-8"</text:span><text:span text:style-name="T3">);</text:span><text:line-break/><text:span text:style-name="T3"> <text:s text:c="7"/></text:span><text:span text:style-name="T9">out </text:span><text:span text:style-name="T3">= res.getWriter();</text:span><text:line-break/><text:span text:style-name="T3"> <text:s text:c="7"/></text:span><text:span text:style-name="T9">mains </text:span><text:span text:style-name="T3">= </text:span><text:span text:style-name="T7">ResourceBundle</text:span><text:span text:style-name="T3">.</text:span><text:span text:style-name="T5">getBundle</text:span><text:span text:style-name="T3">(</text:span><text:span text:style-name="T15">"intern_main"</text:span><text:span text:style-name="T3">, </text:span><text:span text:style-name="T1">new </text:span><text:span text:style-name="T3">Locale(</text:span><text:span text:style-name="T15">"ru"</text:span><text:span text:style-name="T3">, </text:span><text:span text:style-name="T15">"RU"</text:span><text:span text:style-name="T3">)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19">printException</text:span><text:span text:style-name="T3">(</text:span><text:span text:style-name="T7">Exception </text:span><text:span text:style-name="T3">e) {</text:span><text:line-break/><text:span text:style-name="T3"> <text:s text:c="7"/></text:span><text:span text:style-name="T7">StackTraceElement</text:span><text:span text:style-name="T3">[] </text:span><text:span text:style-name="T7">stack </text:span><text:span text:style-name="T3">= e.getStackTrace();</text:span><text:line-break/><text:span text:style-name="T3"> <text:s text:c="7"/></text:span><text:span text:style-name="T7">String</text:span><text:span text:style-name="T3">[] </text:span><text:span text:style-name="T7">stackTrace </text:span><text:span text:style-name="T3">= </text:span><text:span text:style-name="T1">new </text:span><text:span text:style-name="T3">String[</text:span><text:span text:style-name="T7">stack</text:span><text:span text:style-name="T3">.</text:span><text:span text:style-name="T9">length</text:span><text:span text:style-name="T3">];</text:span><text:line-break/><text:span text:style-name="T3"> <text:s text:c="7"/></text:span><text:span text:style-name="T1">for</text:span><text:span text:style-name="T3">(</text:span><text:span text:style-name="T1">int </text:span><text:span text:style-name="T3">i = </text:span><text:span text:style-name="T13">0</text:span><text:span text:style-name="T3">; i &lt; </text:span><text:span text:style-name="T7">stack</text:span><text:span text:style-name="T3">.</text:span><text:span text:style-name="T9">length</text:span><text:span text:style-name="T3">; ++i) {</text:span><text:line-break/><text:span text:style-name="T3"> <text:s text:c="11"/></text:span><text:span text:style-name="T7">stackTrace</text:span><text:span text:style-name="T3">[i] = </text:span><text:span text:style-name="T7">stack</text:span><text:span text:style-name="T3">[i].toString();</text:span><text:line-break/><text:span text:style-name="T3"> <text:s text:c="7"/>}</text:span><text:line-break/><text:span text:style-name="T3"> <text:s text:c="7"/>printHtml(</text:span><text:span text:style-name="T15">"Exception!"</text:span><text:span text:style-name="T3">, </text:span><text:span text:style-name="T7">String</text:span><text:span text:style-name="T3">.</text:span><text:span text:style-name="T5">format</text:span><text:span text:style-name="T3">(</text:span><text:span text:style-name="T15">"&lt;h1&gt;%s: %s&lt;/h1&gt;&lt;div&gt;%s&lt;/div&gt;"</text:span><text:span text:style-name="T3">,</text:span><text:line-break/><text:span text:style-name="T3"> <text:s text:c="15"/>e.getClass().getName(), e.getMessage(), </text:span><text:span text:style-name="T7">String</text:span><text:span text:style-name="T3">.</text:span><text:span text:style-name="T5">join</text:span><text:span text:style-name="T3">(</text:span><text:span text:style-name="T15">"&lt;br&gt;"</text:span><text:span text:style-name="T3">, </text:span><text:span text:style-name="T7">stackTrace</text:span><text:span text:style-name="T3">)));</text:span><text:line-break/><text:span text:style-name="T3"> <text:s text:c="3"/>}</text:span><text:line-break/><text:soft-page-break/><text:line-break/><text:span text:style-name="T3"> <text:s text:c="3"/></text:span><text:span text:style-name="T1">public void </text:span><text:span text:style-name="T19">task1</text:span><text:span text:style-name="T3">() </text:span><text:span text:style-name="T1">throws </text:span><text:span text:style-name="T7">Exception </text:span><text:span text:style-name="T3">{</text:span><text:line-break/><text:span text:style-name="T3"> <text:s text:c="7"/></text:span><text:span text:style-name="T7">Map</text:span><text:span text:style-name="T3">&lt;</text:span><text:span text:style-name="T7">String</text:span><text:span text:style-name="T3">, </text:span><text:span text:style-name="T7">String</text:span><text:span text:style-name="T3">&gt; </text:span><text:span text:style-name="T7">regions </text:span><text:span text:style-name="T3">= getRegions(</text:span><text:span text:style-name="T15">"100410000050"</text:span><text:span text:style-name="T3">);</text:span><text:line-break/><text:span text:style-name="T3"> <text:s text:c="7"/></text:span><text:span text:style-name="T7">Obb filter </text:span><text:span text:style-name="T3">= </text:span><text:span text:style-name="T7">Ob0</text:span><text:span text:style-name="T3">.</text:span><text:span text:style-name="T5">createFilter</text:span><text:span text:style-name="T3">(</text:span><text:span text:style-name="T13">5</text:span><text:span text:style-name="T3">);</text:span><text:line-break/><text:span text:style-name="T3"> <text:s text:c="7"/></text:span><text:span text:style-name="T7">String </text:span><text:span text:style-name="T3">regionId = </text:span><text:span text:style-name="T9">request</text:span><text:span text:style-name="T3">.getParameter(</text:span><text:span text:style-name="T15">"region"</text:span><text:span text:style-name="T3">);</text:span><text:line-break/><text:span text:style-name="T3"> <text:s text:c="7"/></text:span><text:span text:style-name="T1">if</text:span><text:span text:style-name="T3">(regionId == </text:span><text:span text:style-name="T1">null </text:span><text:span text:style-name="T3">|| regionId.equals(</text:span><text:span text:style-name="T15">""</text:span><text:span text:style-name="T3">)) {</text:span><text:line-break/><text:span text:style-name="T3"> <text:s text:c="11"/>regionId = </text:span><text:span text:style-name="T15">"100518301512"</text:span><text:span text:style-name="T3">;</text:span><text:line-break/><text:span text:style-name="T3"> <text:s text:c="7"/>}</text:span><text:line-break/><text:span text:style-name="T3"> <text:s text:c="7"/></text:span><text:span text:style-name="T7">Ob0</text:span><text:span text:style-name="T3">.</text:span><text:span text:style-name="T5">addCondition</text:span><text:span text:style-name="T3">(</text:span><text:span text:style-name="T7">filter</text:span><text:span text:style-name="T3">, </text:span><text:span text:style-name="T13">1005101368</text:span><text:span text:style-name="T3">, </text:span><text:span text:style-name="T7">Ob0</text:span><text:span text:style-name="T3">.</text:span><text:span text:style-name="T7">ComparisonType</text:span><text:span text:style-name="T3">.</text:span><text:span text:style-name="T11">EQ</text:span><text:span text:style-name="T3">, regionId);</text:span><text:line-break/><text:span text:style-name="T3"> <text:s text:c="7"/></text:span><text:span text:style-name="T7">Obb</text:span><text:span text:style-name="T3">[] </text:span><text:span text:style-name="T7">cities </text:span><text:span text:style-name="T3">= </text:span><text:span text:style-name="T7">Ob0</text:span><text:span text:style-name="T3">.</text:span><text:span text:style-name="T5">getSrcObs</text:span><text:span text:style-name="T3">(</text:span><text:span text:style-name="T9">mains</text:span><text:span text:style-name="T3">, </text:span><text:span text:style-name="T7">filter</text:span><text:span text:style-name="T3">, </text:span><text:span text:style-name="T13">0</text:span><text:span text:style-name="T3">, </text:span><text:span text:style-name="T13">0</text:span><text:span text:style-name="T3">);</text:span><text:line-break/><text:span text:style-name="T3"> <text:s text:c="7"/></text:span><text:span text:style-name="T7">List</text:span><text:span text:style-name="T3">&lt;</text:span><text:span text:style-name="T7">String</text:span><text:span text:style-name="T3">&gt; </text:span><text:span text:style-name="T7">regionIds </text:span><text:span text:style-name="T3">= intern.</text:span><text:span text:style-name="T7">Utils</text:span><text:span text:style-name="T3">.</text:span><text:span text:style-name="T5">getKeysSortedByValue</text:span><text:span text:style-name="T3">(</text:span><text:span text:style-name="T7">regions</text:span><text:span text:style-name="T3">, </text:span><text:span text:style-name="T1">false</text:span><text:span text:style-name="T3">);</text:span><text:line-break/><text:span text:style-name="T3"> <text:s text:c="7"/></text:span><text:span text:style-name="T7">StringBuilder text </text:span><text:span text:style-name="T3">= </text:span><text:span text:style-name="T1">new </text:span><text:span text:style-name="T3">StringBuilder(</text:span><text:span text:style-name="T15">"&lt;form action=</text:span><text:span text:style-name="T21">\"</text:span><text:span text:style-name="T15">#</text:span><text:span text:style-name="T21">\"</text:span><text:span text:style-name="T15"> method=</text:span><text:span text:style-name="T21">\"</text:span><text:span text:style-name="T15">get</text:span><text:span text:style-name="T21">\"</text:span><text:span text:style-name="T15">&gt;" </text:span><text:span text:style-name="T3">+</text:span><text:line-break/><text:span text:style-name="T3"> <text:s text:c="15"/></text:span><text:span text:style-name="T15">"&lt;table class=</text:span><text:span text:style-name="T21">\"</text:span><text:span text:style-name="T15">form</text:span><text:span text:style-name="T21">\"</text:span><text:span text:style-name="T15">&gt;&lt;tr&gt;&lt;td&gt;Регион&lt;/td&gt;&lt;td&gt;&lt;select name=</text:span><text:span text:style-name="T21">\"</text:span><text:span text:style-name="T15">region</text:span><text:span text:style-name="T21">\"</text:span><text:span text:style-name="T15">&gt;"</text:span><text:span text:style-name="T3">);</text:span><text:line-break/><text:span text:style-name="T3"> <text:s text:c="7"/></text:span><text:span text:style-name="T1">for</text:span><text:span text:style-name="T3">(</text:span><text:span text:style-name="T7">String key </text:span><text:span text:style-name="T3">: </text:span><text:span text:style-name="T7">regionIds</text:span><text:span text:style-name="T3">) {</text:span><text:line-break/><text:span text:style-name="T3"> <text:s text:c="11"/></text:span><text:span text:style-name="T7">text</text:span><text:span text:style-name="T3">.append(</text:span><text:span text:style-name="T7">String</text:span><text:span text:style-name="T3">.</text:span><text:span text:style-name="T5">format</text:span><text:span text:style-name="T3">(</text:span><text:span text:style-name="T15">"&lt;option%s value=</text:span><text:span text:style-name="T21">\"</text:span><text:span text:style-name="T15">%s</text:span><text:span text:style-name="T21">\"</text:span><text:span text:style-name="T15">&gt;%s&lt;/option&gt;"</text:span><text:span text:style-name="T3">,</text:span><text:line-break/><text:span text:style-name="T3"> <text:s text:c="19"/></text:span><text:span text:style-name="T7">key</text:span><text:span text:style-name="T3">.equals(regionId) ? </text:span><text:span text:style-name="T15">" selected" </text:span><text:span text:style-name="T3">: </text:span><text:span text:style-name="T15">""</text:span><text:span text:style-name="T3">, </text:span><text:span text:style-name="T7">key</text:span><text:span text:style-name="T3">, </text:span><text:span text:style-name="T7">regions</text:span><text:span text:style-name="T3">.get(</text:span><text:span text:style-name="T7">key</text:span><text:span text:style-name="T3">)));</text:span><text:line-break/><text:span text:style-name="T3"> <text:s text:c="7"/>}</text:span><text:line-break/><text:span text:style-name="T3"> <text:s text:c="7"/></text:span><text:span text:style-name="T7">text</text:span><text:span text:style-name="T3">.append(</text:span><text:span text:style-name="T15">"&lt;/select&gt;&lt;/td&gt;&lt;/tr&gt;&lt;/table&gt;&lt;input type=</text:span><text:span text:style-name="T21">\"</text:span><text:span text:style-name="T15">submit</text:span><text:span text:style-name="T21">\"</text:span><text:span text:style-name="T15"> value=</text:span><text:span text:style-name="T21">\"</text:span><text:span text:style-name="T15">Выбрать</text:span><text:span text:style-name="T21">\"</text:span><text:span text:style-name="T15">&gt;" </text:span><text:span text:style-name="T3">+</text:span><text:line-break/><text:span text:style-name="T3"> <text:s text:c="15"/></text:span><text:span text:style-name="T15">"&lt;input type=</text:span><text:span text:style-name="T21">\"</text:span><text:span text:style-name="T15">hidden</text:span><text:span text:style-name="T21">\"</text:span><text:span text:style-name="T15"> name=</text:span><text:span text:style-name="T21">\"</text:span><text:span text:style-name="T15">task</text:span><text:span text:style-name="T21">\"</text:span><text:span text:style-name="T15"> value=</text:span><text:span text:style-name="T21">\"</text:span><text:span text:style-name="T15">1</text:span><text:span text:style-name="T21">\"</text:span><text:span text:style-name="T15">&gt;&lt;/form&gt;"</text:span><text:span text:style-name="T3">);</text:span><text:line-break/><text:span text:style-name="T3"> <text:s text:c="7"/></text:span><text:span text:style-name="T7">Arrays</text:span><text:span text:style-name="T3">.</text:span><text:span text:style-name="T5">sort</text:span><text:span text:style-name="T3">(</text:span><text:span text:style-name="T7">cities</text:span><text:span text:style-name="T3">, </text:span><text:span text:style-name="T7">Comparator</text:span><text:span text:style-name="T3">.</text:span><text:span text:style-name="T5">comparing</text:span><text:span text:style-name="T3">((</text:span><text:span text:style-name="T7">Obb </text:span><text:span text:style-name="T3">ob) -&gt; ob.getAt(</text:span><text:span text:style-name="T15">"1000098"</text:span><text:span text:style-name="T3">)));</text:span><text:line-break/><text:span text:style-name="T3"> <text:s text:c="7"/></text:span><text:span text:style-name="T1">int </text:span><text:span text:style-name="T3">i = </text:span><text:span text:style-name="T13">0</text:span><text:span text:style-name="T3">;</text:span><text:line-break/><text:span text:style-name="T3"> <text:s text:c="7"/></text:span><text:span text:style-name="T7">text</text:span><text:span text:style-name="T3">.append(</text:span><text:span text:style-name="T15">"&lt;table class=</text:span><text:span text:style-name="T21">\"</text:span><text:span text:style-name="T15">data</text:span><text:span text:style-name="T21">\"</text:span><text:span text:style-name="T15">&gt;&lt;tr&gt;&lt;td&gt;№&lt;/td&gt;&lt;td&gt;ID&lt;/td&gt;&lt;td&gt;Город&lt;/td&gt;&lt;/tr&gt;"</text:span><text:span text:style-name="T3">);</text:span><text:line-break/><text:span text:style-name="T3"> <text:s text:c="7"/></text:span><text:span text:style-name="T1">for</text:span><text:span text:style-name="T3">(</text:span><text:span text:style-name="T7">Obb city </text:span><text:span text:style-name="T3">: </text:span><text:span text:style-name="T7">cities</text:span><text:span text:style-name="T3">) {</text:span><text:line-break/><text:span text:style-name="T3"> <text:s text:c="11"/></text:span><text:span text:style-name="T7">text</text:span><text:span text:style-name="T3">.append(</text:span><text:span text:style-name="T7">String</text:span><text:span text:style-name="T3">.</text:span><text:span text:style-name="T5">format</text:span><text:span text:style-name="T3">(</text:span><text:span text:style-name="T15">"&lt;tr&gt;&lt;td&gt;%d&lt;/td&gt;&lt;td&gt;%s&lt;/td&gt;&lt;td&gt;%s&lt;/td&gt;&lt;/tr&gt;"</text:span><text:span text:style-name="T3">,</text:span><text:line-break/><text:span text:style-name="T3"> <text:s text:c="19"/>++i, </text:span><text:span text:style-name="T7">city</text:span><text:span text:style-name="T3">.</text:span><text:span text:style-name="T9">id</text:span><text:span text:style-name="T3">, </text:span><text:span text:style-name="T7">Ob0</text:span><text:span text:style-name="T3">.</text:span><text:span text:style-name="T5">getAt</text:span><text:span text:style-name="T3">(</text:span><text:span text:style-name="T7">city</text:span><text:span text:style-name="T3">, </text:span><text:span text:style-name="T15">"1000098"</text:span><text:span text:style-name="T3">)));</text:span><text:line-break/><text:span text:style-name="T3"> <text:s text:c="7"/>}</text:span><text:line-break/><text:span text:style-name="T3"> <text:s text:c="7"/></text:span><text:span text:style-name="T7">text</text:span><text:span text:style-name="T3">.append(</text:span><text:span text:style-name="T15">"&lt;/table&gt;"</text:span><text:span text:style-name="T3">);</text:span><text:line-break/><text:span text:style-name="T3"> <text:s text:c="7"/>printHtml(</text:span><text:span text:style-name="T15">"Города России"</text:span><text:span text:style-name="T3">, </text:span><text:span text:style-name="T7">text</text:span><text:span text:style-name="T3">.toString());</text:span><text:line-break/><text:span text:style-name="T3"> <text:s text:c="3"/>}</text:span><text:line-break/><text:line-break/><text:span text:style-name="T3"> <text:s text:c="3"/></text:span><text:span text:style-name="T1">public </text:span><text:span text:style-name="T7">Map</text:span><text:span text:style-name="T3">&lt;</text:span><text:span text:style-name="T7">String</text:span><text:span text:style-name="T3">, </text:span><text:span text:style-name="T7">String</text:span><text:span text:style-name="T3">&gt; </text:span><text:span text:style-name="T19">getRegions</text:span><text:span text:style-name="T3">(</text:span><text:span text:style-name="T7">String </text:span><text:span text:style-name="T3">countryId) </text:span><text:span text:style-name="T1">throws </text:span><text:span text:style-name="T7">Exception </text:span><text:span text:style-name="T3">{</text:span><text:line-break/><text:span text:style-name="T3"> <text:s text:c="7"/></text:span><text:span text:style-name="T7">Obb filter </text:span><text:span text:style-name="T3">= </text:span><text:span text:style-name="T7">Ob0</text:span><text:span text:style-name="T3">.</text:span><text:span text:style-name="T5">createFilter</text:span><text:span text:style-name="T3">(</text:span><text:span text:style-name="T13">5</text:span><text:span text:style-name="T3">);</text:span><text:line-break/><text:span text:style-name="T3"> <text:s text:c="7"/></text:span><text:span text:style-name="T7">Ob0</text:span><text:span text:style-name="T3">.</text:span><text:span text:style-name="T5">addCondition</text:span><text:span text:style-name="T3">(</text:span><text:span text:style-name="T7">filter</text:span><text:span text:style-name="T3">, </text:span><text:span text:style-name="T13">1000004</text:span><text:span text:style-name="T3">, </text:span><text:span text:style-name="T7">Ob0</text:span><text:span text:style-name="T3">.</text:span><text:span text:style-name="T7">ComparisonType</text:span><text:span text:style-name="T3">.</text:span><text:span text:style-name="T11">EQ</text:span><text:span text:style-name="T3">, countryId);</text:span><text:line-break/><text:span text:style-name="T3"> <text:s text:c="7"/></text:span><text:span text:style-name="T7">Ob0</text:span><text:span text:style-name="T3">.</text:span><text:span text:style-name="T5">addCondition</text:span><text:span text:style-name="T3">(</text:span><text:span text:style-name="T7">filter</text:span><text:span text:style-name="T3">, </text:span><text:span text:style-name="T13">1005101368</text:span><text:span text:style-name="T3">, </text:span><text:span text:style-name="T7">Ob0</text:span><text:span text:style-name="T3">.</text:span><text:span text:style-name="T7">ComparisonType</text:span><text:span text:style-name="T3">.</text:span><text:span text:style-name="T11">NEQ</text:span><text:span text:style-name="T3">, </text:span><text:span text:style-name="T15">""</text:span><text:span text:style-name="T3">);</text:span><text:line-break/><text:span text:style-name="T3"> <text:s text:c="7"/></text:span><text:span text:style-name="T7">Obb</text:span><text:span text:style-name="T3">[] </text:span><text:span text:style-name="T7">cities </text:span><text:span text:style-name="T3">= </text:span><text:span text:style-name="T7">Ob0</text:span><text:span text:style-name="T3">.</text:span><text:span text:style-name="T5">getSrcObs</text:span><text:span text:style-name="T3">(</text:span><text:span text:style-name="T9">mains</text:span><text:span text:style-name="T3">, </text:span><text:span text:style-name="T7">filter</text:span><text:span text:style-name="T3">, </text:span><text:span text:style-name="T13">0</text:span><text:span text:style-name="T3">, </text:span><text:span text:style-name="T13">0</text:span><text:span text:style-name="T3">);</text:span><text:line-break/><text:span text:style-name="T3"> <text:s text:c="7"/></text:span><text:span text:style-name="T7">Map</text:span><text:span text:style-name="T3">&lt;</text:span><text:span text:style-name="T7">String</text:span><text:span text:style-name="T3">, </text:span><text:span text:style-name="T7">String</text:span><text:span text:style-name="T3">&gt; </text:span><text:span text:style-name="T7">regions </text:span><text:span text:style-name="T3">= </text:span><text:span text:style-name="T1">new </text:span><text:span text:style-name="T3">TreeMap&lt;&gt;();</text:span><text:line-break/><text:span text:style-name="T3"> <text:s text:c="7"/></text:span><text:span text:style-name="T1">for</text:span><text:span text:style-name="T3">(</text:span><text:span text:style-name="T7">Obb city </text:span><text:span text:style-name="T3">: </text:span><text:span text:style-name="T7">cities</text:span><text:span text:style-name="T3">) {</text:span><text:line-break/><text:span text:style-name="T3"> <text:s text:c="11"/></text:span><text:span text:style-name="T7">String regionId </text:span><text:span text:style-name="T3">= </text:span><text:span text:style-name="T7">Ob0</text:span><text:span text:style-name="T3">.</text:span><text:span text:style-name="T5">getAt</text:span><text:span text:style-name="T3">(</text:span><text:span text:style-name="T7">city</text:span><text:span text:style-name="T3">, </text:span><text:span text:style-name="T13">1005101368</text:span><text:span text:style-name="T3">);</text:span><text:line-break/><text:span text:style-name="T3"> <text:s text:c="11"/></text:span><text:span text:style-name="T1">if</text:span><text:span text:style-name="T3">(!</text:span><text:span text:style-name="T7">regions</text:span><text:span text:style-name="T3">.containsKey(</text:span><text:span text:style-name="T7">regionId</text:span><text:span text:style-name="T3">)) {</text:span><text:line-break/><text:span text:style-name="T3"> <text:s text:c="15"/></text:span><text:span text:style-name="T7">regions</text:span><text:span text:style-name="T3">.put(</text:span><text:span text:style-name="T7">regionId</text:span><text:span text:style-name="T3">, </text:span><text:span text:style-name="T7">Ob0</text:span><text:span text:style-name="T3">.</text:span><text:span text:style-name="T5">getZn</text:span><text:span text:style-name="T3">(</text:span><text:span text:style-name="T9">mains</text:span><text:span text:style-name="T3">, </text:span><text:span text:style-name="T7">regionId</text:span><text:span text:style-name="T3">, </text:span><text:span text:style-name="T13">1000098</text:span><text:span text:style-name="T3">, </text:span><text:span text:style-name="T13">4</text:span><text:span text:style-name="T3">));</text:span><text:line-break/><text:span text:style-name="T3"> <text:s text:c="11"/>}</text:span><text:line-break/><text:span text:style-name="T3"> <text:s text:c="7"/>}</text:span><text:line-break/><text:span text:style-name="T3"> <text:s text:c="7"/></text:span><text:span text:style-name="T1">return </text:span><text:span text:style-name="T7">regions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19">task2</text:span><text:span text:style-name="T3">() </text:span><text:span text:style-name="T1">throws </text:span><text:span text:style-name="T7">Exception </text:span><text:span text:style-name="T3">{</text:span><text:line-break/><text:span text:style-name="T3"> <text:s text:c="7"/></text:span><text:span text:style-name="T7">String </text:span><text:span text:style-name="T3">countryId = </text:span><text:span text:style-name="T9">request</text:span><text:span text:style-name="T3">.getParameter(</text:span><text:span text:style-name="T15">"country"</text:span><text:span text:style-name="T3">);</text:span><text:line-break/><text:span text:style-name="T3"> <text:s text:c="7"/></text:span><text:span text:style-name="T1">if</text:span><text:span text:style-name="T3">(countryId == </text:span><text:span text:style-name="T1">null </text:span><text:span text:style-name="T3">|| countryId.equals(</text:span><text:span text:style-name="T15">""</text:span><text:span text:style-name="T3">)) {</text:span><text:line-break/><text:span text:style-name="T3"> <text:s text:c="11"/>countryId = </text:span><text:span text:style-name="T15">"100410000050"</text:span><text:span text:style-name="T3">;</text:span><text:line-break/><text:span text:style-name="T3"> <text:s text:c="7"/>}</text:span><text:line-break/><text:span text:style-name="T3"> <text:s text:c="7"/></text:span><text:span text:style-name="T7">Obb filter </text:span><text:span text:style-name="T3">= </text:span><text:span text:style-name="T7">Ob0</text:span><text:span text:style-name="T3">.</text:span><text:span text:style-name="T5">createFilter</text:span><text:span text:style-name="T3">(</text:span><text:span text:style-name="T13">5</text:span><text:span text:style-name="T3">);</text:span><text:line-break/><text:span text:style-name="T3"> <text:s text:c="7"/></text:span><text:span text:style-name="T7">Ob0</text:span><text:span text:style-name="T3">.</text:span><text:span text:style-name="T5">addCondition</text:span><text:span text:style-name="T3">(</text:span><text:span text:style-name="T7">filter</text:span><text:span text:style-name="T3">, </text:span><text:span text:style-name="T13">1000004</text:span><text:span text:style-name="T3">, </text:span><text:span text:style-name="T7">Ob0</text:span><text:span text:style-name="T3">.</text:span><text:span text:style-name="T7">ComparisonType</text:span><text:span text:style-name="T3">.</text:span><text:span text:style-name="T11">EQ</text:span><text:span text:style-name="T3">, countryId);</text:span><text:line-break/><text:span text:style-name="T3"> <text:s text:c="7"/></text:span><text:span text:style-name="T7">Ob0</text:span><text:span text:style-name="T3">.</text:span><text:span text:style-name="T5">addCondition</text:span><text:span text:style-name="T3">(</text:span><text:span text:style-name="T7">filter</text:span><text:span text:style-name="T3">, </text:span><text:span text:style-name="T13">1000101</text:span><text:span text:style-name="T3">, </text:span><text:span text:style-name="T7">Ob0</text:span><text:span text:style-name="T3">.</text:span><text:span text:style-name="T7">ComparisonType</text:span><text:span text:style-name="T3">.</text:span><text:span text:style-name="T11">EQ</text:span><text:span text:style-name="T3">, </text:span><text:span text:style-name="T15">"Да"</text:span><text:span text:style-name="T3">);</text:span><text:line-break/><text:span text:style-name="T3"> <text:s text:c="7"/></text:span><text:span text:style-name="T7">Obb</text:span><text:span text:style-name="T3">[] </text:span><text:span text:style-name="T7">cities </text:span><text:span text:style-name="T3">= </text:span><text:span text:style-name="T7">Ob0</text:span><text:span text:style-name="T3">.</text:span><text:span text:style-name="T5">getSrcObs</text:span><text:span text:style-name="T3">(</text:span><text:span text:style-name="T9">mains</text:span><text:span text:style-name="T3">, </text:span><text:span text:style-name="T7">filter</text:span><text:span text:style-name="T3">, </text:span><text:span text:style-name="T13">0</text:span><text:span text:style-name="T3">, </text:span><text:span text:style-name="T13">0</text:span><text:span text:style-name="T3">);</text:span><text:line-break/><text:span text:style-name="T3"> <text:s text:c="7"/></text:span><text:span text:style-name="T7">Obb</text:span><text:span text:style-name="T3">[] </text:span><text:span text:style-name="T7">countries </text:span><text:span text:style-name="T3">= </text:span><text:span text:style-name="T7">Ob0</text:span><text:span text:style-name="T3">.</text:span><text:span text:style-name="T5">getSrcObs</text:span><text:span text:style-name="T3">(</text:span><text:span text:style-name="T9">mains</text:span><text:span text:style-name="T3">, </text:span><text:span text:style-name="T7">Ob0</text:span><text:span text:style-name="T3">.</text:span><text:span text:style-name="T5">createFilter</text:span><text:span text:style-name="T3">(</text:span><text:span text:style-name="T13">4</text:span><text:span text:style-name="T3">), </text:span><text:span text:style-name="T13">0</text:span><text:span text:style-name="T3">, </text:span><text:span text:style-name="T13">0</text:span><text:span text:style-name="T3">);</text:span><text:line-break/><text:span text:style-name="T3"> <text:s text:c="7"/></text:span><text:span text:style-name="T7">Map</text:span><text:span text:style-name="T3">&lt;</text:span><text:span text:style-name="T7">String</text:span><text:span text:style-name="T3">, </text:span><text:span text:style-name="T7">String</text:span><text:span text:style-name="T3">&gt; </text:span><text:span text:style-name="T7">regions </text:span><text:span text:style-name="T3">= getRegions(countryId);</text:span><text:line-break/><text:span text:style-name="T3"> <text:s text:c="7"/></text:span><text:span text:style-name="T7">Map</text:span><text:span text:style-name="T3">&lt;</text:span><text:span text:style-name="T7">String</text:span><text:span text:style-name="T3">, </text:span><text:span text:style-name="T7">Set</text:span><text:span text:style-name="T3">&lt;</text:span><text:span text:style-name="T7">String</text:span><text:span text:style-name="T3">&gt;&gt; </text:span><text:span text:style-name="T7">distribution </text:span><text:span text:style-name="T3">= regionDistribute(</text:span><text:span text:style-name="T7">cities</text:span><text:span text:style-name="T3">);</text:span><text:line-break/><text:span text:style-name="T3"> <text:s text:c="7"/></text:span><text:span text:style-name="T7">List</text:span><text:span text:style-name="T3">&lt;</text:span><text:span text:style-name="T7">String</text:span><text:span text:style-name="T3">&gt; </text:span><text:span text:style-name="T7">regionIds </text:span><text:span text:style-name="T3">= intern.</text:span><text:span text:style-name="T7">Utils</text:span><text:span text:style-name="T3">.</text:span><text:span text:style-name="T5">getKeysSortedByValue</text:span><text:span text:style-name="T3">(</text:span><text:span text:style-name="T7">regions</text:span><text:span text:style-name="T3">, </text:span><text:span text:style-name="T1">false</text:span><text:span text:style-name="T3">);</text:span><text:line-break/><text:span text:style-name="T3"> <text:s text:c="7"/></text:span><text:span text:style-name="T7">Arrays</text:span><text:span text:style-name="T3">.</text:span><text:span text:style-name="T5">sort</text:span><text:span text:style-name="T3">(</text:span><text:span text:style-name="T7">countries</text:span><text:span text:style-name="T3">, </text:span><text:span text:style-name="T7">Comparator</text:span><text:span text:style-name="T3">.</text:span><text:span text:style-name="T5">comparing</text:span><text:span text:style-name="T3">((</text:span><text:span text:style-name="T7">Obb </text:span><text:span text:style-name="T3">ob) -&gt; ob.getAt(</text:span><text:span text:style-name="T15">"1000000"</text:span><text:span text:style-name="T3">)));</text:span><text:line-break/><text:soft-page-break/><text:span text:style-name="T3"> <text:s text:c="7"/></text:span><text:span text:style-name="T7">StringBuilder text </text:span><text:span text:style-name="T3">= </text:span><text:span text:style-name="T1">new </text:span><text:span text:style-name="T3">StringBuilder();</text:span><text:line-break/><text:span text:style-name="T3"> <text:s text:c="7"/></text:span><text:span text:style-name="T7">text</text:span><text:span text:style-name="T3">.append(</text:span><text:span text:style-name="T15">"&lt;form action=</text:span><text:span text:style-name="T21">\"</text:span><text:span text:style-name="T15">#</text:span><text:span text:style-name="T21">\"</text:span><text:span text:style-name="T15"> method=</text:span><text:span text:style-name="T21">\"</text:span><text:span text:style-name="T15">get</text:span><text:span text:style-name="T21">\"</text:span><text:span text:style-name="T15">&gt;&lt;table class=</text:span><text:span text:style-name="T21">\"</text:span><text:span text:style-name="T15">form</text:span><text:span text:style-name="T21">\"</text:span><text:span text:style-name="T15">&gt;&lt;tr&gt;&lt;td&gt;" </text:span><text:span text:style-name="T3">+</text:span><text:line-break/><text:span text:style-name="T3"> <text:s text:c="15"/></text:span><text:span text:style-name="T15">"Страна&lt;/td&gt;&lt;td&gt;&lt;select name=</text:span><text:span text:style-name="T21">\"</text:span><text:span text:style-name="T15">country</text:span><text:span text:style-name="T21">\"</text:span><text:span text:style-name="T15">&gt;"</text:span><text:span text:style-name="T3">);</text:span><text:line-break/><text:span text:style-name="T3"> <text:s text:c="7"/></text:span><text:span text:style-name="T1">for</text:span><text:span text:style-name="T3">(</text:span><text:span text:style-name="T7">Obb country </text:span><text:span text:style-name="T3">: </text:span><text:span text:style-name="T7">countries</text:span><text:span text:style-name="T3">) {</text:span><text:line-break/><text:span text:style-name="T3"> <text:s text:c="11"/></text:span><text:span text:style-name="T7">text</text:span><text:span text:style-name="T3">.append(</text:span><text:span text:style-name="T7">String</text:span><text:span text:style-name="T3">.</text:span><text:span text:style-name="T5">format</text:span><text:span text:style-name="T3">(</text:span><text:span text:style-name="T15">"&lt;option%s value=</text:span><text:span text:style-name="T21">\"</text:span><text:span text:style-name="T15">%s</text:span><text:span text:style-name="T21">\"</text:span><text:span text:style-name="T15">&gt;%s&lt;/option&gt;"</text:span><text:span text:style-name="T3">,</text:span><text:line-break/><text:span text:style-name="T3"> <text:s text:c="19"/></text:span><text:span text:style-name="T7">country</text:span><text:span text:style-name="T3">.</text:span><text:span text:style-name="T9">id</text:span><text:span text:style-name="T3">.equals(countryId) ? </text:span><text:span text:style-name="T15">" selected" </text:span><text:span text:style-name="T3">: </text:span><text:span text:style-name="T15">""</text:span><text:span text:style-name="T3">,</text:span><text:line-break/><text:span text:style-name="T3"> <text:s text:c="19"/></text:span><text:span text:style-name="T7">country</text:span><text:span text:style-name="T3">.</text:span><text:span text:style-name="T9">id</text:span><text:span text:style-name="T3">, </text:span><text:span text:style-name="T7">country</text:span><text:span text:style-name="T3">.getAt(</text:span><text:span text:style-name="T15">"1000000"</text:span><text:span text:style-name="T3">)));</text:span><text:line-break/><text:span text:style-name="T3"> <text:s text:c="7"/>}</text:span><text:line-break/><text:span text:style-name="T3"> <text:s text:c="7"/></text:span><text:span text:style-name="T7">text</text:span><text:span text:style-name="T3">.append(</text:span><text:span text:style-name="T15">"&lt;/select&gt;&lt;/td&gt;&lt;/tr&gt;&lt;/table&gt;&lt;input type=</text:span><text:span text:style-name="T21">\"</text:span><text:span text:style-name="T15">submit</text:span><text:span text:style-name="T21">\"</text:span><text:span text:style-name="T15"> value=</text:span><text:span text:style-name="T21">\"</text:span><text:span text:style-name="T15">Выбрать</text:span><text:span text:style-name="T21">\"</text:span><text:span text:style-name="T15">&gt;" </text:span><text:span text:style-name="T3">+</text:span><text:line-break/><text:span text:style-name="T3"> <text:s text:c="15"/></text:span><text:span text:style-name="T15">"&lt;input type=</text:span><text:span text:style-name="T21">\"</text:span><text:span text:style-name="T15">hidden</text:span><text:span text:style-name="T21">\"</text:span><text:span text:style-name="T15"> name=</text:span><text:span text:style-name="T21">\"</text:span><text:span text:style-name="T15">task</text:span><text:span text:style-name="T21">\"</text:span><text:span text:style-name="T15"> value=</text:span><text:span text:style-name="T21">\"</text:span><text:span text:style-name="T15">2</text:span><text:span text:style-name="T21">\"</text:span><text:span text:style-name="T15">&gt;&lt;/form&gt;"</text:span><text:span text:style-name="T3">);</text:span><text:line-break/><text:span text:style-name="T3"> <text:s text:c="7"/></text:span><text:span text:style-name="T1">if</text:span><text:span text:style-name="T3">(</text:span><text:span text:style-name="T7">regionIds</text:span><text:span text:style-name="T3">.isEmpty()) {</text:span><text:line-break/><text:span text:style-name="T3"> <text:s text:c="11"/></text:span><text:span text:style-name="T7">text</text:span><text:span text:style-name="T3">.append(</text:span><text:span text:style-name="T15">"&lt;h4 style=</text:span><text:span text:style-name="T21">\"</text:span><text:span text:style-name="T15">text-align:center;color:grey;</text:span><text:span text:style-name="T21">\"</text:span><text:span text:style-name="T15">&gt;" </text:span><text:span text:style-name="T3">+</text:span><text:line-break/><text:span text:style-name="T3"> <text:s text:c="19"/></text:span><text:span text:style-name="T15">"Данная страна не поддерживает разбиение на регионы&lt;/h4&gt;"</text:span><text:span text:style-name="T3">);</text:span><text:line-break/><text:span text:style-name="T3"> <text:s text:c="7"/>} </text:span><text:span text:style-name="T1">else </text:span><text:span text:style-name="T3">{</text:span><text:line-break/><text:span text:style-name="T3"> <text:s text:c="11"/></text:span><text:span text:style-name="T7">text</text:span><text:span text:style-name="T3">.append(</text:span><text:span text:style-name="T15">"&lt;table class=</text:span><text:span text:style-name="T21">\"</text:span><text:span text:style-name="T15">data</text:span><text:span text:style-name="T21">\"</text:span><text:span text:style-name="T15">&gt;&lt;tr&gt;&lt;td&gt;№&lt;/td&gt;&lt;td&gt;Область&lt;/td&gt;&lt;td&gt;Города&lt;/td&gt;&lt;/tr&gt;"</text:span><text:span text:style-name="T3">);</text:span><text:line-break/><text:span text:style-name="T3"> <text:s text:c="11"/></text:span><text:span text:style-name="T1">int </text:span><text:span text:style-name="T3">i = </text:span><text:span text:style-name="T13">0</text:span><text:span text:style-name="T3">;</text:span><text:line-break/><text:span text:style-name="T3"> <text:s text:c="11"/></text:span><text:span text:style-name="T1">for </text:span><text:span text:style-name="T3">(</text:span><text:span text:style-name="T7">String key </text:span><text:span text:style-name="T3">: </text:span><text:span text:style-name="T7">regionIds</text:span><text:span text:style-name="T3">) {</text:span><text:line-break/><text:span text:style-name="T3"> <text:s text:c="15"/></text:span><text:span text:style-name="T1">if </text:span><text:span text:style-name="T3">(</text:span><text:span text:style-name="T7">regions</text:span><text:span text:style-name="T3">.containsKey(</text:span><text:span text:style-name="T7">key</text:span><text:span text:style-name="T3">) &amp;&amp; </text:span><text:span text:style-name="T7">distribution</text:span><text:span text:style-name="T3">.containsKey(</text:span><text:span text:style-name="T7">key</text:span><text:span text:style-name="T3">)) {</text:span><text:line-break/><text:span text:style-name="T3"> <text:s text:c="19"/></text:span><text:span text:style-name="T7">text</text:span><text:span text:style-name="T3">.append(</text:span><text:span text:style-name="T7">String</text:span><text:span text:style-name="T3">.</text:span><text:span text:style-name="T5">format</text:span><text:span text:style-name="T3">(</text:span><text:span text:style-name="T15">"&lt;tr&gt;&lt;td&gt;%d&lt;/td&gt;&lt;td&gt;%s&lt;/td&gt;&lt;td&gt;%s&lt;/td&gt;&lt;/tr&gt;"</text:span><text:span text:style-name="T3">,</text:span><text:line-break/><text:span text:style-name="T3"> <text:s text:c="27"/>++i, </text:span><text:span text:style-name="T7">regions</text:span><text:span text:style-name="T3">.get(</text:span><text:span text:style-name="T7">key</text:span><text:span text:style-name="T3">),</text:span><text:line-break/><text:span text:style-name="T3"> <text:s text:c="27"/></text:span><text:span text:style-name="T7">String</text:span><text:span text:style-name="T3">.</text:span><text:span text:style-name="T5">join</text:span><text:span text:style-name="T3">(</text:span><text:span text:style-name="T15">", "</text:span><text:span text:style-name="T3">, </text:span><text:span text:style-name="T7">distribution</text:span><text:span text:style-name="T3">.get(</text:span><text:span text:style-name="T7">key</text:span><text:span text:style-name="T3">))));</text:span><text:line-break/><text:span text:style-name="T3"> <text:s text:c="15"/>}</text:span><text:line-break/><text:span text:style-name="T3"> <text:s text:c="11"/>}</text:span><text:line-break/><text:span text:style-name="T3"> <text:s text:c="11"/></text:span><text:span text:style-name="T7">text</text:span><text:span text:style-name="T3">.append(</text:span><text:span text:style-name="T15">"&lt;/table&gt;"</text:span><text:span text:style-name="T3">);</text:span><text:line-break/><text:span text:style-name="T3"> <text:s text:c="7"/>}</text:span><text:line-break/><text:span text:style-name="T3"> <text:s text:c="7"/>printHtml(</text:span><text:span text:style-name="T15">"Города России"</text:span><text:span text:style-name="T3">, </text:span><text:span text:style-name="T7">text</text:span><text:span text:style-name="T3">.toString());</text:span><text:line-break/><text:span text:style-name="T3"> <text:s text:c="3"/>}</text:span><text:line-break/><text:line-break/><text:span text:style-name="T3"> <text:s text:c="3"/></text:span><text:span text:style-name="T1">public </text:span><text:span text:style-name="T7">Map</text:span><text:span text:style-name="T3">&lt;</text:span><text:span text:style-name="T7">String</text:span><text:span text:style-name="T3">, </text:span><text:span text:style-name="T7">Set</text:span><text:span text:style-name="T3">&lt;</text:span><text:span text:style-name="T7">String</text:span><text:span text:style-name="T3">&gt;&gt; </text:span><text:span text:style-name="T19">regionDistribute</text:span><text:span text:style-name="T3">(</text:span><text:span text:style-name="T7">Obb</text:span><text:span text:style-name="T3">[] cities) {</text:span><text:line-break/><text:span text:style-name="T3"> <text:s text:c="7"/></text:span><text:span text:style-name="T7">Map</text:span><text:span text:style-name="T3">&lt;</text:span><text:span text:style-name="T7">String</text:span><text:span text:style-name="T3">, </text:span><text:span text:style-name="T7">Set</text:span><text:span text:style-name="T3">&lt;</text:span><text:span text:style-name="T7">String</text:span><text:span text:style-name="T3">&gt;&gt; </text:span><text:span text:style-name="T7">distribution </text:span><text:span text:style-name="T3">= </text:span><text:span text:style-name="T1">new </text:span><text:span text:style-name="T3">TreeMap&lt;&gt;();</text:span><text:line-break/><text:span text:style-name="T3"> <text:s text:c="7"/></text:span><text:span text:style-name="T1">for</text:span><text:span text:style-name="T3">(</text:span><text:span text:style-name="T7">Obb city </text:span><text:span text:style-name="T3">: cities) {</text:span><text:line-break/><text:span text:style-name="T3"> <text:s text:c="11"/></text:span><text:span text:style-name="T7">String regionId </text:span><text:span text:style-name="T3">= </text:span><text:span text:style-name="T7">Ob0</text:span><text:span text:style-name="T3">.</text:span><text:span text:style-name="T5">getAt</text:span><text:span text:style-name="T3">(</text:span><text:span text:style-name="T7">city</text:span><text:span text:style-name="T3">, </text:span><text:span text:style-name="T13">1005101368</text:span><text:span text:style-name="T3">);</text:span><text:line-break/><text:span text:style-name="T3"> <text:s text:c="11"/></text:span><text:span text:style-name="T1">if</text:span><text:span text:style-name="T3">(!</text:span><text:span text:style-name="T7">distribution</text:span><text:span text:style-name="T3">.containsKey(</text:span><text:span text:style-name="T7">regionId</text:span><text:span text:style-name="T3">)) {</text:span><text:line-break/><text:span text:style-name="T3"> <text:s text:c="15"/></text:span><text:span text:style-name="T7">distribution</text:span><text:span text:style-name="T3">.put(</text:span><text:span text:style-name="T7">regionId</text:span><text:span text:style-name="T3">, </text:span><text:span text:style-name="T1">new </text:span><text:span text:style-name="T3">TreeSet&lt;&gt;());</text:span><text:line-break/><text:span text:style-name="T3"> <text:s text:c="11"/>}</text:span><text:line-break/><text:span text:style-name="T3"> <text:s text:c="11"/></text:span><text:span text:style-name="T7">distribution</text:span><text:span text:style-name="T3">.get(</text:span><text:span text:style-name="T7">regionId</text:span><text:span text:style-name="T3">).add(</text:span><text:span text:style-name="T7">Ob0</text:span><text:span text:style-name="T3">.</text:span><text:span text:style-name="T5">getAt</text:span><text:span text:style-name="T3">(</text:span><text:span text:style-name="T7">city</text:span><text:span text:style-name="T3">, </text:span><text:span text:style-name="T13">1000098</text:span><text:span text:style-name="T3">));</text:span><text:line-break/><text:span text:style-name="T3"> <text:s text:c="7"/>}</text:span><text:line-break/><text:span text:style-name="T3"> <text:s text:c="7"/></text:span><text:span text:style-name="T1">return </text:span><text:span text:style-name="T7">distribution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19">task3</text:span><text:span text:style-name="T3">() </text:span><text:span text:style-name="T1">throws </text:span><text:span text:style-name="T7">Exception </text:span><text:span text:style-name="T3">{</text:span><text:line-break/><text:span text:style-name="T3"> <text:s text:c="7"/></text:span><text:span text:style-name="T9">response</text:span><text:span text:style-name="T3">.setContentType(</text:span><text:span text:style-name="T15">"application/json; charset=UTF-8"</text:span><text:span text:style-name="T3">);</text:span><text:line-break/><text:span text:style-name="T3"> <text:s text:c="7"/></text:span><text:span text:style-name="T7">String </text:span><text:span text:style-name="T3">birthday = </text:span><text:span text:style-name="T9">request</text:span><text:span text:style-name="T3">.getParameter(</text:span><text:span text:style-name="T15">"bd"</text:span><text:span text:style-name="T3">);</text:span><text:line-break/><text:span text:style-name="T3"> <text:s text:c="7"/></text:span><text:span text:style-name="T1">if</text:span><text:span text:style-name="T3">(birthday == </text:span><text:span text:style-name="T1">null </text:span><text:span text:style-name="T3">|| birthday.equals(</text:span><text:span text:style-name="T15">""</text:span><text:span text:style-name="T3">)) {</text:span><text:line-break/><text:span text:style-name="T3"> <text:s text:c="11"/>birthday = </text:span><text:span text:style-name="T15">"01.01.1990"</text:span><text:span text:style-name="T3">;</text:span><text:line-break/><text:span text:style-name="T3"> <text:s text:c="7"/>}</text:span><text:line-break/><text:span text:style-name="T3"> <text:s text:c="7"/></text:span><text:span text:style-name="T7">Obb filter </text:span><text:span text:style-name="T3">= </text:span><text:span text:style-name="T7">Ob0</text:span><text:span text:style-name="T3">.</text:span><text:span text:style-name="T5">createFilter</text:span><text:span text:style-name="T3">(</text:span><text:span text:style-name="T13">23</text:span><text:span text:style-name="T3">);</text:span><text:line-break/><text:span text:style-name="T3"> <text:s text:c="7"/></text:span><text:span text:style-name="T7">Ob0</text:span><text:span text:style-name="T3">.</text:span><text:span text:style-name="T5">addCondition</text:span><text:span text:style-name="T3">(</text:span><text:span text:style-name="T7">filter</text:span><text:span text:style-name="T3">, </text:span><text:span text:style-name="T13">1000152</text:span><text:span text:style-name="T3">, </text:span><text:span text:style-name="T7">Ob0</text:span><text:span text:style-name="T3">.</text:span><text:span text:style-name="T7">ComparisonType</text:span><text:span text:style-name="T3">.</text:span><text:span text:style-name="T11">GT</text:span><text:span text:style-name="T3">, birthday);</text:span><text:line-break/><text:span text:style-name="T3"> <text:s text:c="7"/></text:span><text:span text:style-name="T7">Obb</text:span><text:span text:style-name="T3">[] </text:span><text:span text:style-name="T7">tourists </text:span><text:span text:style-name="T3">= </text:span><text:span text:style-name="T7">Ob0</text:span><text:span text:style-name="T3">.</text:span><text:span text:style-name="T5">getSrcObs</text:span><text:span text:style-name="T3">(</text:span><text:span text:style-name="T9">mains</text:span><text:span text:style-name="T3">, </text:span><text:span text:style-name="T7">filter</text:span><text:span text:style-name="T3">, </text:span><text:span text:style-name="T13">0</text:span><text:span text:style-name="T3">, </text:span><text:span text:style-name="T13">0</text:span><text:span text:style-name="T3">);</text:span><text:line-break/><text:span text:style-name="T3"> <text:s text:c="7"/></text:span><text:span text:style-name="T7">Arrays</text:span><text:span text:style-name="T3">.</text:span><text:span text:style-name="T5">sort</text:span><text:span text:style-name="T3">(</text:span><text:span text:style-name="T7">tourists</text:span><text:span text:style-name="T3">, </text:span><text:span text:style-name="T7">Comparator</text:span><text:span text:style-name="T3">.</text:span><text:span text:style-name="T5">comparing</text:span><text:span text:style-name="T3">(</text:span><text:line-break/><text:span text:style-name="T3"> <text:s text:c="15"/>(</text:span><text:span text:style-name="T7">Obb </text:span><text:span text:style-name="T3">ob) -&gt; ob == </text:span><text:span text:style-name="T1">null </text:span><text:span text:style-name="T3">? </text:span><text:span text:style-name="T15">"" </text:span><text:span text:style-name="T3">: ob.getAt(</text:span><text:span text:style-name="T15">"1000144"</text:span><text:span text:style-name="T3">)));</text:span><text:line-break/><text:line-break/><text:span text:style-name="T3"> <text:s text:c="7"/></text:span><text:span text:style-name="T9">out</text:span><text:span text:style-name="T3">.print(</text:span><text:span text:style-name="T15">"["</text:span><text:span text:style-name="T3">);</text:span><text:line-break/><text:span text:style-name="T3"> <text:s text:c="7"/></text:span><text:span text:style-name="T1">int </text:span><text:span text:style-name="T3">i = </text:span><text:span text:style-name="T13">0</text:span><text:span text:style-name="T3">;</text:span><text:line-break/><text:span text:style-name="T3"> <text:s text:c="7"/></text:span><text:span text:style-name="T1">for</text:span><text:span text:style-name="T3">(</text:span><text:span text:style-name="T7">Obb tourist </text:span><text:span text:style-name="T3">: </text:span><text:span text:style-name="T7">tourists</text:span><text:span text:style-name="T3">) {</text:span><text:line-break/><text:span text:style-name="T3"> <text:s text:c="11"/></text:span><text:span text:style-name="T9">out</text:span><text:span text:style-name="T3">.printf(</text:span><text:span text:style-name="T15">"{</text:span><text:span text:style-name="T21">\"</text:span><text:span text:style-name="T15">id</text:span><text:span text:style-name="T21">\"</text:span><text:span text:style-name="T15">:</text:span><text:span text:style-name="T21">\"</text:span><text:span text:style-name="T15">%s</text:span><text:span text:style-name="T21">\"</text:span><text:span text:style-name="T15">,</text:span><text:span text:style-name="T21">\"</text:span><text:span text:style-name="T15">nm</text:span><text:span text:style-name="T21">\"</text:span><text:span text:style-name="T15">:</text:span><text:span text:style-name="T21">\"</text:span><text:span text:style-name="T15">%s %s %s</text:span><text:span text:style-name="T21">\"</text:span><text:span text:style-name="T15">,</text:span><text:span text:style-name="T21">\"</text:span><text:span text:style-name="T15">bd</text:span><text:span text:style-name="T21">\"</text:span><text:span text:style-name="T15">:</text:span><text:span text:style-name="T21">\"</text:span><text:span text:style-name="T15">%s</text:span><text:span text:style-name="T21">\"</text:span><text:span text:style-name="T15">,</text:span><text:span text:style-name="T21">\"</text:span><text:span text:style-name="T15">trs</text:span><text:span text:style-name="T21">\"</text:span><text:span text:style-name="T15">:["</text:span><text:span text:style-name="T3">,</text:span><text:line-break/><text:span text:style-name="T3"> <text:s text:c="19"/></text:span><text:span text:style-name="T7">tourist </text:span><text:span text:style-name="T3">== </text:span><text:span text:style-name="T1">null </text:span><text:span text:style-name="T3">? </text:span><text:span text:style-name="T15">"null" </text:span><text:span text:style-name="T3">: </text:span><text:span text:style-name="T7">tourist</text:span><text:span text:style-name="T3">.</text:span><text:span text:style-name="T9">id</text:span><text:span text:style-name="T3">,</text:span><text:line-break/><text:span text:style-name="T3"> <text:s text:c="19"/></text:span><text:span text:style-name="T7">Ob0</text:span><text:span text:style-name="T3">.</text:span><text:span text:style-name="T5">getAt</text:span><text:span text:style-name="T3">(</text:span><text:span text:style-name="T7">tourist</text:span><text:span text:style-name="T3">, </text:span><text:span text:style-name="T13">1000144</text:span><text:span text:style-name="T3">),</text:span><text:line-break/><text:span text:style-name="T3"> <text:s text:c="19"/></text:span><text:span text:style-name="T7">Ob0</text:span><text:span text:style-name="T3">.</text:span><text:span text:style-name="T5">getAt</text:span><text:span text:style-name="T3">(</text:span><text:span text:style-name="T7">tourist</text:span><text:span text:style-name="T3">, </text:span><text:span text:style-name="T13">1000146</text:span><text:span text:style-name="T3">),</text:span><text:line-break/><text:soft-page-break/><text:span text:style-name="T3"> <text:s text:c="19"/></text:span><text:span text:style-name="T7">Ob0</text:span><text:span text:style-name="T3">.</text:span><text:span text:style-name="T5">getAt</text:span><text:span text:style-name="T3">(</text:span><text:span text:style-name="T7">tourist</text:span><text:span text:style-name="T3">, </text:span><text:span text:style-name="T13">1000147</text:span><text:span text:style-name="T3">),</text:span><text:line-break/><text:span text:style-name="T3"> <text:s text:c="19"/></text:span><text:span text:style-name="T7">Ob0</text:span><text:span text:style-name="T3">.</text:span><text:span text:style-name="T5">getAt</text:span><text:span text:style-name="T3">(</text:span><text:span text:style-name="T7">tourist</text:span><text:span text:style-name="T3">, </text:span><text:span text:style-name="T13">1000152</text:span><text:span text:style-name="T3">));</text:span><text:line-break/><text:span text:style-name="T3"> <text:s text:c="11"/></text:span><text:span text:style-name="T7">String</text:span><text:span text:style-name="T3">[] </text:span><text:span text:style-name="T7">tours </text:span><text:span text:style-name="T3">= </text:span><text:span text:style-name="T7">Ob0</text:span><text:span text:style-name="T3">.</text:span><text:span text:style-name="T5">getAt</text:span><text:span text:style-name="T3">(</text:span><text:span text:style-name="T7">tourist</text:span><text:span text:style-name="T3">, </text:span><text:span text:style-name="T13">1023422081</text:span><text:span text:style-name="T3">).split(</text:span><text:span text:style-name="T15">"</text:span><text:span text:style-name="T17">#</text:span><text:span text:style-name="T15">"</text:span><text:span text:style-name="T3">);</text:span><text:line-break/><text:span text:style-name="T3"> <text:s text:c="11"/></text:span><text:span text:style-name="T1">int </text:span><text:span text:style-name="T3">j = </text:span><text:span text:style-name="T13">0</text:span><text:span text:style-name="T3">;</text:span><text:line-break/><text:span text:style-name="T3"> <text:s text:c="11"/></text:span><text:span text:style-name="T1">for</text:span><text:span text:style-name="T3">(</text:span><text:span text:style-name="T7">String tour </text:span><text:span text:style-name="T3">: </text:span><text:span text:style-name="T7">tours</text:span><text:span text:style-name="T3">) {</text:span><text:line-break/><text:span text:style-name="T3"> <text:s text:c="15"/></text:span><text:span text:style-name="T9">out</text:span><text:span text:style-name="T3">.printf(</text:span><text:span text:style-name="T15">"</text:span><text:span text:style-name="T21">\"</text:span><text:span text:style-name="T15">%s</text:span><text:span text:style-name="T21">\"</text:span><text:span text:style-name="T15">%s"</text:span><text:span text:style-name="T3">, </text:span><text:span text:style-name="T7">tour</text:span><text:span text:style-name="T3">, ++j &lt; </text:span><text:span text:style-name="T7">tours</text:span><text:span text:style-name="T3">.</text:span><text:span text:style-name="T9">length </text:span><text:span text:style-name="T3">? </text:span><text:span text:style-name="T15">"," </text:span><text:span text:style-name="T3">: </text:span><text:span text:style-name="T15">""</text:span><text:span text:style-name="T3">);</text:span><text:line-break/><text:span text:style-name="T3"> <text:s text:c="11"/>}</text:span><text:line-break/><text:span text:style-name="T3"> <text:s text:c="11"/></text:span><text:span text:style-name="T9">out</text:span><text:span text:style-name="T3">.printf(</text:span><text:span text:style-name="T15">"]}%s"</text:span><text:span text:style-name="T3">, ++i &lt; </text:span><text:span text:style-name="T7">tourists</text:span><text:span text:style-name="T3">.</text:span><text:span text:style-name="T9">length </text:span><text:span text:style-name="T3">? </text:span><text:span text:style-name="T15">"," </text:span><text:span text:style-name="T3">: </text:span><text:span text:style-name="T15">""</text:span><text:span text:style-name="T3">);</text:span><text:line-break/><text:span text:style-name="T3"> <text:s text:c="7"/>}</text:span><text:line-break/><text:span text:style-name="T3"> <text:s text:c="7"/></text:span><text:span text:style-name="T9">out</text:span><text:span text:style-name="T3">.print(</text:span><text:span text:style-name="T15">"]"</text:span><text:span text:style-name="T3">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19">task4</text:span><text:span text:style-name="T3">() </text:span><text:span text:style-name="T1">throws </text:span><text:span text:style-name="T7">Exception </text:span><text:span text:style-name="T3">{</text:span><text:line-break/><text:span text:style-name="T3"> <text:s text:c="7"/></text:span><text:span text:style-name="T7">String </text:span><text:span text:style-name="T3">agentName = </text:span><text:span text:style-name="T9">request</text:span><text:span text:style-name="T3">.getParameter(</text:span><text:span text:style-name="T15">"agent"</text:span><text:span text:style-name="T3">);</text:span><text:line-break/><text:span text:style-name="T3"> <text:s text:c="7"/></text:span><text:span text:style-name="T7">String </text:span><text:span text:style-name="T3">categoryName = </text:span><text:span text:style-name="T9">request</text:span><text:span text:style-name="T3">.getParameter(</text:span><text:span text:style-name="T15">"category"</text:span><text:span text:style-name="T3">);</text:span><text:line-break/><text:span text:style-name="T3"> <text:s text:c="7"/></text:span><text:span text:style-name="T1">if</text:span><text:span text:style-name="T3">(agentName == </text:span><text:span text:style-name="T1">null </text:span><text:span text:style-name="T3">|| agentName.equals(</text:span><text:span text:style-name="T15">""</text:span><text:span text:style-name="T3">)) {</text:span><text:line-break/><text:span text:style-name="T3"> <text:s text:c="11"/>agentName = </text:span><text:span text:style-name="T15">"КонтрАг"</text:span><text:span text:style-name="T3">;</text:span><text:line-break/><text:span text:style-name="T3"> <text:s text:c="7"/>}</text:span><text:line-break/><text:span text:style-name="T3"> <text:s text:c="7"/></text:span><text:span text:style-name="T1">if</text:span><text:span text:style-name="T3">(categoryName == </text:span><text:span text:style-name="T1">null </text:span><text:span text:style-name="T3">|| categoryName.equals(</text:span><text:span text:style-name="T15">""</text:span><text:span text:style-name="T3">)) {</text:span><text:line-break/><text:span text:style-name="T3"> <text:s text:c="11"/>categoryName = </text:span><text:span text:style-name="T15">"Концерты"</text:span><text:span text:style-name="T3">;</text:span><text:line-break/><text:span text:style-name="T3"> <text:s text:c="7"/>}</text:span><text:line-break/><text:span text:style-name="T3"> <text:s text:c="7"/></text:span><text:span text:style-name="T7">Obb filter </text:span><text:span text:style-name="T3">= </text:span><text:span text:style-name="T7">Ob0</text:span><text:span text:style-name="T3">.</text:span><text:span text:style-name="T5">createFilter</text:span><text:span text:style-name="T3">(</text:span><text:span text:style-name="T13">36</text:span><text:span text:style-name="T3">);</text:span><text:line-break/><text:span text:style-name="T3"> <text:s text:c="7"/></text:span><text:span text:style-name="T7">Ob0</text:span><text:span text:style-name="T3">.</text:span><text:span text:style-name="T5">addCondition</text:span><text:span text:style-name="T3">(</text:span><text:span text:style-name="T7">filter</text:span><text:span text:style-name="T3">, </text:span><text:span text:style-name="T1">new int</text:span><text:span text:style-name="T3">[]{</text:span><text:span text:style-name="T13">1036922797</text:span><text:span text:style-name="T3">, </text:span><text:span text:style-name="T13">1317100000</text:span><text:span text:style-name="T3">},</text:span><text:line-break/><text:span text:style-name="T3"> <text:s text:c="15"/></text:span><text:span text:style-name="T7">Ob0</text:span><text:span text:style-name="T3">.</text:span><text:span text:style-name="T7">ComparisonType</text:span><text:span text:style-name="T3">.</text:span><text:span text:style-name="T11">EQ</text:span><text:span text:style-name="T3">, agentName);</text:span><text:line-break/><text:span text:style-name="T3"> <text:s text:c="7"/></text:span><text:span text:style-name="T7">Ob0</text:span><text:span text:style-name="T3">.</text:span><text:span text:style-name="T5">addCondition</text:span><text:span text:style-name="T3">(</text:span><text:span text:style-name="T7">filter</text:span><text:span text:style-name="T3">, </text:span><text:span text:style-name="T1">new int</text:span><text:span text:style-name="T3">[]{</text:span><text:span text:style-name="T13">1036900082</text:span><text:span text:style-name="T3">, </text:span><text:span text:style-name="T13">1162100000</text:span><text:span text:style-name="T3">},</text:span><text:line-break/><text:span text:style-name="T3"> <text:s text:c="15"/></text:span><text:span text:style-name="T7">Ob0</text:span><text:span text:style-name="T3">.</text:span><text:span text:style-name="T7">ComparisonType</text:span><text:span text:style-name="T3">.</text:span><text:span text:style-name="T11">EQ</text:span><text:span text:style-name="T3">, categoryName);</text:span><text:line-break/><text:span text:style-name="T3"> <text:s text:c="7"/></text:span><text:span text:style-name="T7">Obb</text:span><text:span text:style-name="T3">[] costs = </text:span><text:span text:style-name="T7">Ob0</text:span><text:span text:style-name="T3">.</text:span><text:span text:style-name="T5">getSrcObs</text:span><text:span text:style-name="T3">(</text:span><text:span text:style-name="T9">mains</text:span><text:span text:style-name="T3">, </text:span><text:span text:style-name="T7">filter</text:span><text:span text:style-name="T3">, </text:span><text:span text:style-name="T13">0</text:span><text:span text:style-name="T3">, </text:span><text:span text:style-name="T13">0</text:span><text:span text:style-name="T3">);</text:span><text:line-break/><text:span text:style-name="T3"> <text:s text:c="7"/></text:span><text:span text:style-name="T7">Obb</text:span><text:span text:style-name="T3">[] </text:span><text:span text:style-name="T7">agents </text:span><text:span text:style-name="T3">= </text:span><text:span text:style-name="T7">Ob0</text:span><text:span text:style-name="T3">.</text:span><text:span text:style-name="T5">getSrcObs</text:span><text:span text:style-name="T3">(</text:span><text:span text:style-name="T9">mains</text:span><text:span text:style-name="T3">, </text:span><text:span text:style-name="T7">Ob0</text:span><text:span text:style-name="T3">.</text:span><text:span text:style-name="T5">createFilter</text:span><text:span text:style-name="T3">(</text:span><text:span text:style-name="T13">317</text:span><text:span text:style-name="T3">), </text:span><text:span text:style-name="T13">0</text:span><text:span text:style-name="T3">, </text:span><text:span text:style-name="T13">0</text:span><text:span text:style-name="T3">);</text:span><text:line-break/><text:span text:style-name="T3"> <text:s text:c="7"/></text:span><text:span text:style-name="T7">Obb</text:span><text:span text:style-name="T3">[] </text:span><text:span text:style-name="T7">categories </text:span><text:span text:style-name="T3">= </text:span><text:span text:style-name="T7">Ob0</text:span><text:span text:style-name="T3">.</text:span><text:span text:style-name="T5">getSrcObs</text:span><text:span text:style-name="T3">(</text:span><text:span text:style-name="T9">mains</text:span><text:span text:style-name="T3">, </text:span><text:span text:style-name="T7">Ob0</text:span><text:span text:style-name="T3">.</text:span><text:span text:style-name="T5">createFilter</text:span><text:span text:style-name="T3">(</text:span><text:span text:style-name="T13">162</text:span><text:span text:style-name="T3">), </text:span><text:span text:style-name="T13">0</text:span><text:span text:style-name="T3">, </text:span><text:span text:style-name="T13">0</text:span><text:span text:style-name="T3">);</text:span><text:line-break/><text:span text:style-name="T3"> <text:s text:c="7"/></text:span><text:span text:style-name="T7">Arrays</text:span><text:span text:style-name="T3">.</text:span><text:span text:style-name="T5">sort</text:span><text:span text:style-name="T3">(costs, (</text:span><text:span text:style-name="T7">Obb </text:span><text:span text:style-name="T3">left, </text:span><text:span text:style-name="T7">Obb </text:span><text:span text:style-name="T3">right) -&gt; right.</text:span><text:span text:style-name="T9">data_n</text:span><text:span text:style-name="T3">.compareTo(left.</text:span><text:span text:style-name="T9">data_n</text:span><text:span text:style-name="T3">));</text:span><text:line-break/><text:span text:style-name="T3"> <text:s text:c="7"/>costs = </text:span><text:span text:style-name="T7">Arrays</text:span><text:span text:style-name="T3">.</text:span><text:span text:style-name="T5">copyOfRange</text:span><text:span text:style-name="T3">(costs, </text:span><text:span text:style-name="T7">Math</text:span><text:span text:style-name="T3">.</text:span><text:span text:style-name="T5">max</text:span><text:span text:style-name="T3">(</text:span><text:span text:style-name="T13">0</text:span><text:span text:style-name="T3">, costs.</text:span><text:span text:style-name="T9">length </text:span><text:span text:style-name="T3">- </text:span><text:span text:style-name="T13">50</text:span><text:span text:style-name="T3">), costs.</text:span><text:span text:style-name="T9">length</text:span><text:span text:style-name="T3">);</text:span><text:line-break/><text:span text:style-name="T3"> <text:s text:c="7"/></text:span><text:span text:style-name="T7">Arrays</text:span><text:span text:style-name="T3">.</text:span><text:span text:style-name="T5">sort</text:span><text:span text:style-name="T3">(costs, </text:span><text:span text:style-name="T7">Comparator</text:span><text:span text:style-name="T3">.</text:span><text:span text:style-name="T5">comparing</text:span><text:span text:style-name="T3">((</text:span><text:span text:style-name="T7">Obb </text:span><text:span text:style-name="T3">ob) -&gt; ob.getAt(</text:span><text:span text:style-name="T15">"1036423021"</text:span><text:span text:style-name="T3">)));</text:span><text:line-break/><text:span text:style-name="T3"> <text:s text:c="7"/></text:span><text:span text:style-name="T7">Arrays</text:span><text:span text:style-name="T3">.</text:span><text:span text:style-name="T5">sort</text:span><text:span text:style-name="T3">(</text:span><text:span text:style-name="T7">agents</text:span><text:span text:style-name="T3">, </text:span><text:span text:style-name="T7">Comparator</text:span><text:span text:style-name="T3">.</text:span><text:span text:style-name="T5">comparing</text:span><text:span text:style-name="T3">((</text:span><text:span text:style-name="T7">Obb </text:span><text:span text:style-name="T3">ob) -&gt; ob.getAt(</text:span><text:span text:style-name="T15">"1317100000"</text:span><text:span text:style-name="T3">)));</text:span><text:line-break/><text:span text:style-name="T3"> <text:s text:c="7"/></text:span><text:span text:style-name="T7">StringBuilder text </text:span><text:span text:style-name="T3">= </text:span><text:span text:style-name="T1">new </text:span><text:span text:style-name="T3">StringBuilder();</text:span><text:line-break/><text:span text:style-name="T3"> <text:s text:c="7"/></text:span><text:span text:style-name="T7">text</text:span><text:span text:style-name="T3">.append(</text:span><text:span text:style-name="T15">"&lt;form action=</text:span><text:span text:style-name="T21">\"</text:span><text:span text:style-name="T15">#</text:span><text:span text:style-name="T21">\"</text:span><text:span text:style-name="T15"> method=</text:span><text:span text:style-name="T21">\"</text:span><text:span text:style-name="T15">get</text:span><text:span text:style-name="T21">\"</text:span><text:span text:style-name="T15">&gt;&lt;table class=</text:span><text:span text:style-name="T21">\"</text:span><text:span text:style-name="T15">form</text:span><text:span text:style-name="T21">\"</text:span><text:span text:style-name="T15">&gt;&lt;tr&gt;&lt;td&gt;" </text:span><text:span text:style-name="T3">+</text:span><text:line-break/><text:span text:style-name="T3"> <text:s text:c="15"/></text:span><text:span text:style-name="T15">"Контрагент&lt;/td&gt;&lt;td&gt;&lt;select name=</text:span><text:span text:style-name="T21">\"</text:span><text:span text:style-name="T15">agent</text:span><text:span text:style-name="T21">\"</text:span><text:span text:style-name="T15">&gt;"</text:span><text:span text:style-name="T3">);</text:span><text:line-break/><text:span text:style-name="T3"> <text:s text:c="7"/></text:span><text:span text:style-name="T1">for</text:span><text:span text:style-name="T3">(</text:span><text:span text:style-name="T7">Obb agent </text:span><text:span text:style-name="T3">: </text:span><text:span text:style-name="T7">agents</text:span><text:span text:style-name="T3">) {</text:span><text:line-break/><text:span text:style-name="T3"> <text:s text:c="11"/></text:span><text:span text:style-name="T7">String an </text:span><text:span text:style-name="T3">= </text:span><text:span text:style-name="T7">agent</text:span><text:span text:style-name="T3">.getAt(</text:span><text:span text:style-name="T15">"1317100000"</text:span><text:span text:style-name="T3">);</text:span><text:line-break/><text:span text:style-name="T3"> <text:s text:c="11"/></text:span><text:span text:style-name="T7">text</text:span><text:span text:style-name="T3">.append(</text:span><text:span text:style-name="T7">String</text:span><text:span text:style-name="T3">.</text:span><text:span text:style-name="T5">format</text:span><text:span text:style-name="T3">(</text:span><text:span text:style-name="T15">"&lt;option%s&gt;%s&lt;/option&gt;"</text:span><text:span text:style-name="T3">,</text:span><text:line-break/><text:span text:style-name="T3"> <text:s text:c="19"/></text:span><text:span text:style-name="T7">an</text:span><text:span text:style-name="T3">.equals(agentName) ? </text:span><text:span text:style-name="T15">" selected" </text:span><text:span text:style-name="T3">: </text:span><text:span text:style-name="T15">""</text:span><text:span text:style-name="T3">, </text:span><text:span text:style-name="T7">an</text:span><text:span text:style-name="T3">));</text:span><text:line-break/><text:span text:style-name="T3"> <text:s text:c="7"/>}</text:span><text:line-break/><text:span text:style-name="T3"> <text:s text:c="7"/></text:span><text:span text:style-name="T7">text</text:span><text:span text:style-name="T3">.append(</text:span><text:span text:style-name="T15">"&lt;/select&gt;&lt;/td&gt;&lt;/tr&gt;&lt;tr&gt;&lt;td&gt;Категория&lt;/td&gt;&lt;td&gt;&lt;select name=</text:span><text:span text:style-name="T21">\"</text:span><text:span text:style-name="T15">category</text:span><text:span text:style-name="T21">\"</text:span><text:span text:style-name="T15">&gt;"</text:span><text:span text:style-name="T3">);</text:span><text:line-break/><text:span text:style-name="T3"> <text:s text:c="7"/></text:span><text:span text:style-name="T1">for</text:span><text:span text:style-name="T3">(</text:span><text:span text:style-name="T7">Obb category </text:span><text:span text:style-name="T3">: </text:span><text:span text:style-name="T7">categories</text:span><text:span text:style-name="T3">) {</text:span><text:line-break/><text:span text:style-name="T3"> <text:s text:c="11"/></text:span><text:span text:style-name="T7">String cn </text:span><text:span text:style-name="T3">= </text:span><text:span text:style-name="T7">category</text:span><text:span text:style-name="T3">.getAt(</text:span><text:span text:style-name="T15">"1162100000"</text:span><text:span text:style-name="T3">);</text:span><text:line-break/><text:span text:style-name="T3"> <text:s text:c="11"/></text:span><text:span text:style-name="T7">text</text:span><text:span text:style-name="T3">.append(</text:span><text:span text:style-name="T7">String</text:span><text:span text:style-name="T3">.</text:span><text:span text:style-name="T5">format</text:span><text:span text:style-name="T3">(</text:span><text:span text:style-name="T15">"&lt;option%s&gt;%s&lt;/option&gt;"</text:span><text:span text:style-name="T3">,</text:span><text:line-break/><text:span text:style-name="T3"> <text:s text:c="19"/></text:span><text:span text:style-name="T7">cn</text:span><text:span text:style-name="T3">.equals(categoryName) ? </text:span><text:span text:style-name="T15">" selected" </text:span><text:span text:style-name="T3">: </text:span><text:span text:style-name="T15">""</text:span><text:span text:style-name="T3">, </text:span><text:span text:style-name="T7">cn</text:span><text:span text:style-name="T3">));</text:span><text:line-break/><text:span text:style-name="T3"> <text:s text:c="7"/>}</text:span><text:line-break/><text:span text:style-name="T3"> <text:s text:c="7"/></text:span><text:span text:style-name="T7">text</text:span><text:span text:style-name="T3">.append(</text:span><text:span text:style-name="T15">"&lt;/select&gt;&lt;/td&gt;&lt;tr&gt;&lt;/table&gt;&lt;input type=</text:span><text:span text:style-name="T21">\"</text:span><text:span text:style-name="T15">submit</text:span><text:span text:style-name="T21">\"</text:span><text:span text:style-name="T15"> value=</text:span><text:span text:style-name="T21">\"</text:span><text:span text:style-name="T15">Выбрать</text:span><text:span text:style-name="T21">\"</text:span><text:span text:style-name="T15">&gt;" </text:span><text:span text:style-name="T3">+</text:span><text:line-break/><text:span text:style-name="T3"> <text:s text:c="15"/></text:span><text:span text:style-name="T15">"&lt;input type=</text:span><text:span text:style-name="T21">\"</text:span><text:span text:style-name="T15">hidden</text:span><text:span text:style-name="T21">\"</text:span><text:span text:style-name="T15"> name=</text:span><text:span text:style-name="T21">\"</text:span><text:span text:style-name="T15">task</text:span><text:span text:style-name="T21">\"</text:span><text:span text:style-name="T15"> value=</text:span><text:span text:style-name="T21">\"</text:span><text:span text:style-name="T15">4</text:span><text:span text:style-name="T21">\"</text:span><text:span text:style-name="T15">&gt;&lt;/form&gt;" </text:span><text:span text:style-name="T3">+</text:span><text:line-break/><text:span text:style-name="T3"> <text:s text:c="15"/></text:span><text:span text:style-name="T15">"&lt;table class=</text:span><text:span text:style-name="T21">\"</text:span><text:span text:style-name="T15">data</text:span><text:span text:style-name="T21">\"</text:span><text:span text:style-name="T15">&gt;&lt;tr&gt;&lt;td&gt;№&lt;/td&gt;&lt;td&gt;Название&lt;/td&gt;" </text:span><text:span text:style-name="T3">+</text:span><text:line-break/><text:span text:style-name="T3"> <text:s text:c="15"/></text:span><text:span text:style-name="T15">"&lt;td&gt;Категория&lt;/td&gt;&lt;td&gt;Адрес&lt;/td&gt;&lt;/tr&gt;"</text:span><text:span text:style-name="T3">);</text:span><text:line-break/><text:span text:style-name="T3"> <text:s text:c="7"/></text:span><text:span text:style-name="T1">int </text:span><text:span text:style-name="T3">i = </text:span><text:span text:style-name="T13">0</text:span><text:span text:style-name="T3">;</text:span><text:line-break/><text:span text:style-name="T3"> <text:s text:c="7"/></text:span><text:span text:style-name="T1">for</text:span><text:span text:style-name="T3">(</text:span><text:span text:style-name="T7">Obb cost </text:span><text:span text:style-name="T3">: costs) {</text:span><text:line-break/><text:span text:style-name="T3"> <text:s text:c="11"/></text:span><text:span text:style-name="T7">text</text:span><text:span text:style-name="T3">.append(</text:span><text:span text:style-name="T7">String</text:span><text:span text:style-name="T3">.</text:span><text:span text:style-name="T5">format</text:span><text:span text:style-name="T3">(</text:span><text:span text:style-name="T15">"&lt;tr&gt;&lt;td&gt;%d&lt;/td&gt;&lt;td&gt;%s&lt;/td&gt;&lt;td&gt;%s&lt;/td&gt;&lt;td&gt;%s&lt;/td&gt;&lt;/tr&gt;"</text:span><text:span text:style-name="T3">,</text:span><text:line-break/><text:span text:style-name="T3"> <text:s text:c="19"/>++i, </text:span><text:span text:style-name="T7">cost</text:span><text:span text:style-name="T3">.getAt(</text:span><text:span text:style-name="T15">"1036423021"</text:span><text:span text:style-name="T3">),</text:span><text:line-break/><text:span text:style-name="T3"> <text:s text:c="19"/></text:span><text:span text:style-name="T11">yesnoMap</text:span><text:span text:style-name="T3">.get(</text:span><text:span text:style-name="T7">cost</text:span><text:span text:style-name="T3">.getAt(</text:span><text:span text:style-name="T15">"1036200042"</text:span><text:span text:style-name="T3">)),</text:span><text:line-break/><text:span text:style-name="T3"> <text:s text:c="19"/></text:span><text:span text:style-name="T7">cost</text:span><text:span text:style-name="T3">.getAt(</text:span><text:span text:style-name="T15">"1036410028"</text:span><text:span text:style-name="T3">)));</text:span><text:line-break/><text:span text:style-name="T3"> <text:s text:c="7"/>}</text:span><text:line-break/><text:span text:style-name="T3"> <text:s text:c="7"/>printHtml(</text:span><text:span text:style-name="T15">"Экскурсии"</text:span><text:span text:style-name="T3">, </text:span><text:span text:style-name="T7">text</text:span><text:span text:style-name="T3">.append(</text:span><text:span text:style-name="T15">"&lt;/table&gt;"</text:span><text:span text:style-name="T3">).toString());</text:span><text:line-break/><text:soft-page-break/><text:span text:style-name="T3"> <text:s text:c="3"/>}</text:span><text:line-break/><text:line-break/><text:span text:style-name="T3"> <text:s text:c="3"/></text:span><text:span text:style-name="T1">public void </text:span><text:span text:style-name="T19">task5</text:span><text:span text:style-name="T3">() </text:span><text:span text:style-name="T1">throws </text:span><text:span text:style-name="T7">Exception </text:span><text:span text:style-name="T3">{</text:span><text:line-break/><text:span text:style-name="T3"> <text:s text:c="7"/></text:span><text:span text:style-name="T7">Obb</text:span><text:span text:style-name="T3">[] </text:span><text:span text:style-name="T7">costs </text:span><text:span text:style-name="T3">= </text:span><text:span text:style-name="T7">Ob0</text:span><text:span text:style-name="T3">.</text:span><text:span text:style-name="T5">getSrcObs</text:span><text:span text:style-name="T3">(</text:span><text:span text:style-name="T9">mains</text:span><text:span text:style-name="T3">, </text:span><text:span text:style-name="T7">Ob0</text:span><text:span text:style-name="T3">.</text:span><text:span text:style-name="T5">createFilter</text:span><text:span text:style-name="T3">(</text:span><text:span text:style-name="T13">36</text:span><text:span text:style-name="T3">), </text:span><text:span text:style-name="T13">0</text:span><text:span text:style-name="T3">, </text:span><text:span text:style-name="T13">0</text:span><text:span text:style-name="T3">);</text:span><text:line-break/><text:span text:style-name="T3"> <text:s text:c="7"/></text:span><text:span text:style-name="T7">List</text:span><text:span text:style-name="T3">&lt;</text:span><text:span text:style-name="T7">Obb</text:span><text:span text:style-name="T3">&gt; </text:span><text:span text:style-name="T7">list </text:span><text:span text:style-name="T3">= </text:span><text:span text:style-name="T7">Arrays</text:span><text:span text:style-name="T3">.</text:span><text:span text:style-name="T5">asList</text:span><text:span text:style-name="T3">(</text:span><text:span text:style-name="T7">costs</text:span><text:span text:style-name="T3">);</text:span><text:line-break/><text:span text:style-name="T3"> <text:s text:c="7"/></text:span><text:span text:style-name="T7">List</text:span><text:span text:style-name="T3">&lt;</text:span><text:span text:style-name="T7">Obb</text:span><text:span text:style-name="T3">&gt; </text:span><text:span text:style-name="T7">array </text:span><text:span text:style-name="T3">= </text:span><text:span text:style-name="T1">new </text:span><text:span text:style-name="T3">ArrayList&lt;&gt;(</text:span><text:span text:style-name="T7">list</text:span><text:span text:style-name="T3">);</text:span><text:line-break/><text:span text:style-name="T3"> <text:s text:c="7"/></text:span><text:span text:style-name="T7">List</text:span><text:span text:style-name="T3">&lt;</text:span><text:span text:style-name="T7">Obb</text:span><text:span text:style-name="T3">&gt; </text:span><text:span text:style-name="T7">linked </text:span><text:span text:style-name="T3">= </text:span><text:span text:style-name="T1">new </text:span><text:span text:style-name="T3">LinkedList&lt;&gt;(</text:span><text:span text:style-name="T7">list</text:span><text:span text:style-name="T3">);</text:span><text:line-break/><text:span text:style-name="T3"> <text:s text:c="7"/></text:span><text:span text:style-name="T7">StringBuilder text </text:span><text:span text:style-name="T3">= </text:span><text:span text:style-name="T1">new </text:span><text:span text:style-name="T3">StringBuilder();</text:span><text:line-break/><text:span text:style-name="T3"> <text:s text:c="7"/></text:span><text:span text:style-name="T7">BiConsumer</text:span><text:span text:style-name="T3">&lt;</text:span><text:span text:style-name="T7">List</text:span><text:span text:style-name="T3">&lt;</text:span><text:span text:style-name="T7">Obb</text:span><text:span text:style-name="T3">&gt;, </text:span><text:span text:style-name="T7">String</text:span><text:span text:style-name="T3">&gt; </text:span><text:span text:style-name="T7">consumer </text:span><text:span text:style-name="T3">= (</text:span><text:span text:style-name="T7">List</text:span><text:span text:style-name="T3">&lt;</text:span><text:span text:style-name="T7">Obb</text:span><text:span text:style-name="T3">&gt; lst, </text:span><text:span text:style-name="T7">String </text:span><text:span text:style-name="T3">listType) -&gt; {</text:span><text:line-break/><text:span text:style-name="T3"> <text:s text:c="11"/></text:span><text:span text:style-name="T1">int </text:span><text:span text:style-name="T3">i = </text:span><text:span text:style-name="T13">0</text:span><text:span text:style-name="T3">;</text:span><text:line-break/><text:span text:style-name="T3"> <text:s text:c="11"/></text:span><text:span text:style-name="T23">text</text:span><text:span text:style-name="T3">.append(</text:span><text:span text:style-name="T15">"&lt;div&gt;"</text:span><text:span text:style-name="T3">);</text:span><text:line-break/><text:span text:style-name="T3"> <text:s text:c="11"/></text:span><text:span text:style-name="T1">long </text:span><text:span text:style-name="T3">time = </text:span><text:span text:style-name="T7">System</text:span><text:span text:style-name="T3">.</text:span><text:span text:style-name="T5">currentTimeMillis</text:span><text:span text:style-name="T3">();</text:span><text:line-break/><text:span text:style-name="T3"> <text:s text:c="11"/></text:span><text:span text:style-name="T1">for</text:span><text:span text:style-name="T3">(</text:span><text:span text:style-name="T7">Obb item </text:span><text:span text:style-name="T3">: lst) {</text:span><text:line-break/><text:span text:style-name="T3"> <text:s text:c="15"/></text:span><text:span text:style-name="T23">text</text:span><text:span text:style-name="T3">.append(</text:span><text:span text:style-name="T7">String</text:span><text:span text:style-name="T3">.</text:span><text:span text:style-name="T5">format</text:span><text:span text:style-name="T3">(</text:span><text:span text:style-name="T15">"[%d : %s]%s"</text:span><text:span text:style-name="T3">, ++i, </text:span><text:span text:style-name="T7">item</text:span><text:span text:style-name="T3">.</text:span><text:span text:style-name="T9">id</text:span><text:span text:style-name="T3">, i == lst.size() ? </text:span><text:span text:style-name="T15">"" </text:span><text:span text:style-name="T3">: </text:span><text:span text:style-name="T15">", "</text:span><text:span text:style-name="T3">));</text:span><text:line-break/><text:span text:style-name="T3"> <text:s text:c="11"/>}</text:span><text:line-break/><text:span text:style-name="T3"> <text:s text:c="11"/>time = </text:span><text:span text:style-name="T7">System</text:span><text:span text:style-name="T3">.</text:span><text:span text:style-name="T5">currentTimeMillis</text:span><text:span text:style-name="T3">() - time;</text:span><text:line-break/><text:span text:style-name="T3"> <text:s text:c="11"/></text:span><text:span text:style-name="T23">text</text:span><text:span text:style-name="T3">.append(</text:span><text:span text:style-name="T7">String</text:span><text:span text:style-name="T3">.</text:span><text:span text:style-name="T5">format</text:span><text:span text:style-name="T3">(</text:span><text:span text:style-name="T15">"&lt;br&gt;%s - %d ms&lt;/div&gt;"</text:span><text:span text:style-name="T3">, listType, time));</text:span><text:line-break/><text:span text:style-name="T3"> <text:s text:c="7"/>};</text:span><text:line-break/><text:span text:style-name="T3"> <text:s text:c="7"/></text:span><text:span text:style-name="T7">consumer</text:span><text:span text:style-name="T3">.accept(</text:span><text:span text:style-name="T7">array</text:span><text:span text:style-name="T3">, </text:span><text:span text:style-name="T15">"ArrayList"</text:span><text:span text:style-name="T3">);</text:span><text:line-break/><text:span text:style-name="T3"> <text:s text:c="7"/></text:span><text:span text:style-name="T7">consumer</text:span><text:span text:style-name="T3">.accept(</text:span><text:span text:style-name="T7">linked</text:span><text:span text:style-name="T3">, </text:span><text:span text:style-name="T15">"LinkedList"</text:span><text:span text:style-name="T3">);</text:span><text:line-break/><text:span text:style-name="T3"> <text:s text:c="7"/>printHtml(</text:span><text:span text:style-name="T15">"Временное сравнение"</text:span><text:span text:style-name="T3">, </text:span><text:span text:style-name="T7">text</text:span><text:span text:style-name="T3">.toString()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19">task6</text:span><text:span text:style-name="T3">() </text:span><text:span text:style-name="T1">throws </text:span><text:span text:style-name="T7">Exception </text:span><text:span text:style-name="T3">{</text:span><text:line-break/><text:span text:style-name="T3"> <text:s text:c="7"/></text:span><text:span text:style-name="T7">String </text:span><text:span text:style-name="T3">type = </text:span><text:span text:style-name="T9">request</text:span><text:span text:style-name="T3">.getParameter(</text:span><text:span text:style-name="T15">"type"</text:span><text:span text:style-name="T3">);</text:span><text:line-break/><text:span text:style-name="T3"> <text:s text:c="7"/></text:span><text:span text:style-name="T7">String </text:span><text:span text:style-name="T3">code = </text:span><text:span text:style-name="T9">request</text:span><text:span text:style-name="T3">.getParameter(</text:span><text:span text:style-name="T15">"code"</text:span><text:span text:style-name="T3">);</text:span><text:line-break/><text:span text:style-name="T3"> <text:s text:c="7"/></text:span><text:span text:style-name="T7">String </text:span><text:span text:style-name="T3">address = </text:span><text:span text:style-name="T9">request</text:span><text:span text:style-name="T3">.getParameter(</text:span><text:span text:style-name="T15">"address"</text:span><text:span text:style-name="T3">);</text:span><text:line-break/><text:span text:style-name="T3"> <text:s text:c="7"/></text:span><text:span text:style-name="T7">String </text:span><text:span text:style-name="T3">category = </text:span><text:span text:style-name="T9">request</text:span><text:span text:style-name="T3">.getParameter(</text:span><text:span text:style-name="T15">"category"</text:span><text:span text:style-name="T3">);</text:span><text:line-break/><text:span text:style-name="T3"> <text:s text:c="7"/></text:span><text:span text:style-name="T7">String </text:span><text:span text:style-name="T3">agentId = </text:span><text:span text:style-name="T9">request</text:span><text:span text:style-name="T3">.getParameter(</text:span><text:span text:style-name="T15">"agent"</text:span><text:span text:style-name="T3">);</text:span><text:line-break/><text:line-break/><text:span text:style-name="T3"> <text:s text:c="7"/>type = </text:span><text:span text:style-name="T7">NumberUtils</text:span><text:span text:style-name="T3">.</text:span><text:span text:style-name="T5">isNumber</text:span><text:span text:style-name="T3">(type) &amp;&amp; </text:span><text:span text:style-name="T7">Integer</text:span><text:span text:style-name="T3">.</text:span><text:span text:style-name="T5">parseInt</text:span><text:span text:style-name="T3">(type) &gt;= </text:span><text:span text:style-name="T13">0</text:span><text:line-break/><text:span text:style-name="T13"> <text:s text:c="15"/></text:span><text:span text:style-name="T3">&amp;&amp; </text:span><text:span text:style-name="T7">Integer</text:span><text:span text:style-name="T3">.</text:span><text:span text:style-name="T5">parseInt</text:span><text:span text:style-name="T3">(type) &lt;= </text:span><text:span text:style-name="T13">8 </text:span><text:span text:style-name="T3">&amp;&amp; </text:span><text:span text:style-name="T7">Integer</text:span><text:span text:style-name="T3">.</text:span><text:span text:style-name="T5">parseInt</text:span><text:span text:style-name="T3">(type) != </text:span><text:span text:style-name="T13">7 </text:span><text:span text:style-name="T3">? type : </text:span><text:span text:style-name="T15">""</text:span><text:span text:style-name="T3">;</text:span><text:line-break/><text:span text:style-name="T3"> <text:s text:c="7"/>code = code == </text:span><text:span text:style-name="T1">null </text:span><text:span text:style-name="T3">? </text:span><text:span text:style-name="T15">"" </text:span><text:span text:style-name="T3">: code;</text:span><text:line-break/><text:span text:style-name="T3"> <text:s text:c="7"/>address = address <text:s/>== </text:span><text:span text:style-name="T1">null </text:span><text:span text:style-name="T3">? </text:span><text:span text:style-name="T15">"" </text:span><text:span text:style-name="T3">: address;</text:span><text:line-break/><text:span text:style-name="T3"> <text:s text:c="7"/>category = category == </text:span><text:span text:style-name="T1">null </text:span><text:span text:style-name="T3">|| !(category.equals(</text:span><text:span text:style-name="T15">"1"</text:span><text:span text:style-name="T3">) || category.equals(</text:span><text:span text:style-name="T15">"0"</text:span><text:span text:style-name="T3">)) ? </text:span><text:span text:style-name="T15">"" </text:span><text:span text:style-name="T3">: category;</text:span><text:line-break/><text:span text:style-name="T3"> <text:s text:c="7"/>agentId = agentId == </text:span><text:span text:style-name="T1">null </text:span><text:span text:style-name="T3">? </text:span><text:span text:style-name="T15">"" </text:span><text:span text:style-name="T3">: agentId;</text:span><text:line-break/><text:line-break/><text:span text:style-name="T3"> <text:s text:c="7"/></text:span><text:span text:style-name="T7">Obb filter </text:span><text:span text:style-name="T3">= </text:span><text:span text:style-name="T7">Ob0</text:span><text:span text:style-name="T3">.</text:span><text:span text:style-name="T5">createFilter</text:span><text:span text:style-name="T3">(</text:span><text:span text:style-name="T13">36</text:span><text:span text:style-name="T3">);</text:span><text:line-break/><text:span text:style-name="T3"> <text:s text:c="7"/></text:span><text:span text:style-name="T1">if</text:span><text:span text:style-name="T3">(!type.equals(</text:span><text:span text:style-name="T15">""</text:span><text:span text:style-name="T3">)) {</text:span><text:line-break/><text:span text:style-name="T3"> <text:s text:c="11"/></text:span><text:span text:style-name="T7">Ob0</text:span><text:span text:style-name="T3">.</text:span><text:span text:style-name="T5">addCondition</text:span><text:span text:style-name="T3">(</text:span><text:span text:style-name="T7">filter</text:span><text:span text:style-name="T3">, </text:span><text:span text:style-name="T13">1036200042</text:span><text:span text:style-name="T3">, </text:span><text:span text:style-name="T7">Ob0</text:span><text:span text:style-name="T3">.</text:span><text:span text:style-name="T7">ComparisonType</text:span><text:span text:style-name="T3">.</text:span><text:span text:style-name="T11">EQ</text:span><text:span text:style-name="T3">, type);</text:span><text:line-break/><text:span text:style-name="T3"> <text:s text:c="7"/>}</text:span><text:line-break/><text:span text:style-name="T3"> <text:s text:c="7"/></text:span><text:span text:style-name="T1">if</text:span><text:span text:style-name="T3">(!code.equals(</text:span><text:span text:style-name="T15">""</text:span><text:span text:style-name="T3">)) {</text:span><text:line-break/><text:span text:style-name="T3"> <text:s text:c="11"/></text:span><text:span text:style-name="T7">Ob0</text:span><text:span text:style-name="T3">.</text:span><text:span text:style-name="T5">addCondition</text:span><text:span text:style-name="T3">(</text:span><text:span text:style-name="T7">filter</text:span><text:span text:style-name="T3">, </text:span><text:span text:style-name="T13">1036423021</text:span><text:span text:style-name="T3">, </text:span><text:span text:style-name="T7">Ob0</text:span><text:span text:style-name="T3">.</text:span><text:span text:style-name="T7">ComparisonType</text:span><text:span text:style-name="T3">.</text:span><text:span text:style-name="T11">EQ</text:span><text:span text:style-name="T3">, code);</text:span><text:line-break/><text:span text:style-name="T3"> <text:s text:c="7"/>}</text:span><text:line-break/><text:span text:style-name="T3"> <text:s text:c="7"/></text:span><text:span text:style-name="T1">if</text:span><text:span text:style-name="T3">(!address.equals(</text:span><text:span text:style-name="T15">""</text:span><text:span text:style-name="T3">)) {</text:span><text:line-break/><text:span text:style-name="T3"> <text:s text:c="11"/></text:span><text:span text:style-name="T7">Ob0</text:span><text:span text:style-name="T3">.</text:span><text:span text:style-name="T5">addCondition</text:span><text:span text:style-name="T3">(</text:span><text:span text:style-name="T7">filter</text:span><text:span text:style-name="T3">, </text:span><text:span text:style-name="T13">1036410028</text:span><text:span text:style-name="T3">, </text:span><text:span text:style-name="T7">Ob0</text:span><text:span text:style-name="T3">.</text:span><text:span text:style-name="T7">ComparisonType</text:span><text:span text:style-name="T3">.</text:span><text:span text:style-name="T11">EQ</text:span><text:span text:style-name="T3">, address);</text:span><text:line-break/><text:span text:style-name="T3"> <text:s text:c="7"/>}</text:span><text:line-break/><text:span text:style-name="T3"> <text:s text:c="7"/></text:span><text:span text:style-name="T1">if</text:span><text:span text:style-name="T3">(!category.equals(</text:span><text:span text:style-name="T15">""</text:span><text:span text:style-name="T3">)) {</text:span><text:line-break/><text:span text:style-name="T3"> <text:s text:c="11"/></text:span><text:span text:style-name="T7">Ob0</text:span><text:span text:style-name="T3">.</text:span><text:span text:style-name="T5">addCondition</text:span><text:span text:style-name="T3">(</text:span><text:span text:style-name="T7">filter</text:span><text:span text:style-name="T3">, </text:span><text:span text:style-name="T13">1162200125</text:span><text:span text:style-name="T3">, </text:span><text:span text:style-name="T7">Ob0</text:span><text:span text:style-name="T3">.</text:span><text:span text:style-name="T7">ComparisonType</text:span><text:span text:style-name="T3">.</text:span><text:span text:style-name="T11">EQ</text:span><text:span text:style-name="T3">, category);</text:span><text:line-break/><text:span text:style-name="T3"> <text:s text:c="7"/>}</text:span><text:line-break/><text:span text:style-name="T3"> <text:s text:c="7"/></text:span><text:span text:style-name="T1">if</text:span><text:span text:style-name="T3">(!agentId.equals(</text:span><text:span text:style-name="T15">""</text:span><text:span text:style-name="T3">)) {</text:span><text:line-break/><text:span text:style-name="T3"> <text:s text:c="11"/></text:span><text:span text:style-name="T7">Ob0</text:span><text:span text:style-name="T3">.</text:span><text:span text:style-name="T5">addCondition</text:span><text:span text:style-name="T3">(</text:span><text:span text:style-name="T7">filter</text:span><text:span text:style-name="T3">, </text:span><text:span text:style-name="T13">1036922797</text:span><text:span text:style-name="T3">, </text:span><text:span text:style-name="T7">Ob0</text:span><text:span text:style-name="T3">.</text:span><text:span text:style-name="T7">ComparisonType</text:span><text:span text:style-name="T3">.</text:span><text:span text:style-name="T11">EQ</text:span><text:span text:style-name="T3">, agentId);</text:span><text:line-break/><text:span text:style-name="T3"> <text:s text:c="7"/>}</text:span><text:line-break/><text:span text:style-name="T3"> <text:s text:c="7"/></text:span><text:span text:style-name="T7">Obb</text:span><text:span text:style-name="T3">[] </text:span><text:span text:style-name="T7">costs </text:span><text:span text:style-name="T3">= </text:span><text:span text:style-name="T7">Ob0</text:span><text:span text:style-name="T3">.</text:span><text:span text:style-name="T5">getSrcObs</text:span><text:span text:style-name="T3">(</text:span><text:span text:style-name="T9">mains</text:span><text:span text:style-name="T3">, </text:span><text:span text:style-name="T7">filter</text:span><text:span text:style-name="T3">, </text:span><text:span text:style-name="T13">0</text:span><text:span text:style-name="T3">, </text:span><text:span text:style-name="T13">0</text:span><text:span text:style-name="T3">);</text:span><text:line-break/><text:span text:style-name="T3"> <text:s text:c="7"/></text:span><text:span text:style-name="T7">Obb</text:span><text:span text:style-name="T3">[] </text:span><text:span text:style-name="T7">agents </text:span><text:span text:style-name="T3">= </text:span><text:span text:style-name="T7">Ob0</text:span><text:span text:style-name="T3">.</text:span><text:span text:style-name="T5">getSrcObs</text:span><text:span text:style-name="T3">(</text:span><text:span text:style-name="T9">mains</text:span><text:span text:style-name="T3">, </text:span><text:span text:style-name="T7">Ob0</text:span><text:span text:style-name="T3">.</text:span><text:span text:style-name="T5">createFilter</text:span><text:span text:style-name="T3">(</text:span><text:span text:style-name="T13">317</text:span><text:span text:style-name="T3">), </text:span><text:span text:style-name="T13">0</text:span><text:span text:style-name="T3">, </text:span><text:span text:style-name="T13">0</text:span><text:span text:style-name="T3">);</text:span><text:line-break/><text:span text:style-name="T3"> <text:s text:c="7"/></text:span><text:span text:style-name="T7">Arrays</text:span><text:span text:style-name="T3">.</text:span><text:span text:style-name="T5">sort</text:span><text:span text:style-name="T3">(</text:span><text:span text:style-name="T7">agents</text:span><text:span text:style-name="T3">, </text:span><text:span text:style-name="T7">Comparator</text:span><text:span text:style-name="T3">.</text:span><text:span text:style-name="T5">comparing</text:span><text:span text:style-name="T3">((</text:span><text:span text:style-name="T7">Obb </text:span><text:span text:style-name="T3">ob) -&gt; ob.getAt(</text:span><text:span text:style-name="T15">"1317100000"</text:span><text:span text:style-name="T3">)));</text:span><text:line-break/><text:line-break/><text:span text:style-name="T3"> <text:s text:c="7"/></text:span><text:span text:style-name="T7">Map</text:span><text:span text:style-name="T3">&lt;</text:span><text:span text:style-name="T7">String</text:span><text:span text:style-name="T3">, </text:span><text:span text:style-name="T7">String</text:span><text:span text:style-name="T3">&gt; </text:span><text:span text:style-name="T7">agentMap </text:span><text:span text:style-name="T3">= </text:span><text:span text:style-name="T1">new </text:span><text:span text:style-name="T3">HashMap&lt;&gt;();</text:span><text:line-break/><text:span text:style-name="T3"> <text:s text:c="7"/></text:span><text:span text:style-name="T7">agentMap</text:span><text:span text:style-name="T3">.put(</text:span><text:span text:style-name="T15">""</text:span><text:span text:style-name="T3">, </text:span><text:span text:style-name="T15">"-"</text:span><text:span text:style-name="T3">);</text:span><text:line-break/><text:span text:style-name="T3"> <text:s text:c="7"/></text:span><text:span text:style-name="T1">for</text:span><text:span text:style-name="T3">(</text:span><text:span text:style-name="T7">Obb agent </text:span><text:span text:style-name="T3">: </text:span><text:span text:style-name="T7">agents</text:span><text:span text:style-name="T3">) {</text:span><text:line-break/><text:soft-page-break/><text:span text:style-name="T3"> <text:s text:c="11"/></text:span><text:span text:style-name="T7">agentMap</text:span><text:span text:style-name="T3">.put(</text:span><text:span text:style-name="T7">agent</text:span><text:span text:style-name="T3">.</text:span><text:span text:style-name="T9">id</text:span><text:span text:style-name="T3">, </text:span><text:span text:style-name="T7">agent</text:span><text:span text:style-name="T3">.getAt(</text:span><text:span text:style-name="T15">"1317100000"</text:span><text:span text:style-name="T3">));</text:span><text:line-break/><text:span text:style-name="T3"> <text:s text:c="7"/>}</text:span><text:line-break/><text:line-break/><text:span text:style-name="T3"> <text:s text:c="7"/></text:span><text:span text:style-name="T7">StringBuilder text </text:span><text:span text:style-name="T3">= </text:span><text:span text:style-name="T1">new </text:span><text:span text:style-name="T3">StringBuilder();</text:span><text:line-break/><text:span text:style-name="T3"> <text:s text:c="7"/></text:span><text:span text:style-name="T7">text</text:span><text:span text:style-name="T3">.append(</text:span><text:span text:style-name="T15">"&lt;form action=</text:span><text:span text:style-name="T21">\"</text:span><text:span text:style-name="T15">#</text:span><text:span text:style-name="T21">\"</text:span><text:span text:style-name="T15"> method=</text:span><text:span text:style-name="T21">\"</text:span><text:span text:style-name="T15">get</text:span><text:span text:style-name="T21">\"</text:span><text:span text:style-name="T15">&gt;&lt;table class=</text:span><text:span text:style-name="T21">\"</text:span><text:span text:style-name="T15">form</text:span><text:span text:style-name="T21">\"</text:span><text:span text:style-name="T15">&gt;&lt;tr&gt;&lt;td&gt;" </text:span><text:span text:style-name="T3">+</text:span><text:line-break/><text:span text:style-name="T3"> <text:s text:c="15"/></text:span><text:span text:style-name="T15">"Тип&lt;/td&gt;&lt;td&gt;&lt;select name=</text:span><text:span text:style-name="T21">\"</text:span><text:span text:style-name="T15">type</text:span><text:span text:style-name="T21">\"</text:span><text:span text:style-name="T15">&gt;"</text:span><text:span text:style-name="T3">);</text:span><text:line-break/><text:span text:style-name="T3"> <text:s text:c="7"/></text:span><text:span text:style-name="T1">for</text:span><text:span text:style-name="T3">(</text:span><text:span text:style-name="T7">String key </text:span><text:span text:style-name="T3">: </text:span><text:span text:style-name="T11">typeMap</text:span><text:span text:style-name="T3">.keySet()) {</text:span><text:line-break/><text:span text:style-name="T3"> <text:s text:c="11"/></text:span><text:span text:style-name="T7">text</text:span><text:span text:style-name="T3">.append(</text:span><text:span text:style-name="T7">String</text:span><text:span text:style-name="T3">.</text:span><text:span text:style-name="T5">format</text:span><text:span text:style-name="T3">(</text:span><text:span text:style-name="T15">"&lt;option%s value=</text:span><text:span text:style-name="T21">\"</text:span><text:span text:style-name="T15">%s</text:span><text:span text:style-name="T21">\"</text:span><text:span text:style-name="T15">&gt;%s&lt;/option&gt;"</text:span><text:span text:style-name="T3">,</text:span><text:line-break/><text:span text:style-name="T3"> <text:s text:c="19"/>type.equals(</text:span><text:span text:style-name="T7">key</text:span><text:span text:style-name="T3">) ? </text:span><text:span text:style-name="T15">" selected" </text:span><text:span text:style-name="T3">: </text:span><text:span text:style-name="T15">""</text:span><text:span text:style-name="T3">, </text:span><text:span text:style-name="T7">key</text:span><text:span text:style-name="T3">, </text:span><text:span text:style-name="T11">typeMap</text:span><text:span text:style-name="T3">.get(</text:span><text:span text:style-name="T7">key</text:span><text:span text:style-name="T3">)));</text:span><text:line-break/><text:span text:style-name="T3"> <text:s text:c="7"/>}</text:span><text:line-break/><text:span text:style-name="T3"> <text:s text:c="7"/></text:span><text:span text:style-name="T7">text</text:span><text:span text:style-name="T3">.append(</text:span><text:span text:style-name="T15">"&lt;/select&gt;&lt;/td&gt;&lt;/tr&gt;&lt;tr&gt;&lt;td&gt;Код&lt;/td&gt;" </text:span><text:span text:style-name="T3">+</text:span><text:line-break/><text:span text:style-name="T3"> <text:s text:c="15"/></text:span><text:span text:style-name="T15">"&lt;td&gt;&lt;input name=</text:span><text:span text:style-name="T21">\"</text:span><text:span text:style-name="T15">code</text:span><text:span text:style-name="T21">\"</text:span><text:span text:style-name="T15"> type=</text:span><text:span text:style-name="T21">\"</text:span><text:span text:style-name="T15">text</text:span><text:span text:style-name="T21">\"</text:span><text:span text:style-name="T15"> value=</text:span><text:span text:style-name="T21">\"\"</text:span><text:span text:style-name="T15">&gt;&lt;/td&gt;&lt;/tr&gt;" </text:span><text:span text:style-name="T3">+</text:span><text:line-break/><text:span text:style-name="T3"> <text:s text:c="15"/></text:span><text:span text:style-name="T15">"&lt;tr&gt;&lt;td&gt;Адрес&lt;/td&gt;&lt;td&gt;&lt;input name=</text:span><text:span text:style-name="T21">\"</text:span><text:span text:style-name="T15">address</text:span><text:span text:style-name="T21">\"</text:span><text:span text:style-name="T15"> type=</text:span><text:span text:style-name="T21">\"</text:span><text:span text:style-name="T15">text</text:span><text:span text:style-name="T21">\"</text:span><text:span text:style-name="T15"> value=</text:span><text:span text:style-name="T21">\"\"</text:span><text:span text:style-name="T15">&gt;" </text:span><text:span text:style-name="T3">+</text:span><text:line-break/><text:span text:style-name="T3"> <text:s text:c="15"/></text:span><text:span text:style-name="T15">"&lt;/td&gt;&lt;/tr&gt;&lt;tr&gt;&lt;td&gt;Категория&lt;/td&gt;&lt;td&gt;&lt;select name=</text:span><text:span text:style-name="T21">\"</text:span><text:span text:style-name="T15">category</text:span><text:span text:style-name="T21">\"</text:span><text:span text:style-name="T15">&gt;"</text:span><text:span text:style-name="T3">);</text:span><text:line-break/><text:span text:style-name="T3"> <text:s text:c="7"/></text:span><text:span text:style-name="T1">for</text:span><text:span text:style-name="T3">(</text:span><text:span text:style-name="T7">String key </text:span><text:span text:style-name="T3">: </text:span><text:span text:style-name="T11">yesnoMap</text:span><text:span text:style-name="T3">.keySet()) {</text:span><text:line-break/><text:span text:style-name="T3"> <text:s text:c="11"/></text:span><text:span text:style-name="T7">text</text:span><text:span text:style-name="T3">.append(</text:span><text:span text:style-name="T7">String</text:span><text:span text:style-name="T3">.</text:span><text:span text:style-name="T5">format</text:span><text:span text:style-name="T3">(</text:span><text:span text:style-name="T15">"&lt;option%s value=</text:span><text:span text:style-name="T21">\"</text:span><text:span text:style-name="T15">%s</text:span><text:span text:style-name="T21">\"</text:span><text:span text:style-name="T15">&gt;%s&lt;/option&gt;"</text:span><text:span text:style-name="T3">,</text:span><text:line-break/><text:span text:style-name="T3"> <text:s text:c="19"/>category.equals(</text:span><text:span text:style-name="T7">key</text:span><text:span text:style-name="T3">) ? </text:span><text:span text:style-name="T15">" selected" </text:span><text:span text:style-name="T3">: </text:span><text:span text:style-name="T15">""</text:span><text:span text:style-name="T3">, </text:span><text:span text:style-name="T7">key</text:span><text:span text:style-name="T3">, </text:span><text:span text:style-name="T11">yesnoMap</text:span><text:span text:style-name="T3">.get(</text:span><text:span text:style-name="T7">key</text:span><text:span text:style-name="T3">)));</text:span><text:line-break/><text:span text:style-name="T3"> <text:s text:c="7"/>}</text:span><text:line-break/><text:span text:style-name="T3"> <text:s text:c="7"/></text:span><text:span text:style-name="T7">text</text:span><text:span text:style-name="T3">.append(</text:span><text:span text:style-name="T15">"&lt;/select&gt;&lt;/td&gt;&lt;/tr&gt;&lt;tr&gt;&lt;td&gt;Контрагент&lt;/td&gt;&lt;td&gt;&lt;select name=</text:span><text:span text:style-name="T21">\"</text:span><text:span text:style-name="T15">agent</text:span><text:span text:style-name="T21">\"</text:span><text:span text:style-name="T15">&gt;"</text:span><text:span text:style-name="T3">);</text:span><text:line-break/><text:span text:style-name="T3"> <text:s text:c="7"/></text:span><text:span text:style-name="T1">for</text:span><text:span text:style-name="T3">(</text:span><text:span text:style-name="T7">String key </text:span><text:span text:style-name="T3">: </text:span><text:span text:style-name="T7">agentMap</text:span><text:span text:style-name="T3">.keySet()) {</text:span><text:line-break/><text:span text:style-name="T3"> <text:s text:c="11"/></text:span><text:span text:style-name="T7">text</text:span><text:span text:style-name="T3">.append(</text:span><text:span text:style-name="T7">String</text:span><text:span text:style-name="T3">.</text:span><text:span text:style-name="T5">format</text:span><text:span text:style-name="T3">(</text:span><text:span text:style-name="T15">"&lt;option%s value=</text:span><text:span text:style-name="T21">\"</text:span><text:span text:style-name="T15">%s</text:span><text:span text:style-name="T21">\"</text:span><text:span text:style-name="T15">&gt;%s&lt;/option&gt;"</text:span><text:span text:style-name="T3">,</text:span><text:line-break/><text:span text:style-name="T3"> <text:s text:c="19"/>agentId.equals(</text:span><text:span text:style-name="T7">key</text:span><text:span text:style-name="T3">) ? </text:span><text:span text:style-name="T15">" selected" </text:span><text:span text:style-name="T3">: </text:span><text:span text:style-name="T15">""</text:span><text:span text:style-name="T3">, </text:span><text:span text:style-name="T7">key</text:span><text:span text:style-name="T3">, </text:span><text:span text:style-name="T7">agentMap</text:span><text:span text:style-name="T3">.get(</text:span><text:span text:style-name="T7">key</text:span><text:span text:style-name="T3">)));</text:span><text:line-break/><text:span text:style-name="T3"> <text:s text:c="7"/>}</text:span><text:line-break/><text:span text:style-name="T3"> <text:s text:c="7"/></text:span><text:span text:style-name="T7">text</text:span><text:span text:style-name="T3">.append(</text:span><text:span text:style-name="T15">"&lt;/select&gt;&lt;/td&gt;&lt;/tr&gt;&lt;/table&gt;&lt;input type=</text:span><text:span text:style-name="T21">\"</text:span><text:span text:style-name="T15">submit</text:span><text:span text:style-name="T21">\"</text:span><text:span text:style-name="T15"> value=</text:span><text:span text:style-name="T21">\"</text:span><text:span text:style-name="T15">Выбрать</text:span><text:span text:style-name="T21">\"</text:span><text:span text:style-name="T15">&gt;" </text:span><text:span text:style-name="T3">+</text:span><text:line-break/><text:span text:style-name="T3"> <text:s text:c="15"/></text:span><text:span text:style-name="T15">"&lt;input type=</text:span><text:span text:style-name="T21">\"</text:span><text:span text:style-name="T15">hidden</text:span><text:span text:style-name="T21">\"</text:span><text:span text:style-name="T15"> name=</text:span><text:span text:style-name="T21">\"</text:span><text:span text:style-name="T15">task</text:span><text:span text:style-name="T21">\"</text:span><text:span text:style-name="T15"> value=</text:span><text:span text:style-name="T21">\"</text:span><text:span text:style-name="T15">6</text:span><text:span text:style-name="T21">\"</text:span><text:span text:style-name="T15">&gt;&lt;/form&gt;" </text:span><text:span text:style-name="T3">+</text:span><text:line-break/><text:span text:style-name="T3"> <text:s text:c="15"/></text:span><text:span text:style-name="T15">"&lt;table class=</text:span><text:span text:style-name="T21">\"</text:span><text:span text:style-name="T15">data</text:span><text:span text:style-name="T21">\"</text:span><text:span text:style-name="T15">&gt;&lt;tr&gt;&lt;td&gt;№&lt;/td&gt;&lt;td&gt;Название&lt;/td&gt;&lt;td&gt;Тип&lt;/td&gt;" </text:span><text:span text:style-name="T3">+</text:span><text:line-break/><text:span text:style-name="T3"> <text:s text:c="15"/></text:span><text:span text:style-name="T15">"&lt;td&gt;Адрес&lt;/td&gt;&lt;td&gt;Да/Нет&lt;/td&gt;&lt;td&gt;Контрагент&lt;/td&gt;&lt;/tr&gt;"</text:span><text:span text:style-name="T3">);</text:span><text:line-break/><text:span text:style-name="T3"> <text:s text:c="7"/></text:span><text:span text:style-name="T7">Arrays</text:span><text:span text:style-name="T3">.</text:span><text:span text:style-name="T5">sort</text:span><text:span text:style-name="T3">(</text:span><text:span text:style-name="T7">costs</text:span><text:span text:style-name="T3">, </text:span><text:span text:style-name="T7">Comparator</text:span><text:span text:style-name="T3">.</text:span><text:span text:style-name="T5">comparing</text:span><text:span text:style-name="T3">((</text:span><text:span text:style-name="T7">Obb </text:span><text:span text:style-name="T3">ob) -&gt; ob.getAt(</text:span><text:span text:style-name="T15">"1036423021"</text:span><text:span text:style-name="T3">)));</text:span><text:line-break/><text:span text:style-name="T3"> <text:s text:c="7"/></text:span><text:span text:style-name="T1">int </text:span><text:span text:style-name="T3">i = </text:span><text:span text:style-name="T13">0</text:span><text:span text:style-name="T3">;</text:span><text:line-break/><text:span text:style-name="T3"> <text:s text:c="7"/></text:span><text:span text:style-name="T1">for</text:span><text:span text:style-name="T3">(</text:span><text:span text:style-name="T7">Obb cost </text:span><text:span text:style-name="T3">: </text:span><text:span text:style-name="T7">costs</text:span><text:span text:style-name="T3">) {</text:span><text:line-break/><text:span text:style-name="T3"> <text:s text:c="11"/></text:span><text:span text:style-name="T7">text</text:span><text:span text:style-name="T3">.append(</text:span><text:span text:style-name="T7">String</text:span><text:span text:style-name="T3">.</text:span><text:span text:style-name="T5">format</text:span><text:span text:style-name="T3">(</text:span><text:span text:style-name="T15">"&lt;tr&gt;&lt;td&gt;%d&lt;/td&gt;&lt;td&gt;%s&lt;/td&gt;&lt;td&gt;%s&lt;/td&gt;" </text:span><text:span text:style-name="T3">+</text:span><text:line-break/><text:span text:style-name="T3"> <text:s text:c="27"/></text:span><text:span text:style-name="T15">"&lt;td&gt;%s&lt;/td&gt;&lt;td&gt;%s&lt;/td&gt;&lt;td&gt;%s&lt;/td&gt;&lt;/tr&gt;"</text:span><text:span text:style-name="T3">,</text:span><text:line-break/><text:span text:style-name="T3"> <text:s text:c="19"/>++i, </text:span><text:span text:style-name="T7">cost</text:span><text:span text:style-name="T3">.getAt(</text:span><text:span text:style-name="T15">"1036423021"</text:span><text:span text:style-name="T3">),</text:span><text:line-break/><text:span text:style-name="T3"> <text:s text:c="19"/></text:span><text:span text:style-name="T11">typeMap</text:span><text:span text:style-name="T3">.get(</text:span><text:span text:style-name="T7">cost</text:span><text:span text:style-name="T3">.getAt(</text:span><text:span text:style-name="T15">"1036200042"</text:span><text:span text:style-name="T3">)),</text:span><text:line-break/><text:span text:style-name="T3"> <text:s text:c="19"/></text:span><text:span text:style-name="T7">cost</text:span><text:span text:style-name="T3">.getAt(</text:span><text:span text:style-name="T15">"1036410028"</text:span><text:span text:style-name="T3">),</text:span><text:line-break/><text:span text:style-name="T3"> <text:s text:c="19"/></text:span><text:span text:style-name="T11">yesnoMap</text:span><text:span text:style-name="T3">.get(</text:span><text:span text:style-name="T7">cost</text:span><text:span text:style-name="T3">.getAt(</text:span><text:span text:style-name="T15">"1162200125"</text:span><text:span text:style-name="T3">)),</text:span><text:line-break/><text:span text:style-name="T3"> <text:s text:c="19"/></text:span><text:span text:style-name="T7">agentMap</text:span><text:span text:style-name="T3">.get(</text:span><text:span text:style-name="T7">cost</text:span><text:span text:style-name="T3">.getAt(</text:span><text:span text:style-name="T15">"1036922797"</text:span><text:span text:style-name="T3">))));</text:span><text:line-break/><text:span text:style-name="T3"> <text:s text:c="7"/>}</text:span><text:line-break/><text:span text:style-name="T3"> <text:s text:c="7"/>printHtml(</text:span><text:span text:style-name="T15">"Экскурсии"</text:span><text:span text:style-name="T3">, </text:span><text:span text:style-name="T7">text</text:span><text:span text:style-name="T3">.append(</text:span><text:span text:style-name="T15">"&lt;/table&gt;"</text:span><text:span text:style-name="T3">).toString()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19">task7</text:span><text:span text:style-name="T3">() </text:span><text:span text:style-name="T1">throws </text:span><text:span text:style-name="T7">Exception </text:span><text:span text:style-name="T3">{</text:span><text:line-break/><text:span text:style-name="T3"> <text:s text:c="7"/></text:span><text:span text:style-name="T7">Map</text:span><text:span text:style-name="T3">&lt;</text:span><text:span text:style-name="T7">String</text:span><text:span text:style-name="T3">, </text:span><text:span text:style-name="T7">String</text:span><text:span text:style-name="T3">&gt; </text:span><text:span text:style-name="T7">regions </text:span><text:span text:style-name="T3">= </text:span><text:span text:style-name="T1">new </text:span><text:span text:style-name="T3">HashMap&lt;&gt;();</text:span><text:line-break/><text:span text:style-name="T3"> <text:s text:c="7"/></text:span><text:span text:style-name="T7">Map</text:span><text:span text:style-name="T3">&lt;</text:span><text:span text:style-name="T7">String</text:span><text:span text:style-name="T3">, </text:span><text:span text:style-name="T7">String</text:span><text:span text:style-name="T3">&gt; </text:span><text:span text:style-name="T7">partners </text:span><text:span text:style-name="T3">= </text:span><text:span text:style-name="T1">new </text:span><text:span text:style-name="T3">HashMap&lt;&gt;();</text:span><text:line-break/><text:span text:style-name="T3"> <text:s text:c="7"/>regionsAndPartners(</text:span><text:span text:style-name="T7">regions</text:span><text:span text:style-name="T3">, </text:span><text:span text:style-name="T7">partners</text:span><text:span text:style-name="T3">);</text:span><text:line-break/><text:line-break/><text:span text:style-name="T3"> <text:s text:c="7"/></text:span><text:span text:style-name="T7">StringBuilder text </text:span><text:span text:style-name="T3">= </text:span><text:span text:style-name="T1">new </text:span><text:span text:style-name="T3">StringBuilder();</text:span><text:line-break/><text:span text:style-name="T3"> <text:s text:c="7"/></text:span><text:span text:style-name="T7">text</text:span><text:span text:style-name="T3">.append(</text:span><text:span text:style-name="T15">"&lt;form method=</text:span><text:span text:style-name="T21">\"</text:span><text:span text:style-name="T15">post</text:span><text:span text:style-name="T21">\"</text:span><text:span text:style-name="T15"> action=</text:span><text:span text:style-name="T21">\"</text:span><text:span text:style-name="T15">#</text:span><text:span text:style-name="T21">\"</text:span><text:span text:style-name="T15">&gt;&lt;table class=</text:span><text:span text:style-name="T21">\"</text:span><text:span text:style-name="T15">form</text:span><text:span text:style-name="T21">\"</text:span><text:span text:style-name="T15">&gt;" </text:span><text:span text:style-name="T3">+</text:span><text:line-break/><text:span text:style-name="T3"> <text:s text:c="15"/></text:span><text:span text:style-name="T15">"&lt;tr&gt;&lt;td&gt;Название&lt;/td&gt;&lt;td&gt;&lt;input type=</text:span><text:span text:style-name="T21">\"</text:span><text:span text:style-name="T15">text</text:span><text:span text:style-name="T21">\"</text:span><text:span text:style-name="T15"> name=</text:span><text:span text:style-name="T21">\"</text:span><text:span text:style-name="T15">name</text:span><text:span text:style-name="T21">\"</text:span><text:span text:style-name="T15">&gt;&lt;/td&gt;&lt;/tr&gt;" </text:span><text:span text:style-name="T3">+</text:span><text:line-break/><text:span text:style-name="T3"> <text:s text:c="15"/></text:span><text:span text:style-name="T15">"&lt;tr&gt;&lt;td&gt;Описание&lt;/td&gt;&lt;td&gt;&lt;textarea name=</text:span><text:span text:style-name="T21">\"</text:span><text:span text:style-name="T15">desc</text:span><text:span text:style-name="T21">\"</text:span><text:span text:style-name="T15">&gt;&lt;/textarea&gt;&lt;/td&gt;&lt;/tr&gt;" </text:span><text:span text:style-name="T3">+</text:span><text:line-break/><text:span text:style-name="T3"> <text:s text:c="15"/></text:span><text:span text:style-name="T15">"&lt;tr&gt;&lt;td&gt;Регион&lt;/td&gt;&lt;td&gt;&lt;select name=</text:span><text:span text:style-name="T21">\"</text:span><text:span text:style-name="T15">region</text:span><text:span text:style-name="T21">\"</text:span><text:span text:style-name="T15">&gt;"</text:span><text:span text:style-name="T3">);</text:span><text:line-break/><text:span text:style-name="T3"> <text:s text:c="7"/></text:span><text:span text:style-name="T7">List</text:span><text:span text:style-name="T3">&lt;</text:span><text:span text:style-name="T7">String</text:span><text:span text:style-name="T3">&gt; </text:span><text:span text:style-name="T7">regionIds </text:span><text:span text:style-name="T3">= intern.</text:span><text:span text:style-name="T7">Utils</text:span><text:span text:style-name="T3">.</text:span><text:span text:style-name="T5">getKeysSortedByValue</text:span><text:span text:style-name="T3">(</text:span><text:span text:style-name="T7">regions</text:span><text:span text:style-name="T3">, </text:span><text:span text:style-name="T1">false</text:span><text:span text:style-name="T3">);</text:span><text:line-break/><text:span text:style-name="T3"> <text:s text:c="7"/></text:span><text:span text:style-name="T1">for</text:span><text:span text:style-name="T3">(</text:span><text:span text:style-name="T7">String regionId </text:span><text:span text:style-name="T3">: </text:span><text:span text:style-name="T7">regionIds</text:span><text:span text:style-name="T3">) {</text:span><text:line-break/><text:span text:style-name="T3"> <text:s text:c="11"/></text:span><text:span text:style-name="T7">text</text:span><text:span text:style-name="T3">.append(</text:span><text:span text:style-name="T7">String</text:span><text:span text:style-name="T3">.</text:span><text:span text:style-name="T5">format</text:span><text:span text:style-name="T3">(</text:span><text:span text:style-name="T15">"&lt;option value=</text:span><text:span text:style-name="T21">\"</text:span><text:span text:style-name="T15">%s</text:span><text:span text:style-name="T21">\"</text:span><text:span text:style-name="T15">&gt;%s&lt;/option&gt;"</text:span><text:span text:style-name="T3">,</text:span><text:line-break/><text:span text:style-name="T3"> <text:s text:c="19"/></text:span><text:span text:style-name="T7">regionId</text:span><text:span text:style-name="T3">, </text:span><text:span text:style-name="T7">regions</text:span><text:span text:style-name="T3">.get(</text:span><text:span text:style-name="T7">regionId</text:span><text:span text:style-name="T3">)));</text:span><text:line-break/><text:span text:style-name="T3"> <text:s text:c="7"/>}</text:span><text:line-break/><text:span text:style-name="T3"> <text:s text:c="7"/></text:span><text:span text:style-name="T7">text</text:span><text:span text:style-name="T3">.append(</text:span><text:span text:style-name="T15">"&lt;/select&gt;&lt;/td&gt;&lt;/tr&gt;" </text:span><text:span text:style-name="T3">+</text:span><text:line-break/><text:soft-page-break/><text:span text:style-name="T3"> <text:s text:c="15"/></text:span><text:span text:style-name="T15">"&lt;tr&gt;&lt;td&gt;Доп. оплата&lt;/td&gt;&lt;td&gt;&lt;input type=</text:span><text:span text:style-name="T21">\"</text:span><text:span text:style-name="T15">text</text:span><text:span text:style-name="T21">\"</text:span><text:span text:style-name="T15"> name=</text:span><text:span text:style-name="T21">\"</text:span><text:span text:style-name="T15">cost</text:span><text:span text:style-name="T21">\"</text:span><text:span text:style-name="T15">&gt;&lt;/td&gt;&lt;/tr&gt;" </text:span><text:span text:style-name="T3">+</text:span><text:line-break/><text:span text:style-name="T3"> <text:s text:c="15"/></text:span><text:span text:style-name="T15">"&lt;tr&gt;&lt;td&gt;Бронирование у партнера&lt;/td&gt;&lt;td&gt;&lt;select name=</text:span><text:span text:style-name="T21">\"</text:span><text:span text:style-name="T15">partner</text:span><text:span text:style-name="T21">\"</text:span><text:span text:style-name="T15">&gt;"</text:span><text:span text:style-name="T3">);</text:span><text:line-break/><text:span text:style-name="T3"> <text:s text:c="7"/></text:span><text:span text:style-name="T1">for</text:span><text:span text:style-name="T3">(</text:span><text:span text:style-name="T7">String partnerId </text:span><text:span text:style-name="T3">: </text:span><text:span text:style-name="T7">partners</text:span><text:span text:style-name="T3">.keySet()) {</text:span><text:line-break/><text:span text:style-name="T3"> <text:s text:c="11"/></text:span><text:span text:style-name="T7">text</text:span><text:span text:style-name="T3">.append(</text:span><text:span text:style-name="T7">String</text:span><text:span text:style-name="T3">.</text:span><text:span text:style-name="T5">format</text:span><text:span text:style-name="T3">(</text:span><text:span text:style-name="T15">"&lt;option value=</text:span><text:span text:style-name="T21">\"</text:span><text:span text:style-name="T15">%s</text:span><text:span text:style-name="T21">\"</text:span><text:span text:style-name="T15">&gt;%s&lt;/option&gt;"</text:span><text:span text:style-name="T3">,</text:span><text:line-break/><text:span text:style-name="T3"> <text:s text:c="19"/></text:span><text:span text:style-name="T7">partnerId</text:span><text:span text:style-name="T3">, </text:span><text:span text:style-name="T7">partners</text:span><text:span text:style-name="T3">.get(</text:span><text:span text:style-name="T7">partnerId</text:span><text:span text:style-name="T3">)));</text:span><text:line-break/><text:span text:style-name="T3"> <text:s text:c="7"/>}</text:span><text:line-break/><text:span text:style-name="T3"> <text:s text:c="7"/></text:span><text:span text:style-name="T7">text</text:span><text:span text:style-name="T3">.append(</text:span><text:span text:style-name="T15">"&lt;/select&gt;&lt;/td&gt;&lt;/tr&gt;" </text:span><text:span text:style-name="T3">+</text:span><text:line-break/><text:span text:style-name="T3"> <text:s text:c="15"/></text:span><text:span text:style-name="T15">"&lt;tr&gt;&lt;td&gt;Тип&lt;/td&gt;&lt;td&gt;&lt;select name=</text:span><text:span text:style-name="T21">\"</text:span><text:span text:style-name="T15">type</text:span><text:span text:style-name="T21">\"</text:span><text:span text:style-name="T15">&gt;"</text:span><text:span text:style-name="T3">);</text:span><text:line-break/><text:span text:style-name="T3"> <text:s text:c="7"/></text:span><text:span text:style-name="T1">for</text:span><text:span text:style-name="T3">(</text:span><text:span text:style-name="T7">String typeId </text:span><text:span text:style-name="T3">: </text:span><text:span text:style-name="T11">typeMap</text:span><text:span text:style-name="T3">.keySet()) {</text:span><text:line-break/><text:span text:style-name="T3"> <text:s text:c="11"/></text:span><text:span text:style-name="T7">text</text:span><text:span text:style-name="T3">.append(</text:span><text:span text:style-name="T7">String</text:span><text:span text:style-name="T3">.</text:span><text:span text:style-name="T5">format</text:span><text:span text:style-name="T3">(</text:span><text:span text:style-name="T15">"&lt;option value=</text:span><text:span text:style-name="T21">\"</text:span><text:span text:style-name="T15">%s</text:span><text:span text:style-name="T21">\"</text:span><text:span text:style-name="T15">&gt;%s&lt;/option&gt;"</text:span><text:span text:style-name="T3">,</text:span><text:line-break/><text:span text:style-name="T3"> <text:s text:c="19"/></text:span><text:span text:style-name="T7">typeId</text:span><text:span text:style-name="T3">, </text:span><text:span text:style-name="T11">typeMap</text:span><text:span text:style-name="T3">.get(</text:span><text:span text:style-name="T7">typeId</text:span><text:span text:style-name="T3">)));</text:span><text:line-break/><text:span text:style-name="T3"> <text:s text:c="7"/>}</text:span><text:line-break/><text:span text:style-name="T3"> <text:s text:c="7"/></text:span><text:span text:style-name="T7">text</text:span><text:span text:style-name="T3">.append(</text:span><text:span text:style-name="T15">"&lt;/select&gt;&lt;/td&gt;&lt;/tr&gt;" </text:span><text:span text:style-name="T3">+</text:span><text:line-break/><text:span text:style-name="T3"> <text:s text:c="15"/></text:span><text:span text:style-name="T15">"&lt;/table&gt;&lt;input type=</text:span><text:span text:style-name="T21">\"</text:span><text:span text:style-name="T15">hidden</text:span><text:span text:style-name="T21">\"</text:span><text:span text:style-name="T15"> name=</text:span><text:span text:style-name="T21">\"</text:span><text:span text:style-name="T15">task</text:span><text:span text:style-name="T21">\"</text:span><text:span text:style-name="T15"> value=</text:span><text:span text:style-name="T21">\"</text:span><text:span text:style-name="T15">7</text:span><text:span text:style-name="T21">\"</text:span><text:span text:style-name="T15">&gt;" </text:span><text:span text:style-name="T3">+</text:span><text:line-break/><text:span text:style-name="T3"> <text:s text:c="15"/></text:span><text:span text:style-name="T15">"&lt;input type=</text:span><text:span text:style-name="T21">\"</text:span><text:span text:style-name="T15">submit</text:span><text:span text:style-name="T21">\"</text:span><text:span text:style-name="T15"> value=</text:span><text:span text:style-name="T21">\"</text:span><text:span text:style-name="T15">Создать</text:span><text:span text:style-name="T21">\"</text:span><text:span text:style-name="T15">&gt;&lt;/form&gt;"</text:span><text:span text:style-name="T3">);</text:span><text:line-break/><text:span text:style-name="T3"> <text:s text:c="7"/>printDescs(</text:span><text:span text:style-name="T7">text</text:span><text:span text:style-name="T3">, </text:span><text:span text:style-name="T7">regions</text:span><text:span text:style-name="T3">, </text:span><text:span text:style-name="T7">partners</text:span><text:span text:style-name="T3">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19">task7post</text:span><text:span text:style-name="T3">() </text:span><text:span text:style-name="T1">throws </text:span><text:span text:style-name="T7">Exception </text:span><text:span text:style-name="T3">{</text:span><text:line-break/><text:span text:style-name="T3"> <text:s text:c="7"/></text:span><text:span text:style-name="T7">String </text:span><text:span text:style-name="T3">name = </text:span><text:span text:style-name="T9">request</text:span><text:span text:style-name="T3">.getParameter(</text:span><text:span text:style-name="T15">"name"</text:span><text:span text:style-name="T3">);</text:span><text:line-break/><text:span text:style-name="T3"> <text:s text:c="7"/></text:span><text:span text:style-name="T7">String </text:span><text:span text:style-name="T3">desc = </text:span><text:span text:style-name="T9">request</text:span><text:span text:style-name="T3">.getParameter(</text:span><text:span text:style-name="T15">"desc"</text:span><text:span text:style-name="T3">);</text:span><text:line-break/><text:span text:style-name="T3"> <text:s text:c="7"/></text:span><text:span text:style-name="T7">String </text:span><text:span text:style-name="T3">region = </text:span><text:span text:style-name="T9">request</text:span><text:span text:style-name="T3">.getParameter(</text:span><text:span text:style-name="T15">"region"</text:span><text:span text:style-name="T3">);</text:span><text:line-break/><text:span text:style-name="T3"> <text:s text:c="7"/></text:span><text:span text:style-name="T7">String </text:span><text:span text:style-name="T3">cost = </text:span><text:span text:style-name="T9">request</text:span><text:span text:style-name="T3">.getParameter(</text:span><text:span text:style-name="T15">"cost"</text:span><text:span text:style-name="T3">);</text:span><text:line-break/><text:span text:style-name="T3"> <text:s text:c="7"/></text:span><text:span text:style-name="T7">String </text:span><text:span text:style-name="T3">partner = </text:span><text:span text:style-name="T9">request</text:span><text:span text:style-name="T3">.getParameter(</text:span><text:span text:style-name="T15">"partner"</text:span><text:span text:style-name="T3">);</text:span><text:line-break/><text:span text:style-name="T3"> <text:s text:c="7"/></text:span><text:span text:style-name="T7">String </text:span><text:span text:style-name="T3">type = </text:span><text:span text:style-name="T9">request</text:span><text:span text:style-name="T3">.getParameter(</text:span><text:span text:style-name="T15">"type"</text:span><text:span text:style-name="T3">);</text:span><text:line-break/><text:line-break/><text:span text:style-name="T3"> <text:s text:c="7"/>name = name == </text:span><text:span text:style-name="T1">null </text:span><text:span text:style-name="T3">? </text:span><text:span text:style-name="T15">"" </text:span><text:span text:style-name="T3">: name;</text:span><text:line-break/><text:span text:style-name="T3"> <text:s text:c="7"/>desc = desc == </text:span><text:span text:style-name="T1">null </text:span><text:span text:style-name="T3">? </text:span><text:span text:style-name="T15">"" </text:span><text:span text:style-name="T3">: desc;</text:span><text:line-break/><text:span text:style-name="T3"> <text:s text:c="7"/>region = region == </text:span><text:span text:style-name="T1">null </text:span><text:span text:style-name="T3">? </text:span><text:span text:style-name="T15">"-" </text:span><text:span text:style-name="T3">: region;</text:span><text:line-break/><text:span text:style-name="T3"> <text:s text:c="7"/>cost = !</text:span><text:span text:style-name="T7">NumberUtils</text:span><text:span text:style-name="T3">.</text:span><text:span text:style-name="T5">isNumber</text:span><text:span text:style-name="T3">(cost) ? </text:span><text:span text:style-name="T15">"" </text:span><text:span text:style-name="T3">: cost;</text:span><text:line-break/><text:span text:style-name="T3"> <text:s text:c="7"/>partner = partner == </text:span><text:span text:style-name="T1">null </text:span><text:span text:style-name="T3">? </text:span><text:span text:style-name="T15">"-" </text:span><text:span text:style-name="T3">: partner;</text:span><text:line-break/><text:span text:style-name="T3"> <text:s text:c="7"/>type = !</text:span><text:span text:style-name="T11">typeMap</text:span><text:span text:style-name="T3">.containsKey(type) ? </text:span><text:span text:style-name="T15">"-" </text:span><text:span text:style-name="T3">: type;</text:span><text:line-break/><text:line-break/><text:span text:style-name="T3"> <text:s text:c="7"/></text:span><text:span text:style-name="T1">if</text:span><text:span text:style-name="T3">(!name.equals(</text:span><text:span text:style-name="T15">""</text:span><text:span text:style-name="T3">) &amp;&amp; !desc.equals(</text:span><text:span text:style-name="T15">""</text:span><text:span text:style-name="T3">) &amp;&amp; !region.equals(</text:span><text:span text:style-name="T15">"-"</text:span><text:span text:style-name="T3">) &amp;&amp;</text:span><text:line-break/><text:span text:style-name="T3"> <text:s text:c="15"/>!cost.equals(</text:span><text:span text:style-name="T15">""</text:span><text:span text:style-name="T3">) &amp;&amp; !partner.equals(</text:span><text:span text:style-name="T15">"-"</text:span><text:span text:style-name="T3">) &amp;&amp; !type.equals(</text:span><text:span text:style-name="T15">"-"</text:span><text:span text:style-name="T3">)) {</text:span><text:line-break/><text:span text:style-name="T3"> <text:s text:c="11"/></text:span><text:span text:style-name="T7">Obb ob </text:span><text:span text:style-name="T3">= </text:span><text:span text:style-name="T1">new </text:span><text:span text:style-name="T3">Obb(</text:span><text:span text:style-name="T13">506</text:span><text:span text:style-name="T3">);</text:span><text:line-break/><text:span text:style-name="T3"> <text:s text:c="11"/></text:span><text:span text:style-name="T7">ob</text:span><text:span text:style-name="T3">.</text:span><text:span text:style-name="T9">id_user </text:span><text:span text:style-name="T3">= </text:span><text:span text:style-name="T9">myId</text:span><text:span text:style-name="T3">;</text:span><text:line-break/><text:span text:style-name="T3"> <text:s text:c="11"/></text:span><text:span text:style-name="T7">Ob0</text:span><text:span text:style-name="T3">.</text:span><text:span text:style-name="T5">addAt</text:span><text:span text:style-name="T3">(</text:span><text:span text:style-name="T7">ob</text:span><text:span text:style-name="T3">, </text:span><text:span text:style-name="T15">"1506410000"</text:span><text:span text:style-name="T3">, name);</text:span><text:line-break/><text:span text:style-name="T3"> <text:s text:c="11"/></text:span><text:span text:style-name="T7">Ob0</text:span><text:span text:style-name="T3">.</text:span><text:span text:style-name="T5">addAt</text:span><text:span text:style-name="T3">(</text:span><text:span text:style-name="T7">ob</text:span><text:span text:style-name="T3">, </text:span><text:span text:style-name="T15">"1506410282"</text:span><text:span text:style-name="T3">, desc);</text:span><text:line-break/><text:span text:style-name="T3"> <text:s text:c="11"/></text:span><text:span text:style-name="T7">Ob0</text:span><text:span text:style-name="T3">.</text:span><text:span text:style-name="T5">addAt</text:span><text:span text:style-name="T3">(</text:span><text:span text:style-name="T7">ob</text:span><text:span text:style-name="T3">, </text:span><text:span text:style-name="T15">"1506923461"</text:span><text:span text:style-name="T3">, region);</text:span><text:line-break/><text:span text:style-name="T3"> <text:s text:c="11"/></text:span><text:span text:style-name="T7">Ob0</text:span><text:span text:style-name="T3">.</text:span><text:span text:style-name="T5">addAt</text:span><text:span text:style-name="T3">(</text:span><text:span text:style-name="T7">ob</text:span><text:span text:style-name="T3">, </text:span><text:span text:style-name="T15">"1506223120"</text:span><text:span text:style-name="T3">, cost);</text:span><text:line-break/><text:span text:style-name="T3"> <text:s text:c="11"/></text:span><text:span text:style-name="T7">Ob0</text:span><text:span text:style-name="T3">.</text:span><text:span text:style-name="T5">addAt</text:span><text:span text:style-name="T3">(</text:span><text:span text:style-name="T7">ob</text:span><text:span text:style-name="T3">, </text:span><text:span text:style-name="T15">"1506910189"</text:span><text:span text:style-name="T3">, partner);</text:span><text:line-break/><text:span text:style-name="T3"> <text:s text:c="11"/></text:span><text:span text:style-name="T7">Ob0</text:span><text:span text:style-name="T3">.</text:span><text:span text:style-name="T5">addAt</text:span><text:span text:style-name="T3">(</text:span><text:span text:style-name="T7">ob</text:span><text:span text:style-name="T3">, </text:span><text:span text:style-name="T15">"1506310181"</text:span><text:span text:style-name="T3">, type);</text:span><text:line-break/><text:span text:style-name="T3"> <text:s text:c="11"/></text:span><text:span text:style-name="T7">Ob0</text:span><text:span text:style-name="T3">.</text:span><text:span text:style-name="T5">addOb</text:span><text:span text:style-name="T3">(</text:span><text:span text:style-name="T9">mains</text:span><text:span text:style-name="T3">, </text:span><text:span text:style-name="T7">ob</text:span><text:span text:style-name="T3">);</text:span><text:line-break/><text:span text:style-name="T3"> <text:s text:c="7"/>}</text:span><text:line-break/><text:span text:style-name="T3"> <text:s text:c="7"/></text:span><text:span text:style-name="T9">response</text:span><text:span text:style-name="T3">.sendRedirect(</text:span><text:span text:style-name="T15">"/eldar?task=7"</text:span><text:span text:style-name="T3">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19">task8</text:span><text:span text:style-name="T3">() </text:span><text:span text:style-name="T1">throws </text:span><text:span text:style-name="T7">Exception </text:span><text:span text:style-name="T3">{</text:span><text:line-break/><text:span text:style-name="T3"> <text:s text:c="7"/></text:span><text:span text:style-name="T7">String </text:span><text:span text:style-name="T3">descId = </text:span><text:span text:style-name="T9">request</text:span><text:span text:style-name="T3">.getParameter(</text:span><text:span text:style-name="T15">"did"</text:span><text:span text:style-name="T3">);</text:span><text:line-break/><text:span text:style-name="T3"> <text:s text:c="7"/>descId = descId == </text:span><text:span text:style-name="T1">null </text:span><text:span text:style-name="T3">? </text:span><text:span text:style-name="T15">"" </text:span><text:span text:style-name="T3">: descId;</text:span><text:line-break/><text:span text:style-name="T3"> <text:s text:c="7"/></text:span><text:span text:style-name="T1">if</text:span><text:span text:style-name="T3">(!descId.equals(</text:span><text:span text:style-name="T15">""</text:span><text:span text:style-name="T3">)) {</text:span><text:line-break/><text:span text:style-name="T3"> <text:s text:c="11"/></text:span><text:span text:style-name="T7">Ob0</text:span><text:span text:style-name="T3">.</text:span><text:span text:style-name="T5">delOb</text:span><text:span text:style-name="T3">(</text:span><text:span text:style-name="T9">mains</text:span><text:span text:style-name="T3">, descId, </text:span><text:span text:style-name="T9">myId</text:span><text:span text:style-name="T3">);</text:span><text:line-break/><text:span text:style-name="T3"> <text:s text:c="7"/>}</text:span><text:line-break/><text:span text:style-name="T3"> <text:s text:c="7"/></text:span><text:span text:style-name="T7">Map</text:span><text:span text:style-name="T3">&lt;</text:span><text:span text:style-name="T7">String</text:span><text:span text:style-name="T3">, </text:span><text:span text:style-name="T7">String</text:span><text:span text:style-name="T3">&gt; </text:span><text:span text:style-name="T7">regions </text:span><text:span text:style-name="T3">= </text:span><text:span text:style-name="T1">new </text:span><text:span text:style-name="T3">HashMap&lt;&gt;();</text:span><text:line-break/><text:span text:style-name="T3"> <text:s text:c="7"/></text:span><text:span text:style-name="T7">Map</text:span><text:span text:style-name="T3">&lt;</text:span><text:span text:style-name="T7">String</text:span><text:span text:style-name="T3">, </text:span><text:span text:style-name="T7">String</text:span><text:span text:style-name="T3">&gt; </text:span><text:span text:style-name="T7">partners </text:span><text:span text:style-name="T3">= </text:span><text:span text:style-name="T1">new </text:span><text:span text:style-name="T3">HashMap&lt;&gt;();</text:span><text:line-break/><text:span text:style-name="T3"> <text:s text:c="7"/>regionsAndPartners(</text:span><text:span text:style-name="T7">regions</text:span><text:span text:style-name="T3">, </text:span><text:span text:style-name="T7">partners</text:span><text:span text:style-name="T3">);</text:span><text:line-break/><text:span text:style-name="T3"> <text:s text:c="7"/></text:span><text:span text:style-name="T7">StringBuilder text </text:span><text:span text:style-name="T3">= </text:span><text:span text:style-name="T1">new </text:span><text:span text:style-name="T3">StringBuilder();</text:span><text:line-break/><text:span text:style-name="T3"> <text:s text:c="7"/></text:span><text:span text:style-name="T7">text</text:span><text:span text:style-name="T3">.append(</text:span><text:span text:style-name="T15">"&lt;form method=</text:span><text:span text:style-name="T21">\"</text:span><text:span text:style-name="T15">get</text:span><text:span text:style-name="T21">\"</text:span><text:span text:style-name="T15"> action=</text:span><text:span text:style-name="T21">\"</text:span><text:span text:style-name="T15">#</text:span><text:span text:style-name="T21">\"</text:span><text:span text:style-name="T15">&gt;" </text:span><text:span text:style-name="T3">+</text:span><text:line-break/><text:span text:style-name="T3"> <text:s text:c="15"/></text:span><text:span text:style-name="T15">"ID &lt;input type=</text:span><text:span text:style-name="T21">\"</text:span><text:span text:style-name="T15">text</text:span><text:span text:style-name="T21">\"</text:span><text:span text:style-name="T15"> name=</text:span><text:span text:style-name="T21">\"</text:span><text:span text:style-name="T15">did</text:span><text:span text:style-name="T21">\"</text:span><text:span text:style-name="T15">&gt;" </text:span><text:span text:style-name="T3">+</text:span><text:line-break/><text:soft-page-break/><text:span text:style-name="T3"> <text:s text:c="15"/></text:span><text:span text:style-name="T15">"&lt;input type=</text:span><text:span text:style-name="T21">\"</text:span><text:span text:style-name="T15">submit</text:span><text:span text:style-name="T21">\"</text:span><text:span text:style-name="T15"> value=</text:span><text:span text:style-name="T21">\"</text:span><text:span text:style-name="T15">Удалить</text:span><text:span text:style-name="T21">\"</text:span><text:span text:style-name="T15">&gt;" </text:span><text:span text:style-name="T3">+</text:span><text:line-break/><text:span text:style-name="T3"> <text:s text:c="15"/></text:span><text:span text:style-name="T15">"&lt;input type=</text:span><text:span text:style-name="T21">\"</text:span><text:span text:style-name="T15">hidden</text:span><text:span text:style-name="T21">\"</text:span><text:span text:style-name="T15"> name=</text:span><text:span text:style-name="T21">\"</text:span><text:span text:style-name="T15">task</text:span><text:span text:style-name="T21">\"</text:span><text:span text:style-name="T15"> value=</text:span><text:span text:style-name="T21">\"</text:span><text:span text:style-name="T15">8</text:span><text:span text:style-name="T21">\"</text:span><text:span text:style-name="T15">&gt;&lt;/form&gt;"</text:span><text:span text:style-name="T3">);</text:span><text:line-break/><text:span text:style-name="T3"> <text:s text:c="7"/>printDescs(</text:span><text:span text:style-name="T7">text</text:span><text:span text:style-name="T3">, </text:span><text:span text:style-name="T7">regions</text:span><text:span text:style-name="T3">, </text:span><text:span text:style-name="T7">partners</text:span><text:span text:style-name="T3">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19">regionsAndPartners</text:span><text:span text:style-name="T3">(</text:span><text:span text:style-name="T7">Map</text:span><text:span text:style-name="T3">&lt;</text:span><text:span text:style-name="T7">String</text:span><text:span text:style-name="T3">, </text:span><text:span text:style-name="T7">String</text:span><text:span text:style-name="T3">&gt; regions,</text:span><text:line-break/><text:span text:style-name="T3"> <text:s text:c="34"/></text:span><text:span text:style-name="T7">Map</text:span><text:span text:style-name="T3">&lt;</text:span><text:span text:style-name="T7">String</text:span><text:span text:style-name="T3">, </text:span><text:span text:style-name="T7">String</text:span><text:span text:style-name="T3">&gt; partners) </text:span><text:span text:style-name="T1">throws </text:span><text:span text:style-name="T7">Exception </text:span><text:span text:style-name="T3">{</text:span><text:line-break/><text:span text:style-name="T3"> <text:s text:c="7"/></text:span><text:span text:style-name="T7">Obb filter </text:span><text:span text:style-name="T3">= </text:span><text:span text:style-name="T7">Ob0</text:span><text:span text:style-name="T3">.</text:span><text:span text:style-name="T5">createFilter</text:span><text:span text:style-name="T3">(</text:span><text:span text:style-name="T13">5</text:span><text:span text:style-name="T3">);</text:span><text:line-break/><text:span text:style-name="T3"> <text:s text:c="7"/></text:span><text:span text:style-name="T7">Ob0</text:span><text:span text:style-name="T3">.</text:span><text:span text:style-name="T5">addCondition</text:span><text:span text:style-name="T3">(</text:span><text:span text:style-name="T7">filter</text:span><text:span text:style-name="T3">, </text:span><text:span text:style-name="T13">1000004</text:span><text:span text:style-name="T3">, </text:span><text:span text:style-name="T7">Ob0</text:span><text:span text:style-name="T3">.</text:span><text:span text:style-name="T7">ComparisonType</text:span><text:span text:style-name="T3">.</text:span><text:span text:style-name="T11">EQ</text:span><text:span text:style-name="T3">, </text:span><text:span text:style-name="T15">"100410000050"</text:span><text:span text:style-name="T3">);</text:span><text:line-break/><text:span text:style-name="T3"> <text:s text:c="7"/></text:span><text:span text:style-name="T7">Ob0</text:span><text:span text:style-name="T3">.</text:span><text:span text:style-name="T5">addCondition</text:span><text:span text:style-name="T3">(</text:span><text:span text:style-name="T7">filter</text:span><text:span text:style-name="T3">, </text:span><text:span text:style-name="T13">1005101368</text:span><text:span text:style-name="T3">, </text:span><text:span text:style-name="T7">Ob0</text:span><text:span text:style-name="T3">.</text:span><text:span text:style-name="T7">ComparisonType</text:span><text:span text:style-name="T3">.</text:span><text:span text:style-name="T11">NEQ</text:span><text:span text:style-name="T3">, </text:span><text:span text:style-name="T15">""</text:span><text:span text:style-name="T3">);</text:span><text:line-break/><text:span text:style-name="T3"> <text:s text:c="7"/></text:span><text:span text:style-name="T7">Obb</text:span><text:span text:style-name="T3">[] </text:span><text:span text:style-name="T7">cities </text:span><text:span text:style-name="T3">= </text:span><text:span text:style-name="T7">Ob0</text:span><text:span text:style-name="T3">.</text:span><text:span text:style-name="T5">getSrcObs</text:span><text:span text:style-name="T3">(</text:span><text:span text:style-name="T9">mains</text:span><text:span text:style-name="T3">, </text:span><text:span text:style-name="T7">filter</text:span><text:span text:style-name="T3">, </text:span><text:span text:style-name="T13">0</text:span><text:span text:style-name="T3">, </text:span><text:span text:style-name="T13">0</text:span><text:span text:style-name="T3">);</text:span><text:line-break/><text:span text:style-name="T3"> <text:s text:c="7"/></text:span><text:span text:style-name="T7">Obb</text:span><text:span text:style-name="T3">[] </text:span><text:span text:style-name="T7">prtns </text:span><text:span text:style-name="T3">= </text:span><text:span text:style-name="T7">Ob0</text:span><text:span text:style-name="T3">.</text:span><text:span text:style-name="T5">getSrcObs</text:span><text:span text:style-name="T3">(</text:span><text:span text:style-name="T9">mains</text:span><text:span text:style-name="T3">, </text:span><text:span text:style-name="T7">Ob0</text:span><text:span text:style-name="T3">.</text:span><text:span text:style-name="T5">createFilter</text:span><text:span text:style-name="T3">(</text:span><text:span text:style-name="T13">158</text:span><text:span text:style-name="T3">), </text:span><text:span text:style-name="T13">0</text:span><text:span text:style-name="T3">, </text:span><text:span text:style-name="T13">0</text:span><text:span text:style-name="T3">);</text:span><text:line-break/><text:span text:style-name="T3"> <text:s text:c="7"/>regions.put(</text:span><text:span text:style-name="T15">""</text:span><text:span text:style-name="T3">, </text:span><text:span text:style-name="T15">"-"</text:span><text:span text:style-name="T3">);</text:span><text:line-break/><text:span text:style-name="T3"> <text:s text:c="7"/>partners.put(</text:span><text:span text:style-name="T15">""</text:span><text:span text:style-name="T3">, </text:span><text:span text:style-name="T15">"-"</text:span><text:span text:style-name="T3">);</text:span><text:line-break/><text:span text:style-name="T3"> <text:s text:c="7"/></text:span><text:span text:style-name="T1">for</text:span><text:span text:style-name="T3">(</text:span><text:span text:style-name="T7">Obb city </text:span><text:span text:style-name="T3">: </text:span><text:span text:style-name="T7">cities</text:span><text:span text:style-name="T3">) {</text:span><text:line-break/><text:span text:style-name="T3"> <text:s text:c="11"/>regions.put(</text:span><text:span text:style-name="T7">city</text:span><text:span text:style-name="T3">.</text:span><text:span text:style-name="T9">id</text:span><text:span text:style-name="T3">, </text:span><text:span text:style-name="T7">city</text:span><text:span text:style-name="T3">.getAt(</text:span><text:span text:style-name="T15">"1000098"</text:span><text:span text:style-name="T3">));</text:span><text:line-break/><text:span text:style-name="T3"> <text:s text:c="7"/>}</text:span><text:line-break/><text:span text:style-name="T3"> <text:s text:c="7"/></text:span><text:span text:style-name="T1">for</text:span><text:span text:style-name="T3">(</text:span><text:span text:style-name="T7">Obb partner </text:span><text:span text:style-name="T3">: </text:span><text:span text:style-name="T7">prtns</text:span><text:span text:style-name="T3">) {</text:span><text:line-break/><text:span text:style-name="T3"> <text:s text:c="11"/>partners.put(</text:span><text:span text:style-name="T7">partner</text:span><text:span text:style-name="T3">.</text:span><text:span text:style-name="T9">id</text:span><text:span text:style-name="T3">, </text:span><text:span text:style-name="T7">partner</text:span><text:span text:style-name="T3">.getAt(</text:span><text:span text:style-name="T15">"1001211"</text:span><text:span text:style-name="T3">));</text:span><text:line-break/><text:span text:style-name="T3"> <text:s text:c="7"/>}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19">printDescs</text:span><text:span text:style-name="T3">(</text:span><text:span text:style-name="T7">StringBuilder </text:span><text:span text:style-name="T3">text, </text:span><text:span text:style-name="T7">Map</text:span><text:span text:style-name="T3">&lt;</text:span><text:span text:style-name="T7">String</text:span><text:span text:style-name="T3">, </text:span><text:span text:style-name="T7">String</text:span><text:span text:style-name="T3">&gt; regions,</text:span><text:line-break/><text:span text:style-name="T3"> <text:s text:c="26"/></text:span><text:span text:style-name="T7">Map</text:span><text:span text:style-name="T3">&lt;</text:span><text:span text:style-name="T7">String</text:span><text:span text:style-name="T3">, </text:span><text:span text:style-name="T7">String</text:span><text:span text:style-name="T3">&gt; partners) </text:span><text:span text:style-name="T1">throws </text:span><text:span text:style-name="T7">Exception </text:span><text:span text:style-name="T3">{</text:span><text:line-break/><text:span text:style-name="T3"> <text:s text:c="7"/></text:span><text:span text:style-name="T7">Obb</text:span><text:span text:style-name="T3">[] </text:span><text:span text:style-name="T7">descs </text:span><text:span text:style-name="T3">= </text:span><text:span text:style-name="T7">Ob0</text:span><text:span text:style-name="T3">.</text:span><text:span text:style-name="T5">getSrcObs</text:span><text:span text:style-name="T3">(</text:span><text:span text:style-name="T9">mains</text:span><text:span text:style-name="T3">, </text:span><text:span text:style-name="T7">Ob0</text:span><text:span text:style-name="T3">.</text:span><text:span text:style-name="T5">createFilter</text:span><text:span text:style-name="T3">(</text:span><text:span text:style-name="T13">506</text:span><text:span text:style-name="T3">), </text:span><text:span text:style-name="T13">0</text:span><text:span text:style-name="T3">, </text:span><text:span text:style-name="T13">0</text:span><text:span text:style-name="T3">);</text:span><text:line-break/><text:span text:style-name="T3"> <text:s text:c="7"/>text.append(</text:span><text:span text:style-name="T15">"&lt;table class=</text:span><text:span text:style-name="T21">\"</text:span><text:span text:style-name="T15">data</text:span><text:span text:style-name="T21">\"</text:span><text:span text:style-name="T15">&gt;&lt;tr&gt;&lt;td&gt;№&lt;/td&gt;&lt;td&gt;ID&lt;/td&gt;&lt;td&gt;Название&lt;/td&gt;" </text:span><text:span text:style-name="T3">+</text:span><text:line-break/><text:span text:style-name="T3"> <text:s text:c="15"/></text:span><text:span text:style-name="T15">"&lt;td&gt;Описание&lt;/td&gt;&lt;td&gt;Регион&lt;/td&gt;" </text:span><text:span text:style-name="T3">+</text:span><text:line-break/><text:span text:style-name="T3"> <text:s text:c="15"/></text:span><text:span text:style-name="T15">"&lt;td&gt;Доп. оплаты&lt;/td&gt;&lt;td&gt;Бронирование у парнера&lt;/td&gt;&lt;td&gt;Тип&lt;/td&gt;&lt;/tr&gt;"</text:span><text:span text:style-name="T3">);</text:span><text:line-break/><text:span text:style-name="T3"> <text:s text:c="7"/></text:span><text:span text:style-name="T1">int </text:span><text:span text:style-name="T3">i = </text:span><text:span text:style-name="T13">0</text:span><text:span text:style-name="T3">;</text:span><text:line-break/><text:span text:style-name="T3"> <text:s text:c="7"/></text:span><text:span text:style-name="T1">for</text:span><text:span text:style-name="T3">(</text:span><text:span text:style-name="T7">Obb desc </text:span><text:span text:style-name="T3">: </text:span><text:span text:style-name="T7">descs</text:span><text:span text:style-name="T3">) {</text:span><text:line-break/><text:span text:style-name="T3"> <text:s text:c="11"/>text.append(</text:span><text:span text:style-name="T7">String</text:span><text:span text:style-name="T3">.</text:span><text:span text:style-name="T5">format</text:span><text:span text:style-name="T3">(</text:span><text:span text:style-name="T15">"&lt;tr&gt;&lt;td&gt;%d&lt;/td&gt;&lt;td&gt;%s&lt;/td&gt;&lt;td&gt;%s&lt;/td&gt;&lt;td&gt;%s&lt;/td&gt;" </text:span><text:span text:style-name="T3">+</text:span><text:line-break/><text:span text:style-name="T3"> <text:s text:c="27"/></text:span><text:span text:style-name="T15">"&lt;td&gt;%s&lt;/td&gt;&lt;td&gt;%s&lt;/td&gt;&lt;td&gt;%s&lt;/td&gt;&lt;td&gt;%s&lt;/td&gt;&lt;/tr&gt;"</text:span><text:span text:style-name="T3">,</text:span><text:line-break/><text:span text:style-name="T3"> <text:s text:c="19"/>++i, (</text:span><text:span text:style-name="T7">desc</text:span><text:span text:style-name="T3">.</text:span><text:span text:style-name="T9">id_user </text:span><text:span text:style-name="T3">== </text:span><text:span text:style-name="T9">myId </text:span><text:span text:style-name="T3">? </text:span><text:span text:style-name="T15">"&lt;b style=</text:span><text:span text:style-name="T21">\"</text:span><text:span text:style-name="T15">color:green;</text:span><text:span text:style-name="T21">\"</text:span><text:span text:style-name="T15">&gt;" </text:span><text:span text:style-name="T3">+ </text:span><text:span text:style-name="T7">desc</text:span><text:span text:style-name="T3">.</text:span><text:span text:style-name="T9">id </text:span><text:span text:style-name="T3">+ </text:span><text:span text:style-name="T15">"&lt;b&gt;" </text:span><text:span text:style-name="T3">: </text:span><text:span text:style-name="T7">desc</text:span><text:span text:style-name="T3">.</text:span><text:span text:style-name="T9">id</text:span><text:span text:style-name="T3">),</text:span><text:line-break/><text:span text:style-name="T3"> <text:s text:c="19"/></text:span><text:span text:style-name="T7">desc</text:span><text:span text:style-name="T3">.getAt(</text:span><text:span text:style-name="T15">"1506410000"</text:span><text:span text:style-name="T3">),</text:span><text:line-break/><text:span text:style-name="T3"> <text:s text:c="19"/></text:span><text:span text:style-name="T7">desc</text:span><text:span text:style-name="T3">.getAt(</text:span><text:span text:style-name="T15">"1506410282"</text:span><text:span text:style-name="T3">),</text:span><text:line-break/><text:span text:style-name="T3"> <text:s text:c="19"/>regions.get(</text:span><text:span text:style-name="T7">desc</text:span><text:span text:style-name="T3">.getAt(</text:span><text:span text:style-name="T15">"1506923461"</text:span><text:span text:style-name="T3">)),</text:span><text:line-break/><text:span text:style-name="T3"> <text:s text:c="19"/></text:span><text:span text:style-name="T7">desc</text:span><text:span text:style-name="T3">.getAt(</text:span><text:span text:style-name="T15">"1506223120"</text:span><text:span text:style-name="T3">),</text:span><text:line-break/><text:span text:style-name="T3"> <text:s text:c="19"/>partners.get(</text:span><text:span text:style-name="T7">desc</text:span><text:span text:style-name="T3">.getAt(</text:span><text:span text:style-name="T15">"1506910189"</text:span><text:span text:style-name="T3">)),</text:span><text:line-break/><text:span text:style-name="T3"> <text:s text:c="19"/></text:span><text:span text:style-name="T11">typeMap</text:span><text:span text:style-name="T3">.get(</text:span><text:span text:style-name="T7">desc</text:span><text:span text:style-name="T3">.getAt(</text:span><text:span text:style-name="T15">"1506310181"</text:span><text:span text:style-name="T3">))));</text:span><text:line-break/><text:span text:style-name="T3"> <text:s text:c="7"/>}</text:span><text:line-break/><text:span text:style-name="T3"> <text:s text:c="7"/>text.append(</text:span><text:span text:style-name="T15">"&lt;/table&gt;"</text:span><text:span text:style-name="T3">);</text:span><text:line-break/><text:span text:style-name="T3"> <text:s text:c="7"/>printHtml(</text:span><text:span text:style-name="T15">"Описания экскурсий"</text:span><text:span text:style-name="T3">, text.toString()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19">task9</text:span><text:span text:style-name="T3">() </text:span><text:span text:style-name="T1">throws </text:span><text:span text:style-name="T7">Exception </text:span><text:span text:style-name="T3">{</text:span><text:line-break/><text:span text:style-name="T3"> <text:s text:c="7"/></text:span><text:span text:style-name="T1">long </text:span><text:span text:style-name="T7">time </text:span><text:span text:style-name="T3">= </text:span><text:span text:style-name="T13">100000000L</text:span><text:span text:style-name="T3">;</text:span><text:line-break/><text:span text:style-name="T3"> <text:s text:c="7"/></text:span><text:span text:style-name="T1">int </text:span><text:span text:style-name="T7">expire </text:span><text:span text:style-name="T3">= </text:span><text:span text:style-name="T13">180</text:span><text:span text:style-name="T3">;</text:span><text:line-break/><text:span text:style-name="T3"> <text:s text:c="7"/></text:span><text:span text:style-name="T7">String</text:span><text:span text:style-name="T3">[] </text:span><text:span text:style-name="T7">types </text:span><text:span text:style-name="T3">= </text:span><text:span text:style-name="T1">new </text:span><text:span text:style-name="T3">String[]{</text:span><text:span text:style-name="T15">"С"</text:span><text:span text:style-name="T3">, </text:span><text:span text:style-name="T15">"БНС"</text:span><text:span text:style-name="T3">, </text:span><text:span text:style-name="T15">"НС"</text:span><text:span text:style-name="T3">};</text:span><text:line-break/><text:span text:style-name="T3"> <text:s text:c="7"/></text:span><text:span text:style-name="T7">String costId </text:span><text:span text:style-name="T3">= </text:span><text:span text:style-name="T7">Util</text:span><text:span text:style-name="T3">.</text:span><text:span text:style-name="T5">s2s</text:span><text:span text:style-name="T3">(</text:span><text:span text:style-name="T9">request</text:span><text:span text:style-name="T3">.getParameter(</text:span><text:span text:style-name="T15">"id"</text:span><text:span text:style-name="T3">));</text:span><text:line-break/><text:span text:style-name="T3"> <text:s text:c="7"/></text:span><text:span text:style-name="T7">String </text:span><text:span text:style-name="T3">foundOrCreated = </text:span><text:span text:style-name="T1">null</text:span><text:span text:style-name="T3">;</text:span><text:line-break/><text:span text:style-name="T3"> <text:s text:c="7"/></text:span><text:span text:style-name="T7">Obb </text:span><text:span text:style-name="T3">ob = </text:span><text:span text:style-name="T1">null</text:span><text:span text:style-name="T3">;</text:span><text:line-break/><text:span text:style-name="T3"> <text:s text:c="7"/></text:span><text:span text:style-name="T1">if</text:span><text:span text:style-name="T3">(!</text:span><text:span text:style-name="T7">costId</text:span><text:span text:style-name="T3">.equals(</text:span><text:span text:style-name="T15">""</text:span><text:span text:style-name="T3">)) {</text:span><text:line-break/><text:span text:style-name="T3"> <text:s text:c="11"/>ob = </text:span><text:span text:style-name="T7">Ob0</text:span><text:span text:style-name="T3">.</text:span><text:span text:style-name="T5">fromBytes</text:span><text:span text:style-name="T3">(</text:span><text:span text:style-name="T7">Ob3</text:span><text:span text:style-name="T3">.</text:span><text:span text:style-name="T5">get</text:span><text:span text:style-name="T3">(</text:span><text:span text:style-name="T9">mains</text:span><text:span text:style-name="T3">, </text:span><text:span text:style-name="T9">redis</text:span><text:span text:style-name="T3">, </text:span><text:span text:style-name="T9">redis</text:span><text:span text:style-name="T3">, (</text:span><text:span text:style-name="T9">prefix </text:span><text:span text:style-name="T3">+ </text:span><text:span text:style-name="T7">costId</text:span><text:span text:style-name="T3">).getBytes()));</text:span><text:line-break/><text:span text:style-name="T3"> <text:s text:c="11"/></text:span><text:span text:style-name="T1">if</text:span><text:span text:style-name="T3">(ob == </text:span><text:span text:style-name="T1">null</text:span><text:span text:style-name="T3">) {</text:span><text:line-break/><text:span text:style-name="T3"> <text:s text:c="15"/>ob = </text:span><text:span text:style-name="T7">Ob0</text:span><text:span text:style-name="T3">.</text:span><text:span text:style-name="T5">getOb</text:span><text:span text:style-name="T3">(</text:span><text:span text:style-name="T9">mains</text:span><text:span text:style-name="T3">, </text:span><text:span text:style-name="T7">costId</text:span><text:span text:style-name="T3">);</text:span><text:line-break/><text:span text:style-name="T3"> <text:s text:c="15"/></text:span><text:span text:style-name="T1">if</text:span><text:span text:style-name="T3">(ob == </text:span><text:span text:style-name="T1">null</text:span><text:span text:style-name="T3">) {</text:span><text:line-break/><text:span text:style-name="T3"> <text:s text:c="19"/>foundOrCreated = </text:span><text:span text:style-name="T15">"&lt;div style=</text:span><text:span text:style-name="T21">\"</text:span><text:span text:style-name="T15">text-align:center;color:red;</text:span><text:span text:style-name="T21">\"</text:span><text:span text:style-name="T15">&gt;" </text:span><text:span text:style-name="T3">+</text:span><text:line-break/><text:soft-page-break/><text:span text:style-name="T3"> <text:s text:c="27"/></text:span><text:span text:style-name="T15">"Искомый объект не существует в базе PostgreSQL&lt;/div&gt;"</text:span><text:span text:style-name="T3">;</text:span><text:line-break/><text:span text:style-name="T3"> <text:s text:c="15"/>} </text:span><text:span text:style-name="T1">else </text:span><text:span text:style-name="T3">{</text:span><text:line-break/><text:span text:style-name="T3"> <text:s text:c="19"/></text:span><text:span text:style-name="T7">Ob3</text:span><text:span text:style-name="T3">.</text:span><text:span text:style-name="T5">puts</text:span><text:span text:style-name="T3">(</text:span><text:span text:style-name="T9">mains</text:span><text:span text:style-name="T3">, </text:span><text:span text:style-name="T9">redis</text:span><text:span text:style-name="T3">, (</text:span><text:span text:style-name="T9">prefix </text:span><text:span text:style-name="T3">+ </text:span><text:span text:style-name="T7">costId</text:span><text:span text:style-name="T3">).getBytes(), </text:span><text:span text:style-name="T7">Ob0</text:span><text:span text:style-name="T3">.</text:span><text:span text:style-name="T5">toBytes</text:span><text:span text:style-name="T3">(ob),</text:span><text:line-break/><text:span text:style-name="T3"> <text:s text:c="27"/></text:span><text:span text:style-name="T7">time</text:span><text:span text:style-name="T3">, </text:span><text:span text:style-name="T1">false</text:span><text:span text:style-name="T3">, </text:span><text:span text:style-name="T7">expire</text:span><text:span text:style-name="T3">, </text:span><text:span text:style-name="T15">""</text:span><text:span text:style-name="T3">);</text:span><text:line-break/><text:span text:style-name="T3"> <text:s text:c="19"/>foundOrCreated = </text:span><text:span text:style-name="T15">"&lt;div style=</text:span><text:span text:style-name="T21">\"</text:span><text:span text:style-name="T15">text-align:center;color:blue;</text:span><text:span text:style-name="T21">\"</text:span><text:span text:style-name="T15">&gt;" </text:span><text:span text:style-name="T3">+</text:span><text:line-break/><text:span text:style-name="T3"> <text:s text:c="27"/></text:span><text:span text:style-name="T15">"Объект изъят из базы PostgreSQL и записан в REDIS&lt;/div&gt;"</text:span><text:span text:style-name="T3">;</text:span><text:line-break/><text:span text:style-name="T3"> <text:s text:c="15"/>}</text:span><text:line-break/><text:span text:style-name="T3"> <text:s text:c="11"/>} </text:span><text:span text:style-name="T1">else </text:span><text:span text:style-name="T3">{</text:span><text:line-break/><text:span text:style-name="T3"> <text:s text:c="15"/>foundOrCreated = </text:span><text:span text:style-name="T15">"&lt;div style=</text:span><text:span text:style-name="T21">\"</text:span><text:span text:style-name="T15">text-align:center;color:green;</text:span><text:span text:style-name="T21">\"</text:span><text:span text:style-name="T15">&gt;Объект найден&lt;/div&gt;"</text:span><text:span text:style-name="T3">;</text:span><text:line-break/><text:span text:style-name="T3"> <text:s text:c="11"/>}</text:span><text:line-break/><text:span text:style-name="T3"> <text:s text:c="7"/>}</text:span><text:line-break/><text:span text:style-name="T3"> <text:s text:c="7"/></text:span><text:span text:style-name="T7">String text </text:span><text:span text:style-name="T3">= </text:span><text:span text:style-name="T7">String</text:span><text:span text:style-name="T3">.</text:span><text:span text:style-name="T5">format</text:span><text:span text:style-name="T3">(</text:span><text:span text:style-name="T15">"&lt;form method=</text:span><text:span text:style-name="T21">\"</text:span><text:span text:style-name="T15">get</text:span><text:span text:style-name="T21">\"</text:span><text:span text:style-name="T15"> action=</text:span><text:span text:style-name="T21">\"</text:span><text:span text:style-name="T15">#</text:span><text:span text:style-name="T21">\"</text:span><text:span text:style-name="T15">&gt;" </text:span><text:span text:style-name="T3">+</text:span><text:line-break/><text:span text:style-name="T3"> <text:s text:c="15"/></text:span><text:span text:style-name="T15">"ID &lt;input type=</text:span><text:span text:style-name="T21">\"</text:span><text:span text:style-name="T15">text</text:span><text:span text:style-name="T21">\"</text:span><text:span text:style-name="T15"> name=</text:span><text:span text:style-name="T21">\"</text:span><text:span text:style-name="T15">id</text:span><text:span text:style-name="T21">\"</text:span><text:span text:style-name="T15"> value=</text:span><text:span text:style-name="T21">\"</text:span><text:span text:style-name="T15">%s</text:span><text:span text:style-name="T21">\"</text:span><text:span text:style-name="T15">&gt; " </text:span><text:span text:style-name="T3">+</text:span><text:line-break/><text:span text:style-name="T3"> <text:s text:c="15"/></text:span><text:span text:style-name="T15">"&lt;input type=</text:span><text:span text:style-name="T21">\"</text:span><text:span text:style-name="T15">submit</text:span><text:span text:style-name="T21">\"</text:span><text:span text:style-name="T15"> value=</text:span><text:span text:style-name="T21">\"</text:span><text:span text:style-name="T15">Найти</text:span><text:span text:style-name="T21">\"</text:span><text:span text:style-name="T15">&gt;" </text:span><text:span text:style-name="T3">+</text:span><text:line-break/><text:span text:style-name="T3"> <text:s text:c="15"/></text:span><text:span text:style-name="T15">"&lt;input type=</text:span><text:span text:style-name="T21">\"</text:span><text:span text:style-name="T15">hidden</text:span><text:span text:style-name="T21">\"</text:span><text:span text:style-name="T15"> name=</text:span><text:span text:style-name="T21">\"</text:span><text:span text:style-name="T15">task</text:span><text:span text:style-name="T21">\"</text:span><text:span text:style-name="T15"> value=</text:span><text:span text:style-name="T21">\"</text:span><text:span text:style-name="T15">9</text:span><text:span text:style-name="T21">\"</text:span><text:span text:style-name="T15">&gt;" </text:span><text:span text:style-name="T3">+</text:span><text:line-break/><text:span text:style-name="T3"> <text:s text:c="15"/></text:span><text:span text:style-name="T15">"&lt;/form&gt;%s%s"</text:span><text:span text:style-name="T3">, </text:span><text:span text:style-name="T7">costId</text:span><text:span text:style-name="T3">, foundOrCreated == </text:span><text:span text:style-name="T1">null </text:span><text:span text:style-name="T3">? </text:span><text:span text:style-name="T15">"" </text:span><text:span text:style-name="T3">: foundOrCreated, ob == </text:span><text:span text:style-name="T1">null </text:span><text:span text:style-name="T3">? </text:span><text:span text:style-name="T15">"" </text:span><text:span text:style-name="T3">:</text:span><text:line-break/><text:span text:style-name="T3"> <text:s text:c="15"/></text:span><text:span text:style-name="T7">String</text:span><text:span text:style-name="T3">.</text:span><text:span text:style-name="T5">format</text:span><text:span text:style-name="T3">(</text:span><text:span text:style-name="T15">"&lt;table class=</text:span><text:span text:style-name="T21">\"</text:span><text:span text:style-name="T15">data</text:span><text:span text:style-name="T21">\"</text:span><text:span text:style-name="T15">&gt;" </text:span><text:span text:style-name="T3">+</text:span><text:line-break/><text:span text:style-name="T3"> <text:s text:c="23"/></text:span><text:span text:style-name="T15">"&lt;tr&gt;&lt;td&gt;Название&lt;/td&gt;&lt;td&gt;ID номера&lt;/td&gt;&lt;td&gt;Тип стоимости&lt;/td&gt;&lt;/tr&gt;" </text:span><text:span text:style-name="T3">+</text:span><text:line-break/><text:span text:style-name="T3"> <text:s text:c="23"/></text:span><text:span text:style-name="T15">"&lt;tr&gt;&lt;td&gt;%s&lt;/td&gt;&lt;td&gt;%s&lt;/td&gt;&lt;td&gt;%s&lt;/td&gt;&lt;/tr&gt;" </text:span><text:span text:style-name="T3">+</text:span><text:line-break/><text:span text:style-name="T3"> <text:s text:c="23"/></text:span><text:span text:style-name="T15">"&lt;/table&gt;"</text:span><text:span text:style-name="T3">,</text:span><text:line-break/><text:span text:style-name="T3"> <text:s text:c="23"/>ob.getAt(</text:span><text:span text:style-name="T13">1000348</text:span><text:span text:style-name="T3">),</text:span><text:line-break/><text:span text:style-name="T3"> <text:s text:c="23"/>ob.getAt(</text:span><text:span text:style-name="T13">1000350</text:span><text:span text:style-name="T3">),</text:span><text:line-break/><text:span text:style-name="T3"> <text:s text:c="23"/></text:span><text:span text:style-name="T7">types</text:span><text:span text:style-name="T3">[</text:span><text:span text:style-name="T7">Integer</text:span><text:span text:style-name="T3">.</text:span><text:span text:style-name="T5">parseInt</text:span><text:span text:style-name="T3">(ob.getAt(</text:span><text:span text:style-name="T13">1046222729</text:span><text:span text:style-name="T3">))]));</text:span><text:line-break/><text:span text:style-name="T3"> <text:s text:c="7"/>printHtml(</text:span><text:span text:style-name="T15">"Redis - Один"</text:span><text:span text:style-name="T3">, </text:span><text:span text:style-name="T7">text</text:span><text:span text:style-name="T3">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19">task10</text:span><text:span text:style-name="T3">() </text:span><text:span text:style-name="T1">throws </text:span><text:span text:style-name="T7">Exception </text:span><text:span text:style-name="T3">{</text:span><text:line-break/><text:span text:style-name="T3"> <text:s text:c="7"/></text:span><text:span text:style-name="T1">long </text:span><text:span text:style-name="T7">time </text:span><text:span text:style-name="T3">= </text:span><text:span text:style-name="T13">100000000L</text:span><text:span text:style-name="T3">;</text:span><text:line-break/><text:span text:style-name="T3"> <text:s text:c="7"/></text:span><text:span text:style-name="T1">int </text:span><text:span text:style-name="T7">expire </text:span><text:span text:style-name="T3">= </text:span><text:span text:style-name="T13">1</text:span><text:span text:style-name="T3">;</text:span><text:line-break/><text:span text:style-name="T3"> <text:s text:c="7"/></text:span><text:span text:style-name="T7">String </text:span><text:span text:style-name="T3">action = </text:span><text:span text:style-name="T9">request</text:span><text:span text:style-name="T3">.getParameter(</text:span><text:span text:style-name="T15">"action"</text:span><text:span text:style-name="T3">);</text:span><text:line-break/><text:span text:style-name="T3"> <text:s text:c="7"/>action = action == </text:span><text:span text:style-name="T1">null </text:span><text:span text:style-name="T3">|| action.equals(</text:span><text:span text:style-name="T15">""</text:span><text:span text:style-name="T3">) ? </text:span><text:span text:style-name="T15">"find" </text:span><text:span text:style-name="T3">: action;</text:span><text:line-break/><text:span text:style-name="T3"> <text:s text:c="7"/></text:span><text:span text:style-name="T7">String key </text:span><text:span text:style-name="T3">= </text:span><text:span text:style-name="T7">Util</text:span><text:span text:style-name="T3">.</text:span><text:span text:style-name="T5">s2s</text:span><text:span text:style-name="T3">(</text:span><text:span text:style-name="T9">request</text:span><text:span text:style-name="T3">.getParameter(</text:span><text:span text:style-name="T15">"key"</text:span><text:span text:style-name="T3">));</text:span><text:line-break/><text:span text:style-name="T3"> <text:s text:c="7"/></text:span><text:span text:style-name="T7">String </text:span><text:span text:style-name="T3">value = </text:span><text:span text:style-name="T1">null</text:span><text:span text:style-name="T3">;</text:span><text:line-break/><text:span text:style-name="T3"> <text:s text:c="7"/></text:span><text:span text:style-name="T1">if</text:span><text:span text:style-name="T3">(action.equals(</text:span><text:span text:style-name="T15">"find"</text:span><text:span text:style-name="T3">) &amp;&amp; !</text:span><text:span text:style-name="T7">key</text:span><text:span text:style-name="T3">.equals(</text:span><text:span text:style-name="T15">""</text:span><text:span text:style-name="T3">)) {</text:span><text:line-break/><text:span text:style-name="T3"> <text:s text:c="11"/></text:span><text:span text:style-name="T1">byte</text:span><text:span text:style-name="T3">[] </text:span><text:span text:style-name="T7">bytes </text:span><text:span text:style-name="T3">= </text:span><text:span text:style-name="T7">Ob3</text:span><text:span text:style-name="T3">.</text:span><text:span text:style-name="T5">get</text:span><text:span text:style-name="T3">(</text:span><text:span text:style-name="T9">mains</text:span><text:span text:style-name="T3">, </text:span><text:span text:style-name="T9">redis</text:span><text:span text:style-name="T3">, </text:span><text:span text:style-name="T9">redis</text:span><text:span text:style-name="T3">, (</text:span><text:span text:style-name="T9">prefix </text:span><text:span text:style-name="T3">+ </text:span><text:span text:style-name="T7">key</text:span><text:span text:style-name="T3">).getBytes());</text:span><text:line-break/><text:span text:style-name="T3"> <text:s text:c="11"/>value = </text:span><text:span text:style-name="T7">bytes </text:span><text:span text:style-name="T3">== </text:span><text:span text:style-name="T1">null </text:span><text:span text:style-name="T3">? </text:span><text:span text:style-name="T15">"" </text:span><text:span text:style-name="T3">: </text:span><text:span text:style-name="T1">new </text:span><text:span text:style-name="T3">String(</text:span><text:span text:style-name="T7">bytes</text:span><text:span text:style-name="T3">, </text:span><text:span text:style-name="T7">StandardCharsets</text:span><text:span text:style-name="T3">.</text:span><text:span text:style-name="T11">UTF_8</text:span><text:span text:style-name="T3">);</text:span><text:line-break/><text:span text:style-name="T3"> <text:s text:c="7"/>} </text:span><text:span text:style-name="T1">else if </text:span><text:span text:style-name="T3">(action.equals(</text:span><text:span text:style-name="T15">"create"</text:span><text:span text:style-name="T3">)) {</text:span><text:line-break/><text:span text:style-name="T3"> <text:s text:c="11"/>value = </text:span><text:span text:style-name="T9">request</text:span><text:span text:style-name="T3">.getParameter(</text:span><text:span text:style-name="T15">"value"</text:span><text:span text:style-name="T3">);</text:span><text:line-break/><text:span text:style-name="T3"> <text:s text:c="11"/></text:span><text:span text:style-name="T7">Ob3</text:span><text:span text:style-name="T3">.</text:span><text:span text:style-name="T5">puts</text:span><text:span text:style-name="T3">(</text:span><text:span text:style-name="T9">mains</text:span><text:span text:style-name="T3">, </text:span><text:span text:style-name="T9">redis</text:span><text:span text:style-name="T3">, (</text:span><text:span text:style-name="T9">prefix </text:span><text:span text:style-name="T3">+ </text:span><text:span text:style-name="T7">key</text:span><text:span text:style-name="T3">).getBytes(), value.getBytes());</text:span><text:line-break/><text:span text:style-name="T3"> <text:s text:c="7"/>} </text:span><text:span text:style-name="T1">else if </text:span><text:span text:style-name="T3">(action.equals(</text:span><text:span text:style-name="T15">"delete"</text:span><text:span text:style-name="T3">)) {</text:span><text:line-break/><text:span text:style-name="T3"> <text:s text:c="11"/></text:span><text:span text:style-name="T28">//Ob3.del(mains, redis, prefix + key, redis);</text:span><text:line-break/><text:span text:style-name="T28"> <text:s text:c="11"/></text:span><text:span text:style-name="T1">byte</text:span><text:span text:style-name="T3">[] </text:span><text:span text:style-name="T7">bytes </text:span><text:span text:style-name="T3">= </text:span><text:span text:style-name="T7">Ob3</text:span><text:span text:style-name="T3">.</text:span><text:span text:style-name="T5">get</text:span><text:span text:style-name="T3">(</text:span><text:span text:style-name="T9">mains</text:span><text:span text:style-name="T3">, </text:span><text:span text:style-name="T9">redis</text:span><text:span text:style-name="T3">, </text:span><text:span text:style-name="T9">redis</text:span><text:span text:style-name="T3">, (</text:span><text:span text:style-name="T9">prefix </text:span><text:span text:style-name="T3">+ </text:span><text:span text:style-name="T7">key</text:span><text:span text:style-name="T3">).getBytes());</text:span><text:line-break/><text:span text:style-name="T3"> <text:s text:c="11"/>value = </text:span><text:span text:style-name="T7">bytes </text:span><text:span text:style-name="T3">== </text:span><text:span text:style-name="T1">null </text:span><text:span text:style-name="T3">? </text:span><text:span text:style-name="T15">"" </text:span><text:span text:style-name="T3">: </text:span><text:span text:style-name="T1">new </text:span><text:span text:style-name="T3">String(</text:span><text:span text:style-name="T7">bytes</text:span><text:span text:style-name="T3">, </text:span><text:span text:style-name="T7">StandardCharsets</text:span><text:span text:style-name="T3">.</text:span><text:span text:style-name="T11">UTF_8</text:span><text:span text:style-name="T3">);</text:span><text:line-break/><text:span text:style-name="T3"> <text:s text:c="11"/></text:span><text:span text:style-name="T7">Ob3</text:span><text:span text:style-name="T3">.</text:span><text:span text:style-name="T5">puts</text:span><text:span text:style-name="T3">(</text:span><text:span text:style-name="T9">mains</text:span><text:span text:style-name="T3">, </text:span><text:span text:style-name="T9">redis</text:span><text:span text:style-name="T3">, (</text:span><text:span text:style-name="T9">prefix </text:span><text:span text:style-name="T3">+ </text:span><text:span text:style-name="T7">key</text:span><text:span text:style-name="T3">).getBytes(), </text:span><text:span text:style-name="T15">""</text:span><text:span text:style-name="T3">.getBytes(),</text:span><text:line-break/><text:span text:style-name="T3"> <text:s text:c="19"/></text:span><text:span text:style-name="T7">time</text:span><text:span text:style-name="T3">, </text:span><text:span text:style-name="T1">false</text:span><text:span text:style-name="T3">, </text:span><text:span text:style-name="T7">expire</text:span><text:span text:style-name="T3">, </text:span><text:span text:style-name="T15">""</text:span><text:span text:style-name="T3">);</text:span><text:line-break/><text:span text:style-name="T3"> <text:s text:c="7"/>}</text:span><text:line-break/><text:span text:style-name="T3"> <text:s text:c="7"/></text:span><text:span text:style-name="T7">String text </text:span><text:span text:style-name="T3">= </text:span><text:span text:style-name="T7">String</text:span><text:span text:style-name="T3">.</text:span><text:span text:style-name="T5">format</text:span><text:span text:style-name="T3">(</text:span><text:span text:style-name="T15">"&lt;form method=</text:span><text:span text:style-name="T21">\"</text:span><text:span text:style-name="T15">get</text:span><text:span text:style-name="T21">\"</text:span><text:span text:style-name="T15"> action=</text:span><text:span text:style-name="T21">\"</text:span><text:span text:style-name="T15">#</text:span><text:span text:style-name="T21">\"</text:span><text:span text:style-name="T15">&gt;&lt;table class=</text:span><text:span text:style-name="T21">\"</text:span><text:span text:style-name="T15">form</text:span><text:span text:style-name="T21">\"</text:span><text:span text:style-name="T15">&gt;" </text:span><text:span text:style-name="T3">+</text:span><text:line-break/><text:span text:style-name="T3"> <text:s text:c="15"/></text:span><text:span text:style-name="T15">"&lt;tr&gt;&lt;td&gt;Ключ&lt;/td&gt;&lt;td&gt;&lt;input type=</text:span><text:span text:style-name="T21">\"</text:span><text:span text:style-name="T15">text</text:span><text:span text:style-name="T21">\"</text:span><text:span text:style-name="T15"> name=</text:span><text:span text:style-name="T21">\"</text:span><text:span text:style-name="T15">key</text:span><text:span text:style-name="T21">\"</text:span><text:span text:style-name="T15">&gt;&lt;/td&gt;&lt;/tr&gt;" </text:span><text:span text:style-name="T3">+</text:span><text:line-break/><text:span text:style-name="T3"> <text:s text:c="15"/></text:span><text:span text:style-name="T15">"&lt;tr&gt;&lt;td&gt;Значение&lt;/td&gt;&lt;td&gt;&lt;input type=</text:span><text:span text:style-name="T21">\"</text:span><text:span text:style-name="T15">text</text:span><text:span text:style-name="T21">\"</text:span><text:span text:style-name="T15"> name=</text:span><text:span text:style-name="T21">\"</text:span><text:span text:style-name="T15">value</text:span><text:span text:style-name="T21">\"</text:span><text:span text:style-name="T15">&gt;&lt;/td&gt;&lt;/tr&gt;" </text:span><text:span text:style-name="T3">+</text:span><text:line-break/><text:span text:style-name="T3"> <text:s text:c="15"/></text:span><text:span text:style-name="T15">"&lt;/table&gt;" </text:span><text:span text:style-name="T3">+</text:span><text:line-break/><text:span text:style-name="T3"> <text:s text:c="15"/></text:span><text:span text:style-name="T15">"&lt;input type=</text:span><text:span text:style-name="T21">\"</text:span><text:span text:style-name="T15">submit</text:span><text:span text:style-name="T21">\"</text:span><text:span text:style-name="T15"> value=</text:span><text:span text:style-name="T21">\"</text:span><text:span text:style-name="T15">Создать</text:span><text:span text:style-name="T21">\"</text:span><text:span text:style-name="T15">&gt;" </text:span><text:span text:style-name="T3">+</text:span><text:line-break/><text:span text:style-name="T3"> <text:s text:c="15"/></text:span><text:span text:style-name="T15">"&lt;input type=</text:span><text:span text:style-name="T21">\"</text:span><text:span text:style-name="T15">hidden</text:span><text:span text:style-name="T21">\"</text:span><text:span text:style-name="T15"> name=</text:span><text:span text:style-name="T21">\"</text:span><text:span text:style-name="T15">task</text:span><text:span text:style-name="T21">\"</text:span><text:span text:style-name="T15"> value=</text:span><text:span text:style-name="T21">\"</text:span><text:span text:style-name="T15">10</text:span><text:span text:style-name="T21">\"</text:span><text:span text:style-name="T15">&gt;" </text:span><text:span text:style-name="T3">+</text:span><text:line-break/><text:span text:style-name="T3"> <text:s text:c="15"/></text:span><text:span text:style-name="T15">"&lt;input type=</text:span><text:span text:style-name="T21">\"</text:span><text:span text:style-name="T15">hidden</text:span><text:span text:style-name="T21">\"</text:span><text:span text:style-name="T15"> name=</text:span><text:span text:style-name="T21">\"</text:span><text:span text:style-name="T15">action</text:span><text:span text:style-name="T21">\"</text:span><text:span text:style-name="T15"> value=</text:span><text:span text:style-name="T21">\"</text:span><text:span text:style-name="T15">create</text:span><text:span text:style-name="T21">\"</text:span><text:span text:style-name="T15">&gt;" </text:span><text:span text:style-name="T3">+</text:span><text:line-break/><text:span text:style-name="T3"> <text:s text:c="15"/></text:span><text:span text:style-name="T15">"&lt;/form&gt;%s" </text:span><text:span text:style-name="T3">+</text:span><text:line-break/><text:span text:style-name="T3"> <text:s text:c="15"/></text:span><text:span text:style-name="T15">"&lt;form method=</text:span><text:span text:style-name="T21">\"</text:span><text:span text:style-name="T15">get</text:span><text:span text:style-name="T21">\"</text:span><text:span text:style-name="T15"> action=</text:span><text:span text:style-name="T21">\"</text:span><text:span text:style-name="T15">#</text:span><text:span text:style-name="T21">\"</text:span><text:span text:style-name="T15">&gt;" </text:span><text:span text:style-name="T3">+</text:span><text:line-break/><text:span text:style-name="T3"> <text:s text:c="15"/></text:span><text:span text:style-name="T15">"Ключ &lt;input type=</text:span><text:span text:style-name="T21">\"</text:span><text:span text:style-name="T15">text</text:span><text:span text:style-name="T21">\"</text:span><text:span text:style-name="T15"> name=</text:span><text:span text:style-name="T21">\"</text:span><text:span text:style-name="T15">key</text:span><text:span text:style-name="T21">\"</text:span><text:span text:style-name="T15">&gt; " </text:span><text:span text:style-name="T3">+</text:span><text:line-break/><text:span text:style-name="T3"> <text:s text:c="15"/></text:span><text:span text:style-name="T15">"&lt;input type=</text:span><text:span text:style-name="T21">\"</text:span><text:span text:style-name="T15">submit</text:span><text:span text:style-name="T21">\"</text:span><text:span text:style-name="T15"> value=</text:span><text:span text:style-name="T21">\"</text:span><text:span text:style-name="T15">Найти</text:span><text:span text:style-name="T21">\"</text:span><text:span text:style-name="T15">&gt;" </text:span><text:span text:style-name="T3">+</text:span><text:line-break/><text:soft-page-break/><text:span text:style-name="T3"> <text:s text:c="15"/></text:span><text:span text:style-name="T15">"&lt;input type=</text:span><text:span text:style-name="T21">\"</text:span><text:span text:style-name="T15">hidden</text:span><text:span text:style-name="T21">\"</text:span><text:span text:style-name="T15"> name=</text:span><text:span text:style-name="T21">\"</text:span><text:span text:style-name="T15">task</text:span><text:span text:style-name="T21">\"</text:span><text:span text:style-name="T15"> value=</text:span><text:span text:style-name="T21">\"</text:span><text:span text:style-name="T15">10</text:span><text:span text:style-name="T21">\"</text:span><text:span text:style-name="T15">&gt;" </text:span><text:span text:style-name="T3">+</text:span><text:line-break/><text:span text:style-name="T3"> <text:s text:c="15"/></text:span><text:span text:style-name="T15">"&lt;input type=</text:span><text:span text:style-name="T21">\"</text:span><text:span text:style-name="T15">hidden</text:span><text:span text:style-name="T21">\"</text:span><text:span text:style-name="T15"> name=</text:span><text:span text:style-name="T21">\"</text:span><text:span text:style-name="T15">action</text:span><text:span text:style-name="T21">\"</text:span><text:span text:style-name="T15"> value=</text:span><text:span text:style-name="T21">\"</text:span><text:span text:style-name="T15">find</text:span><text:span text:style-name="T21">\"</text:span><text:span text:style-name="T15">&gt;" </text:span><text:span text:style-name="T3">+</text:span><text:line-break/><text:span text:style-name="T3"> <text:s text:c="15"/></text:span><text:span text:style-name="T15">"&lt;/form&gt;%s" </text:span><text:span text:style-name="T3">+</text:span><text:line-break/><text:span text:style-name="T3"> <text:s text:c="15"/></text:span><text:span text:style-name="T15">"&lt;form method=</text:span><text:span text:style-name="T21">\"</text:span><text:span text:style-name="T15">get</text:span><text:span text:style-name="T21">\"</text:span><text:span text:style-name="T15"> action=</text:span><text:span text:style-name="T21">\"</text:span><text:span text:style-name="T15">#</text:span><text:span text:style-name="T21">\"</text:span><text:span text:style-name="T15">&gt;" </text:span><text:span text:style-name="T3">+</text:span><text:line-break/><text:span text:style-name="T3"> <text:s text:c="15"/></text:span><text:span text:style-name="T15">"Ключ &lt;input type=</text:span><text:span text:style-name="T21">\"</text:span><text:span text:style-name="T15">text</text:span><text:span text:style-name="T21">\"</text:span><text:span text:style-name="T15"> name=</text:span><text:span text:style-name="T21">\"</text:span><text:span text:style-name="T15">key</text:span><text:span text:style-name="T21">\"</text:span><text:span text:style-name="T15">&gt; " </text:span><text:span text:style-name="T3">+</text:span><text:line-break/><text:span text:style-name="T3"> <text:s text:c="15"/></text:span><text:span text:style-name="T15">"&lt;input type=</text:span><text:span text:style-name="T21">\"</text:span><text:span text:style-name="T15">submit</text:span><text:span text:style-name="T21">\"</text:span><text:span text:style-name="T15"> value=</text:span><text:span text:style-name="T21">\"</text:span><text:span text:style-name="T15">Удалить</text:span><text:span text:style-name="T21">\"</text:span><text:span text:style-name="T15">&gt;" </text:span><text:span text:style-name="T3">+</text:span><text:line-break/><text:span text:style-name="T3"> <text:s text:c="15"/></text:span><text:span text:style-name="T15">"&lt;input type=</text:span><text:span text:style-name="T21">\"</text:span><text:span text:style-name="T15">hidden</text:span><text:span text:style-name="T21">\"</text:span><text:span text:style-name="T15"> name=</text:span><text:span text:style-name="T21">\"</text:span><text:span text:style-name="T15">task</text:span><text:span text:style-name="T21">\"</text:span><text:span text:style-name="T15"> value=</text:span><text:span text:style-name="T21">\"</text:span><text:span text:style-name="T15">10</text:span><text:span text:style-name="T21">\"</text:span><text:span text:style-name="T15">&gt;" </text:span><text:span text:style-name="T3">+</text:span><text:line-break/><text:span text:style-name="T3"> <text:s text:c="15"/></text:span><text:span text:style-name="T15">"&lt;input type=</text:span><text:span text:style-name="T21">\"</text:span><text:span text:style-name="T15">hidden</text:span><text:span text:style-name="T21">\"</text:span><text:span text:style-name="T15"> name=</text:span><text:span text:style-name="T21">\"</text:span><text:span text:style-name="T15">action</text:span><text:span text:style-name="T21">\"</text:span><text:span text:style-name="T15"> value=</text:span><text:span text:style-name="T21">\"</text:span><text:span text:style-name="T15">delete</text:span><text:span text:style-name="T21">\"</text:span><text:span text:style-name="T15">&gt;" </text:span><text:span text:style-name="T3">+</text:span><text:line-break/><text:span text:style-name="T3"> <text:s text:c="15"/></text:span><text:span text:style-name="T15">"&lt;/form&gt;%s"</text:span><text:span text:style-name="T3">,</text:span><text:line-break/><text:span text:style-name="T3"> <text:s text:c="15"/>action.equals(</text:span><text:span text:style-name="T15">"create"</text:span><text:span text:style-name="T3">) ? </text:span><text:span text:style-name="T15">"&lt;p style=</text:span><text:span text:style-name="T21">\"</text:span><text:span text:style-name="T15">text-align:center;color:green</text:span><text:span text:style-name="T21">\"</text:span><text:span text:style-name="T15">&gt;[" </text:span><text:span text:style-name="T3">+</text:span><text:line-break/><text:span text:style-name="T3"> <text:s text:c="23"/></text:span><text:span text:style-name="T7">key </text:span><text:span text:style-name="T3">+ </text:span><text:span text:style-name="T15">" : " </text:span><text:span text:style-name="T3">+ value + </text:span><text:span text:style-name="T15">"] создано&lt;/p&gt;" </text:span><text:span text:style-name="T3">: </text:span><text:span text:style-name="T15">"&lt;br&gt;"</text:span><text:span text:style-name="T3">,</text:span><text:line-break/><text:span text:style-name="T3"> <text:s text:c="15"/>!</text:span><text:span text:style-name="T7">key</text:span><text:span text:style-name="T3">.equals(</text:span><text:span text:style-name="T15">""</text:span><text:span text:style-name="T3">) &amp;&amp; action.equals(</text:span><text:span text:style-name="T15">"find"</text:span><text:span text:style-name="T3">) ?</text:span><text:line-break/><text:span text:style-name="T3"> <text:s text:c="23"/>!value.equals(</text:span><text:span text:style-name="T15">""</text:span><text:span text:style-name="T3">)</text:span><text:line-break/><text:span text:style-name="T3"> <text:s text:c="31"/>? </text:span><text:span text:style-name="T15">"&lt;p style=</text:span><text:span text:style-name="T21">\"</text:span><text:span text:style-name="T15">text-align:center;color:green</text:span><text:span text:style-name="T21">\"</text:span><text:span text:style-name="T15">&gt;["</text:span><text:line-break/><text:span text:style-name="T15"> <text:s text:c="35"/></text:span><text:span text:style-name="T3">+ </text:span><text:span text:style-name="T7">key </text:span><text:span text:style-name="T3">+ </text:span><text:span text:style-name="T15">" : " </text:span><text:span text:style-name="T3">+ value + </text:span><text:span text:style-name="T15">"]&lt;/p&gt;"</text:span><text:line-break/><text:span text:style-name="T15"> <text:s text:c="31"/></text:span><text:span text:style-name="T3">: </text:span><text:span text:style-name="T15">"&lt;p style=</text:span><text:span text:style-name="T21">\"</text:span><text:span text:style-name="T15">text-align:center;color:red</text:span><text:span text:style-name="T21">\"</text:span><text:span text:style-name="T15">&gt;Объект с ключом "</text:span><text:line-break/><text:span text:style-name="T15"> <text:s text:c="35"/></text:span><text:span text:style-name="T3">+ </text:span><text:span text:style-name="T7">key </text:span><text:span text:style-name="T3">+ </text:span><text:span text:style-name="T15">" не найден.&lt;/p&gt;"</text:span><text:line-break/><text:span text:style-name="T15"> <text:s text:c="23"/></text:span><text:span text:style-name="T3">: </text:span><text:span text:style-name="T15">"&lt;br&gt;"</text:span><text:span text:style-name="T3">,</text:span><text:line-break/><text:span text:style-name="T3"> <text:s text:c="15"/>action.equals(</text:span><text:span text:style-name="T15">"delete"</text:span><text:span text:style-name="T3">)</text:span><text:line-break/><text:span text:style-name="T3"> <text:s text:c="23"/>? !value.equals(</text:span><text:span text:style-name="T15">""</text:span><text:span text:style-name="T3">)</text:span><text:line-break/><text:span text:style-name="T3"> <text:s text:c="27"/>? </text:span><text:span text:style-name="T15">"&lt;p style=</text:span><text:span text:style-name="T21">\"</text:span><text:span text:style-name="T15">text-align:center;color:green</text:span><text:span text:style-name="T21">\"</text:span><text:span text:style-name="T15">&gt;["</text:span><text:line-break/><text:span text:style-name="T15"> <text:s text:c="31"/></text:span><text:span text:style-name="T3">+ </text:span><text:span text:style-name="T7">key </text:span><text:span text:style-name="T3">+ </text:span><text:span text:style-name="T15">"] удален&lt;/p&gt;"</text:span><text:line-break/><text:span text:style-name="T15"> <text:s text:c="27"/></text:span><text:span text:style-name="T3">: </text:span><text:span text:style-name="T15">"&lt;p style=</text:span><text:span text:style-name="T21">\"</text:span><text:span text:style-name="T15">text-align:center;color:red</text:span><text:span text:style-name="T21">\"</text:span><text:span text:style-name="T15">&gt;Объект с ключом "</text:span><text:line-break/><text:span text:style-name="T15"> <text:s text:c="31"/></text:span><text:span text:style-name="T3">+ </text:span><text:span text:style-name="T7">key </text:span><text:span text:style-name="T3">+ </text:span><text:span text:style-name="T15">" не найден.&lt;/p&gt;"</text:span><text:line-break/><text:span text:style-name="T15"> <text:s text:c="23"/></text:span><text:span text:style-name="T3">: </text:span><text:span text:style-name="T15">"&lt;br&gt;"</text:span><text:span text:style-name="T3">);</text:span><text:line-break/><text:span text:style-name="T3"> <text:s text:c="7"/>printHtml(</text:span><text:span text:style-name="T15">"Redis - Два"</text:span><text:span text:style-name="T3">, </text:span><text:span text:style-name="T7">text</text:span><text:span text:style-name="T3">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19">task11</text:span><text:span text:style-name="T3">() </text:span><text:span text:style-name="T1">throws </text:span><text:span text:style-name="T7">Exception </text:span><text:span text:style-name="T3">{</text:span><text:line-break/><text:span text:style-name="T3"> <text:s text:c="7"/></text:span><text:span text:style-name="T7">Obb</text:span><text:span text:style-name="T3">[] </text:span><text:span text:style-name="T7">obs </text:span><text:span text:style-name="T3">= </text:span><text:span text:style-name="T7">Ob0</text:span><text:span text:style-name="T3">.</text:span><text:span text:style-name="T5">getSrcObs</text:span><text:span text:style-name="T3">(</text:span><text:span text:style-name="T9">mains</text:span><text:span text:style-name="T3">, </text:span><text:span text:style-name="T7">Ob0</text:span><text:span text:style-name="T3">.</text:span><text:span text:style-name="T5">createFilter</text:span><text:span text:style-name="T3">(</text:span><text:span text:style-name="T13">36</text:span><text:span text:style-name="T3">), </text:span><text:span text:style-name="T13">0</text:span><text:span text:style-name="T3">, </text:span><text:span text:style-name="T13">0</text:span><text:span text:style-name="T3">);</text:span><text:line-break/><text:span text:style-name="T3"> <text:s text:c="7"/></text:span><text:span text:style-name="T7">List</text:span><text:span text:style-name="T3">&lt;</text:span><text:span text:style-name="T7">String</text:span><text:span text:style-name="T3">&gt; </text:span><text:span text:style-name="T7">result </text:span><text:span text:style-name="T3">= </text:span><text:span text:style-name="T1">new </text:span><text:span text:style-name="T3">ArrayList&lt;&gt;(</text:span><text:span text:style-name="T7">obs</text:span><text:span text:style-name="T3">.</text:span><text:span text:style-name="T9">length</text:span><text:span text:style-name="T3">);</text:span><text:line-break/><text:span text:style-name="T3"> <text:s text:c="7"/></text:span><text:span text:style-name="T7">String </text:span><text:span text:style-name="T3">action = </text:span><text:span text:style-name="T7">Util</text:span><text:span text:style-name="T3">.</text:span><text:span text:style-name="T5">s2s</text:span><text:span text:style-name="T3">(</text:span><text:span text:style-name="T9">request</text:span><text:span text:style-name="T3">.getParameter(</text:span><text:span text:style-name="T15">"action"</text:span><text:span text:style-name="T3">));</text:span><text:line-break/><text:span text:style-name="T3"> <text:s text:c="7"/>action = action.equals(</text:span><text:span text:style-name="T15">""</text:span><text:span text:style-name="T3">) ? </text:span><text:span text:style-name="T15">"postgre" </text:span><text:span text:style-name="T3">: action;</text:span><text:line-break/><text:span text:style-name="T3"> <text:s text:c="7"/></text:span><text:span text:style-name="T1">long </text:span><text:span text:style-name="T3">time = -</text:span><text:span text:style-name="T13">1</text:span><text:span text:style-name="T3">;</text:span><text:line-break/><text:span text:style-name="T3"> <text:s text:c="7"/></text:span><text:span text:style-name="T1">if</text:span><text:span text:style-name="T3">(action.equals(</text:span><text:span text:style-name="T15">"postgre"</text:span><text:span text:style-name="T3">)) {</text:span><text:line-break/><text:span text:style-name="T3"> <text:s text:c="11"/>time = catchTime(() -&gt; {</text:span><text:line-break/><text:span text:style-name="T3"> <text:s text:c="15"/></text:span><text:span text:style-name="T1">for</text:span><text:span text:style-name="T3">(</text:span><text:span text:style-name="T7">Obb ob </text:span><text:span text:style-name="T3">: </text:span><text:span text:style-name="T23">obs</text:span><text:span text:style-name="T3">) {</text:span><text:line-break/><text:span text:style-name="T3"> <text:s text:c="19"/></text:span><text:span text:style-name="T23">result</text:span><text:span text:style-name="T3">.add(</text:span><text:span text:style-name="T7">Ob0</text:span><text:span text:style-name="T3">.</text:span><text:span text:style-name="T5">getOb</text:span><text:span text:style-name="T3">(</text:span><text:span text:style-name="T9">mains</text:span><text:span text:style-name="T3">, </text:span><text:span text:style-name="T7">ob</text:span><text:span text:style-name="T3">.</text:span><text:span text:style-name="T9">id</text:span><text:span text:style-name="T3">).</text:span><text:span text:style-name="T9">id</text:span><text:span text:style-name="T3">);</text:span><text:line-break/><text:span text:style-name="T3"> <text:s text:c="15"/>}</text:span><text:line-break/><text:span text:style-name="T3"> <text:s text:c="11"/>});</text:span><text:line-break/><text:span text:style-name="T3"> <text:s text:c="7"/>} </text:span><text:span text:style-name="T1">else if</text:span><text:span text:style-name="T3">(action.equals(</text:span><text:span text:style-name="T15">"redis"</text:span><text:span text:style-name="T3">)) {</text:span><text:line-break/><text:span text:style-name="T3"> <text:s text:c="11"/>time = catchTime(() -&gt; {</text:span><text:line-break/><text:span text:style-name="T3"> <text:s text:c="15"/></text:span><text:span text:style-name="T1">for</text:span><text:span text:style-name="T3">(</text:span><text:span text:style-name="T7">Obb ob </text:span><text:span text:style-name="T3">: </text:span><text:span text:style-name="T23">obs</text:span><text:span text:style-name="T3">) {</text:span><text:line-break/><text:span text:style-name="T3"> <text:s text:c="19"/></text:span><text:span text:style-name="T7">Obb temp </text:span><text:span text:style-name="T3">= </text:span><text:span text:style-name="T7">Ob0</text:span><text:span text:style-name="T3">.</text:span><text:span text:style-name="T5">fromBytes</text:span><text:span text:style-name="T3">(</text:span><text:span text:style-name="T7">Ob3</text:span><text:span text:style-name="T3">.</text:span><text:span text:style-name="T5">get</text:span><text:span text:style-name="T3">(</text:span><text:span text:style-name="T9">mains</text:span><text:span text:style-name="T3">, </text:span><text:span text:style-name="T9">redis</text:span><text:span text:style-name="T3">, </text:span><text:span text:style-name="T9">redis</text:span><text:span text:style-name="T3">, (</text:span><text:span text:style-name="T9">prefix </text:span><text:span text:style-name="T3">+ </text:span><text:span text:style-name="T7">ob</text:span><text:span text:style-name="T3">.</text:span><text:span text:style-name="T9">id</text:span><text:span text:style-name="T3">).getBytes()));</text:span><text:line-break/><text:span text:style-name="T3"> <text:s text:c="19"/></text:span><text:span text:style-name="T1">if</text:span><text:span text:style-name="T3">(</text:span><text:span text:style-name="T7">temp </text:span><text:span text:style-name="T3">!= </text:span><text:span text:style-name="T1">null</text:span><text:span text:style-name="T3">) {</text:span><text:line-break/><text:span text:style-name="T3"> <text:s text:c="23"/></text:span><text:span text:style-name="T23">result</text:span><text:span text:style-name="T3">.add(</text:span><text:span text:style-name="T7">temp</text:span><text:span text:style-name="T3">.</text:span><text:span text:style-name="T9">id</text:span><text:span text:style-name="T3">);</text:span><text:line-break/><text:span text:style-name="T3"> <text:s text:c="19"/>} </text:span><text:span text:style-name="T1">else </text:span><text:span text:style-name="T3">{</text:span><text:line-break/><text:span text:style-name="T3"> <text:s text:c="23"/></text:span><text:span text:style-name="T23">result</text:span><text:span text:style-name="T3">.clear();</text:span><text:line-break/><text:span text:style-name="T3"> <text:s text:c="23"/></text:span><text:span text:style-name="T1">break</text:span><text:span text:style-name="T3">;</text:span><text:line-break/><text:span text:style-name="T3"> <text:s text:c="19"/>}</text:span><text:line-break/><text:span text:style-name="T3"> <text:s text:c="15"/>}</text:span><text:line-break/><text:span text:style-name="T3"> <text:s text:c="11"/>});</text:span><text:line-break/><text:span text:style-name="T3"> <text:s text:c="7"/>} </text:span><text:span text:style-name="T1">else if</text:span><text:span text:style-name="T3">(action.equals(</text:span><text:span text:style-name="T15">"in_redis"</text:span><text:span text:style-name="T3">)) {</text:span><text:line-break/><text:span text:style-name="T3"> <text:s text:c="11"/></text:span><text:span text:style-name="T1">long </text:span><text:span text:style-name="T7">time0 </text:span><text:span text:style-name="T3">= </text:span><text:span text:style-name="T13">1000000000L</text:span><text:span text:style-name="T3">;</text:span><text:line-break/><text:span text:style-name="T3"> <text:s text:c="11"/></text:span><text:span text:style-name="T1">int </text:span><text:span text:style-name="T7">expire </text:span><text:span text:style-name="T3">= </text:span><text:span text:style-name="T13">3600</text:span><text:span text:style-name="T3">;</text:span><text:line-break/><text:span text:style-name="T3"> <text:s text:c="11"/></text:span><text:span text:style-name="T1">for</text:span><text:span text:style-name="T3">(</text:span><text:span text:style-name="T7">Obb ob </text:span><text:span text:style-name="T3">: </text:span><text:span text:style-name="T7">obs</text:span><text:span text:style-name="T3">) {</text:span><text:line-break/><text:span text:style-name="T3"> <text:s text:c="15"/></text:span><text:span text:style-name="T7">Ob3</text:span><text:span text:style-name="T3">.</text:span><text:span text:style-name="T5">puts</text:span><text:span text:style-name="T3">(</text:span><text:span text:style-name="T9">mains</text:span><text:span text:style-name="T3">, </text:span><text:span text:style-name="T9">redis</text:span><text:span text:style-name="T3">, (</text:span><text:span text:style-name="T9">prefix </text:span><text:span text:style-name="T3">+ </text:span><text:span text:style-name="T7">ob</text:span><text:span text:style-name="T3">.</text:span><text:span text:style-name="T9">id</text:span><text:span text:style-name="T3">).getBytes(), </text:span><text:span text:style-name="T7">Ob0</text:span><text:span text:style-name="T3">.</text:span><text:span text:style-name="T5">toBytes</text:span><text:span text:style-name="T3">(</text:span><text:span text:style-name="T7">ob</text:span><text:span text:style-name="T3">),</text:span><text:line-break/><text:span text:style-name="T3"> <text:s text:c="23"/></text:span><text:span text:style-name="T7">time0</text:span><text:span text:style-name="T3">, </text:span><text:span text:style-name="T1">false</text:span><text:span text:style-name="T3">, </text:span><text:span text:style-name="T7">expire</text:span><text:span text:style-name="T3">, </text:span><text:span text:style-name="T15">""</text:span><text:span text:style-name="T3">);</text:span><text:line-break/><text:span text:style-name="T3"> <text:s text:c="11"/>}</text:span><text:line-break/><text:span text:style-name="T3"> <text:s text:c="7"/>} </text:span><text:span text:style-name="T1">else </text:span><text:span text:style-name="T3">{</text:span><text:line-break/><text:span text:style-name="T3"> <text:s text:c="11"/></text:span><text:span text:style-name="T1">throw new </text:span><text:span text:style-name="T3">Exception(</text:span><text:span text:style-name="T15">"Плохой аргумент"</text:span><text:span text:style-name="T3">);</text:span><text:line-break/><text:soft-page-break/><text:span text:style-name="T3"> <text:s text:c="7"/>}</text:span><text:line-break/><text:span text:style-name="T3"> <text:s text:c="7"/></text:span><text:span text:style-name="T7">StringBuilder text </text:span><text:span text:style-name="T3">= </text:span><text:span text:style-name="T1">new </text:span><text:span text:style-name="T3">StringBuilder();</text:span><text:line-break/><text:span text:style-name="T3"> <text:s text:c="7"/></text:span><text:span text:style-name="T7">text</text:span><text:span text:style-name="T3">.append(</text:span><text:span text:style-name="T15">"&lt;div style=</text:span><text:span text:style-name="T21">\"</text:span><text:span text:style-name="T15">text-align:center;</text:span><text:span text:style-name="T21">\"</text:span><text:span text:style-name="T15">&gt;&lt;p&gt;" </text:span><text:span text:style-name="T3">+</text:span><text:line-break/><text:span text:style-name="T3"> <text:s text:c="15"/></text:span><text:span text:style-name="T15">"&lt;a href=</text:span><text:span text:style-name="T21">\"</text:span><text:span text:style-name="T15">?task=11&amp;action=postgre</text:span><text:span text:style-name="T21">\"</text:span><text:span text:style-name="T15">&gt;Выбрать из PostgreSQL&lt;/a&gt; | " </text:span><text:span text:style-name="T3">+</text:span><text:line-break/><text:span text:style-name="T3"> <text:s text:c="15"/></text:span><text:span text:style-name="T15">"&lt;a href=</text:span><text:span text:style-name="T21">\"</text:span><text:span text:style-name="T15">?task=11&amp;action=redis</text:span><text:span text:style-name="T21">\"</text:span><text:span text:style-name="T15">&gt;Выбрать из Redis&lt;/a&gt; | " </text:span><text:span text:style-name="T3">+</text:span><text:line-break/><text:span text:style-name="T3"> <text:s text:c="15"/></text:span><text:span text:style-name="T15">"&lt;a href=</text:span><text:span text:style-name="T21">\"</text:span><text:span text:style-name="T15">?task=11&amp;action=in_redis</text:span><text:span text:style-name="T21">\"</text:span><text:span text:style-name="T15">&gt;Заполнить Redis&lt;/a&gt;&lt;/p&gt;"</text:span><text:span text:style-name="T3">);</text:span><text:line-break/><text:span text:style-name="T3"> <text:s text:c="7"/></text:span><text:span text:style-name="T7">text</text:span><text:span text:style-name="T3">.append(time == -</text:span><text:span text:style-name="T13">1</text:span><text:line-break/><text:span text:style-name="T13"> <text:s text:c="15"/></text:span><text:span text:style-name="T3">? </text:span><text:span text:style-name="T7">String</text:span><text:span text:style-name="T3">.</text:span><text:span text:style-name="T5">format</text:span><text:span text:style-name="T3">(</text:span><text:span text:style-name="T15">"&lt;p style=</text:span><text:span text:style-name="T21">\"</text:span><text:span text:style-name="T15">color:green</text:span><text:span text:style-name="T21">\"</text:span><text:span text:style-name="T15">&gt;%d объектов добавлено в Redis.&lt;/p&gt;"</text:span><text:span text:style-name="T3">,</text:span><text:line-break/><text:span text:style-name="T3"> <text:s text:c="19"/></text:span><text:span text:style-name="T7">obs</text:span><text:span text:style-name="T3">.</text:span><text:span text:style-name="T9">length</text:span><text:span text:style-name="T3">)</text:span><text:line-break/><text:span text:style-name="T3"> <text:s text:c="15"/>: !</text:span><text:span text:style-name="T7">result</text:span><text:span text:style-name="T3">.isEmpty()</text:span><text:line-break/><text:span text:style-name="T3"> <text:s text:c="19"/>? </text:span><text:span text:style-name="T7">String</text:span><text:span text:style-name="T3">.</text:span><text:span text:style-name="T5">format</text:span><text:span text:style-name="T3">(</text:span><text:span text:style-name="T15">"&lt;p&gt;Время выборки из %s: %d мс&lt;/p&gt;"</text:span><text:span text:style-name="T3">,</text:span><text:line-break/><text:span text:style-name="T3"> <text:s text:c="23"/>action.equals(</text:span><text:span text:style-name="T15">"postgre"</text:span><text:span text:style-name="T3">) ? </text:span><text:span text:style-name="T15">"PostgreSQL" </text:span><text:span text:style-name="T3">: </text:span><text:span text:style-name="T15">"Redis"</text:span><text:span text:style-name="T3">, time)</text:span><text:line-break/><text:span text:style-name="T3"> <text:s text:c="19"/>: </text:span><text:span text:style-name="T15">"&lt;h1 style=</text:span><text:span text:style-name="T21">\"</text:span><text:span text:style-name="T15">text-align:center;</text:span><text:span text:style-name="T21">\"</text:span><text:span text:style-name="T15">&gt;" </text:span><text:span text:style-name="T3">+</text:span><text:line-break/><text:span text:style-name="T3"> <text:s text:c="23"/></text:span><text:span text:style-name="T15">"&lt;a href=</text:span><text:span text:style-name="T21">\"</text:span><text:span text:style-name="T15">?task=11&amp;action=in_redis</text:span><text:span text:style-name="T21">\"</text:span><text:span text:style-name="T15">&gt;Заполните&lt;/a&gt; Redis&lt;/h1&gt;"</text:span><text:span text:style-name="T3">);</text:span><text:line-break/><text:span text:style-name="T3"> <text:s text:c="7"/></text:span><text:span text:style-name="T7">text</text:span><text:span text:style-name="T3">.append(</text:span><text:span text:style-name="T15">"&lt;/div&gt;"</text:span><text:span text:style-name="T3">);</text:span><text:line-break/><text:span text:style-name="T3"> <text:s text:c="7"/></text:span><text:span text:style-name="T1">if</text:span><text:span text:style-name="T3">(!</text:span><text:span text:style-name="T7">result</text:span><text:span text:style-name="T3">.isEmpty()) {</text:span><text:line-break/><text:span text:style-name="T3"> <text:s text:c="11"/></text:span><text:span text:style-name="T7">text</text:span><text:span text:style-name="T3">.append(</text:span><text:span text:style-name="T7">String</text:span><text:span text:style-name="T3">.</text:span><text:span text:style-name="T5">join</text:span><text:span text:style-name="T3">(</text:span><text:span text:style-name="T15">", "</text:span><text:span text:style-name="T3">, </text:span><text:span text:style-name="T7">result</text:span><text:span text:style-name="T3">));</text:span><text:line-break/><text:span text:style-name="T3"> <text:s text:c="7"/>}</text:span><text:line-break/><text:span text:style-name="T3"> <text:s text:c="7"/>printHtml(</text:span><text:span text:style-name="T15">"Redis - Три"</text:span><text:span text:style-name="T3">, </text:span><text:span text:style-name="T7">text</text:span><text:span text:style-name="T3">.toString());</text:span><text:line-break/><text:span text:style-name="T3"> <text:s text:c="3"/>}</text:span><text:line-break/><text:line-break/><text:span text:style-name="T3"> <text:s text:c="3"/></text:span><text:span text:style-name="T1">public long </text:span><text:span text:style-name="T19">catchTime</text:span><text:span text:style-name="T3">(</text:span><text:span text:style-name="T7">Procedure </text:span><text:span text:style-name="T3">procedure) </text:span><text:span text:style-name="T1">throws </text:span><text:span text:style-name="T7">Exception </text:span><text:span text:style-name="T3">{</text:span><text:line-break/><text:span text:style-name="T3"> <text:s text:c="7"/></text:span><text:span text:style-name="T1">long </text:span><text:span text:style-name="T7">time </text:span><text:span text:style-name="T3">= </text:span><text:span text:style-name="T7">System</text:span><text:span text:style-name="T3">.</text:span><text:span text:style-name="T5">currentTimeMillis</text:span><text:span text:style-name="T3">();</text:span><text:line-break/><text:span text:style-name="T3"> <text:s text:c="7"/>procedure.run();</text:span><text:line-break/><text:span text:style-name="T3"> <text:s text:c="7"/></text:span><text:span text:style-name="T1">return </text:span><text:span text:style-name="T7">System</text:span><text:span text:style-name="T3">.</text:span><text:span text:style-name="T5">currentTimeMillis</text:span><text:span text:style-name="T3">() - </text:span><text:span text:style-name="T7">time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interface </text:span><text:span text:style-name="T7">Procedure </text:span><text:span text:style-name="T3">{</text:span><text:line-break/><text:span text:style-name="T3"> <text:s text:c="7"/></text:span><text:span text:style-name="T1">void </text:span><text:span text:style-name="T19">run</text:span><text:span text:style-name="T3">() </text:span><text:span text:style-name="T1">throws </text:span><text:span text:style-name="T7">Exception</text:span><text:span text:style-name="T3">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19">task12</text:span><text:span text:style-name="T3">() </text:span><text:span text:style-name="T1">throws </text:span><text:span text:style-name="T7">Exception </text:span><text:span text:style-name="T3">{</text:span><text:line-break/><text:span text:style-name="T3"> <text:s text:c="7"/>printHtml(</text:span><text:span text:style-name="T15">"Redis - Четыре"</text:span><text:span text:style-name="T3">,</text:span><text:line-break/><text:span text:style-name="T3"> <text:s text:c="15"/></text:span><text:span text:style-name="T15">"&lt;div style=</text:span><text:span text:style-name="T21">\"</text:span><text:span text:style-name="T15">border:1px solid #ccc; width:900px; margin:0px auto; padding:15px;</text:span><text:span text:style-name="T21">\"</text:span><text:span text:style-name="T15">&gt;" </text:span><text:span text:style-name="T3">+</text:span><text:line-break/><text:span text:style-name="T3"> <text:s text:c="23"/></text:span><text:span text:style-name="T15">"Целесообразно применять Redis в онлайн-магазинах для корзины, " </text:span><text:span text:style-name="T3">+</text:span><text:line-break/><text:span text:style-name="T3"> <text:s text:c="23"/></text:span><text:span text:style-name="T15">"в онлайн-играх по типу шахмат для хранения ходов и состояния шахматной доски, " </text:span><text:span text:style-name="T3">+</text:span><text:line-break/><text:span text:style-name="T3"> <text:s text:c="23"/></text:span><text:span text:style-name="T15">"в стриминговых платформах для буферизации видеопотоков..." </text:span><text:span text:style-name="T3">+</text:span><text:line-break/><text:span text:style-name="T3"> <text:s text:c="23"/></text:span><text:span text:style-name="T15">"&lt;/div&gt;"</text:span><text:span text:style-name="T3">);</text:span><text:line-break/><text:span text:style-name="T3"> <text:s text:c="3"/>}</text:span><text:line-break/><text:line-break/><text:span text:style-name="T3"> <text:s text:c="3"/></text:span><text:span text:style-name="T1">public void </text:span><text:span text:style-name="T19">printHtml</text:span><text:span text:style-name="T3">(</text:span><text:span text:style-name="T7">String </text:span><text:span text:style-name="T3">title, </text:span><text:span text:style-name="T7">String </text:span><text:span text:style-name="T3">text) {</text:span><text:line-break/><text:span text:style-name="T3"> <text:s text:c="7"/></text:span><text:span text:style-name="T9">response</text:span><text:span text:style-name="T3">.setContentType(</text:span><text:span text:style-name="T15">"text/html; charset=UTF-8"</text:span><text:span text:style-name="T3">);</text:span><text:line-break/><text:span text:style-name="T3"> <text:s text:c="7"/></text:span><text:span text:style-name="T7">String task </text:span><text:span text:style-name="T3">= </text:span><text:span text:style-name="T9">request</text:span><text:span text:style-name="T3">.getParameter(</text:span><text:span text:style-name="T15">"task"</text:span><text:span text:style-name="T3">);</text:span><text:line-break/><text:span text:style-name="T3"> <text:s text:c="7"/></text:span><text:span text:style-name="T7">StringBuilder output </text:span><text:span text:style-name="T3">= </text:span><text:span text:style-name="T1">new </text:span><text:span text:style-name="T3">StringBuilder();</text:span><text:line-break/><text:span text:style-name="T3"> <text:s text:c="7"/></text:span><text:span text:style-name="T7">output</text:span><text:span text:style-name="T3">.append(</text:span><text:span text:style-name="T7">String</text:span><text:span text:style-name="T3">.</text:span><text:span text:style-name="T5">format</text:span><text:span text:style-name="T3">(</text:span><text:span text:style-name="T15">"&lt;!doctype html&gt;&lt;html&gt;&lt;head&gt;&lt;title&gt;%s&lt;/title&gt;&lt;style&gt;" </text:span><text:span text:style-name="T3">+</text:span><text:line-break/><text:span text:style-name="T3"> <text:s text:c="15"/></text:span><text:span text:style-name="T15">"table { margin: 0px auto; }" </text:span><text:span text:style-name="T3">+</text:span><text:line-break/><text:span text:style-name="T3"> <text:s text:c="15"/></text:span><text:span text:style-name="T15">"table.form tr td:first-child { text-align:right; }" </text:span><text:span text:style-name="T3">+</text:span><text:line-break/><text:span text:style-name="T3"> <text:s text:c="15"/></text:span><text:span text:style-name="T15">"table.form tr td:last-child { text-align:left; }" </text:span><text:span text:style-name="T3">+</text:span><text:line-break/><text:span text:style-name="T3"> <text:s text:c="15"/></text:span><text:span text:style-name="T15">"table.data { border: solid 1px #ccc; border-spacing: 3px;" </text:span><text:span text:style-name="T3">+</text:span><text:line-break/><text:span text:style-name="T3"> <text:s text:c="15"/></text:span><text:span text:style-name="T15">"border-collapse: collapse; margin-bottom:10px; }" </text:span><text:span text:style-name="T3">+</text:span><text:line-break/><text:span text:style-name="T3"> <text:s text:c="15"/></text:span><text:span text:style-name="T15">"table.data tr:first-child { font-weight:bold; }" </text:span><text:span text:style-name="T3">+</text:span><text:line-break/><text:span text:style-name="T3"> <text:s text:c="15"/></text:span><text:span text:style-name="T15">"table.data td { border: solid 1px #ccc; padding: 5px; }" </text:span><text:span text:style-name="T3">+</text:span><text:line-break/><text:span text:style-name="T3"> <text:s text:c="15"/></text:span><text:span text:style-name="T15">"form { margin: 0px auto; margin-bottom:20px; text-align:center;" </text:span><text:span text:style-name="T3">+</text:span><text:line-break/><text:span text:style-name="T3"> <text:s text:c="15"/></text:span><text:span text:style-name="T15">"padding:10px; }" </text:span><text:span text:style-name="T3">+</text:span><text:line-break/><text:span text:style-name="T3"> <text:s text:c="15"/></text:span><text:span text:style-name="T15">"&lt;/style&gt;&lt;/head&gt;" </text:span><text:span text:style-name="T3">+</text:span><text:line-break/><text:span text:style-name="T3"> <text:s text:c="15"/></text:span><text:span text:style-name="T15">"&lt;body&gt;&lt;div style=</text:span><text:span text:style-name="T21">\"</text:span><text:span text:style-name="T15">text-align:center;margin-bottom:20px;</text:span><text:span text:style-name="T21">\"</text:span><text:span text:style-name="T15">&gt;" </text:span><text:span text:style-name="T3">+</text:span><text:line-break/><text:span text:style-name="T3"> <text:s text:c="15"/></text:span><text:span text:style-name="T15">"&lt;table class=</text:span><text:span text:style-name="T21">\"</text:span><text:span text:style-name="T15">form</text:span><text:span text:style-name="T21">\"</text:span><text:span text:style-name="T15">&gt;"</text:span><text:span text:style-name="T3">, title));</text:span><text:line-break/><text:span text:style-name="T3"> <text:s text:c="7"/></text:span><text:span text:style-name="T1">int </text:span><text:span text:style-name="T3">tasks = </text:span><text:span text:style-name="T13">0</text:span><text:span text:style-name="T3">;</text:span><text:line-break/><text:soft-page-break/><text:span text:style-name="T3"> <text:s text:c="7"/></text:span><text:span text:style-name="T1">for</text:span><text:span text:style-name="T3">(</text:span><text:span text:style-name="T7">String key </text:span><text:span text:style-name="T3">: </text:span><text:span text:style-name="T11">pagesMap</text:span><text:span text:style-name="T3">.keySet()) {</text:span><text:line-break/><text:span text:style-name="T3"> <text:s text:c="11"/></text:span><text:span text:style-name="T7">output</text:span><text:span text:style-name="T3">.append(</text:span><text:span text:style-name="T7">String</text:span><text:span text:style-name="T3">.</text:span><text:span text:style-name="T5">format</text:span><text:span text:style-name="T3">(</text:span><text:span text:style-name="T15">"&lt;tr&gt;" </text:span><text:span text:style-name="T3">+</text:span><text:line-break/><text:span text:style-name="T3"> <text:s text:c="19"/></text:span><text:span text:style-name="T15">"&lt;td style=</text:span><text:span text:style-name="T21">\"</text:span><text:span text:style-name="T15">font-weight:bold;color:#072d78;padding-right:15px;</text:span><text:span text:style-name="T21">\"</text:span><text:span text:style-name="T15">&gt;" </text:span><text:span text:style-name="T3">+</text:span><text:line-break/><text:span text:style-name="T3"> <text:s text:c="19"/></text:span><text:span text:style-name="T15">"%s&lt;/td&gt;&lt;td&gt;"</text:span><text:span text:style-name="T3">, </text:span><text:span text:style-name="T7">key</text:span><text:span text:style-name="T3">));</text:span><text:line-break/><text:span text:style-name="T3"> <text:s text:c="11"/></text:span><text:span text:style-name="T7">List</text:span><text:span text:style-name="T3">&lt;</text:span><text:span text:style-name="T7">String</text:span><text:span text:style-name="T3">&gt; </text:span><text:span text:style-name="T7">numbers </text:span><text:span text:style-name="T3">= </text:span><text:span text:style-name="T11">pagesMap</text:span><text:span text:style-name="T3">.get(</text:span><text:span text:style-name="T7">key</text:span><text:span text:style-name="T3">);</text:span><text:line-break/><text:span text:style-name="T3"> <text:s text:c="11"/></text:span><text:span text:style-name="T1">for</text:span><text:span text:style-name="T3">(</text:span><text:span text:style-name="T1">int </text:span><text:span text:style-name="T3">i = </text:span><text:span text:style-name="T13">1</text:span><text:span text:style-name="T3">, </text:span><text:span text:style-name="T7">n </text:span><text:span text:style-name="T3">= </text:span><text:span text:style-name="T7">numbers</text:span><text:span text:style-name="T3">.size(); i &lt;= </text:span><text:span text:style-name="T7">n</text:span><text:span text:style-name="T3">; ++i) {</text:span><text:line-break/><text:span text:style-name="T3"> <text:s text:c="15"/></text:span><text:span text:style-name="T1">if</text:span><text:span text:style-name="T3">(</text:span><text:span text:style-name="T7">String</text:span><text:span text:style-name="T3">.</text:span><text:span text:style-name="T5">valueOf</text:span><text:span text:style-name="T3">(tasks + i).equals(</text:span><text:span text:style-name="T7">task</text:span><text:span text:style-name="T3">)) {</text:span><text:line-break/><text:span text:style-name="T3"> <text:s text:c="19"/></text:span><text:span text:style-name="T7">output</text:span><text:span text:style-name="T3">.append(</text:span><text:span text:style-name="T7">String</text:span><text:span text:style-name="T3">.</text:span><text:span text:style-name="T5">format</text:span><text:span text:style-name="T3">(</text:span><text:span text:style-name="T15">"&lt;b style=</text:span><text:span text:style-name="T21">\"</text:span><text:span text:style-name="T15">color:grey</text:span><text:span text:style-name="T21">\"</text:span><text:span text:style-name="T15">&gt;%s&lt;/b&gt;%s"</text:span><text:span text:style-name="T3">,</text:span><text:line-break/><text:span text:style-name="T3"> <text:s text:c="27"/></text:span><text:span text:style-name="T7">numbers</text:span><text:span text:style-name="T3">.get(i - </text:span><text:span text:style-name="T13">1</text:span><text:span text:style-name="T3">), i &lt; </text:span><text:span text:style-name="T7">n </text:span><text:span text:style-name="T3">? </text:span><text:span text:style-name="T15">" | " </text:span><text:span text:style-name="T3">: </text:span><text:span text:style-name="T15">""</text:span><text:span text:style-name="T3">));</text:span><text:line-break/><text:span text:style-name="T3"> <text:s text:c="15"/>} </text:span><text:span text:style-name="T1">else </text:span><text:span text:style-name="T3">{</text:span><text:line-break/><text:span text:style-name="T3"> <text:s text:c="19"/></text:span><text:span text:style-name="T7">output</text:span><text:span text:style-name="T3">.append(</text:span><text:span text:style-name="T7">String</text:span><text:span text:style-name="T3">.</text:span><text:span text:style-name="T5">format</text:span><text:span text:style-name="T3">(</text:span><text:span text:style-name="T15">"&lt;a href=</text:span><text:span text:style-name="T21">\"</text:span><text:span text:style-name="T15">?task=%d</text:span><text:span text:style-name="T21">\"</text:span><text:span text:style-name="T15">&gt;%s&lt;/a&gt;%s"</text:span><text:span text:style-name="T3">,</text:span><text:line-break/><text:span text:style-name="T3"> <text:s text:c="27"/>tasks + i, </text:span><text:span text:style-name="T7">numbers</text:span><text:span text:style-name="T3">.get(i - </text:span><text:span text:style-name="T13">1</text:span><text:span text:style-name="T3">), i &lt; </text:span><text:span text:style-name="T7">n </text:span><text:span text:style-name="T3">? </text:span><text:span text:style-name="T15">" | " </text:span><text:span text:style-name="T3">: </text:span><text:span text:style-name="T15">""</text:span><text:span text:style-name="T3">));</text:span><text:line-break/><text:span text:style-name="T3"> <text:s text:c="15"/>}</text:span><text:line-break/><text:span text:style-name="T3"> <text:s text:c="11"/>}</text:span><text:line-break/><text:span text:style-name="T3"> <text:s text:c="11"/></text:span><text:span text:style-name="T7">output</text:span><text:span text:style-name="T3">.append(</text:span><text:span text:style-name="T15">"&lt;/td&gt;&lt;/tr&gt;"</text:span><text:span text:style-name="T3">);</text:span><text:line-break/><text:span text:style-name="T3"> <text:s text:c="11"/>tasks += </text:span><text:span text:style-name="T7">numbers</text:span><text:span text:style-name="T3">.size();</text:span><text:line-break/><text:span text:style-name="T3"> <text:s text:c="7"/>}</text:span><text:line-break/><text:span text:style-name="T3"> <text:s text:c="7"/></text:span><text:span text:style-name="T7">output</text:span><text:span text:style-name="T3">.append(</text:span><text:span text:style-name="T7">String</text:span><text:span text:style-name="T3">.</text:span><text:span text:style-name="T5">format</text:span><text:span text:style-name="T3">(</text:span><text:span text:style-name="T15">"&lt;/table&gt;&lt;/div&gt;%s&lt;/body&gt;&lt;/html&gt;"</text:span><text:span text:style-name="T3">, text));</text:span><text:line-break/><text:span text:style-name="T3"> <text:s text:c="7"/></text:span><text:span text:style-name="T9">out</text:span><text:span text:style-name="T3">.print(</text:span><text:span text:style-name="T7">output</text:span><text:span text:style-name="T3">);</text:span><text:line-break/><text:span text:style-name="T3"> <text:s text:c="3"/>}</text:span><text:line-break/><text:span text:style-name="T3">}</text:span><text:line-break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JetBrains Mono" svg:font-family="'JetBrains Mono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7-30T02:00:00.637642289</meta:creation-date>
    <dc:date>2021-08-10T09:54:14.061732969</dc:date>
    <meta:editing-duration>PT11M34S</meta:editing-duration>
    <meta:editing-cycles>3</meta:editing-cycles>
    <meta:generator>LibreOffice/7.1.5.2$Linux_X86_64 LibreOffice_project/c18cfcb0f8824ad4ef2fc2ec0bd004713f8a9d14</meta:generator>
    <meta:document-statistic meta:table-count="0" meta:image-count="0" meta:object-count="0" meta:page-count="13" meta:paragraph-count="1" meta:word-count="2650" meta:character-count="34539" meta:non-whitespace-character-count="23979"/>
  </office:meta>
</office:document-meta>
</file>